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445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228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2.1366in"/>
    </style:style>
    <style:style style:name="co6" style:family="table-column">
      <style:table-column-properties fo:break-before="auto" style:column-width="2.8217in"/>
    </style:style>
    <style:style style:name="co7" style:family="table-column">
      <style:table-column-properties fo:break-before="auto" style:column-width="1.499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1.2516in"/>
    </style:style>
    <style:style style:name="co10" style:family="table-column">
      <style:table-column-properties fo:break-before="auto" style:column-width="3.0929in"/>
    </style:style>
    <style:style style:name="co11" style:family="table-column">
      <style:table-column-properties fo:break-before="auto" style:column-width="0.7484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2.361in"/>
    </style:style>
    <style:style style:name="co14" style:family="table-column">
      <style:table-column-properties fo:break-before="auto" style:column-width="0.6728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1.1571in"/>
    </style:style>
    <style:style style:name="co17" style:family="table-column">
      <style:table-column-properties fo:break-before="auto" style:column-width="1.322in"/>
    </style:style>
    <style:style style:name="co18" style:family="table-column">
      <style:table-column-properties fo:break-before="auto" style:column-width="1.2752in"/>
    </style:style>
    <style:style style:name="co19" style:family="table-column">
      <style:table-column-properties fo:break-before="auto" style:column-width="1.534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PageStyle_5f_Taxonomic">
      <style:table-properties table:display="true" style:writing-mode="lr-tb"/>
    </style:style>
    <style:style style:name="ta2" style:family="table" style:master-page-name="PageStyle_5f_for_5f_ITIS">
      <style:table-properties table:display="true" style:writing-mode="lr-tb"/>
    </style:style>
    <style:style style:name="ta3" style:family="table" style:master-page-name="PageStyle_5f_ITIS_5f_hierarchy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1">
      <style:text-properties fo:color="#3366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Default">
      <style:table-cell-properties fo:background-color="#00abea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fo:color="#0000d4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abea"/>
    </style:style>
    <style:style style:name="ce15" style:family="table-cell" style:parent-style-name="Default"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"/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532113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532113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text-outline="false" style:text-line-through-style="none" style:font-name="Arial1" fo:font-size="10pt" fo:language="en" fo:country="US" fo:font-style="italic" fo:text-shadow="none" style:text-underline-style="none" fo:font-weight="normal" style:text-underline-mode="continuous" style:text-line-through-mode="continuous" style:font-name-asian="DejaVu Sans Condensed1" style:font-size-asian="10pt" style:language-asian="zxx" style:country-asian="none" style:font-style-asian="italic" style:font-weight-asian="normal" style:font-name-complex="Arial1" style:font-size-complex="10pt" style:language-complex="zxx" style:country-complex="none" style:font-style-complex="italic" style:font-weight-complex="normal" style:text-emphasize="none" style:font-relief="none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xonomi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44" table:default-cell-style-name="Default"/>
        <table:table-row table:style-name="ro1">
          <table:table-cell table:number-columns-repeated="2"/>
          <table:table-cell table:style-name="ce7" office:value-type="string">
            <text:p>This worksheet contains all the marine fish species from Myers SR Database (I think). Need to add anadromous fishes.</text:p>
          </table:table-cell>
          <table:table-cell table:style-name="ce14" table:number-columns-repeated="6"/>
          <table:table-cell table:number-columns-repeated="247"/>
        </table:table-row>
        <table:table-row table:style-name="ro1">
          <table:table-cell table:style-name="ce2" office:value-type="string">
            <text:p>TSN</text:p>
          </table:table-cell>
          <table:table-cell table:style-name="ce5" office:value-type="string">
            <text:p>Order</text:p>
          </table:table-cell>
          <table:table-cell table:style-name="ce8" office:value-type="string">
            <text:p>Family</text:p>
          </table:table-cell>
          <table:table-cell table:style-name="ce8" office:value-type="string">
            <text:p>GENUS</text:p>
          </table:table-cell>
          <table:table-cell table:style-name="ce8" office:value-type="string">
            <text:p>SPECIES</text:p>
          </table:table-cell>
          <table:table-cell table:style-name="ce8" office:value-type="string">
            <office:annotation draw:style-name="gr2" draw:text-style-name="P1" svg:width="2.5063in" svg:height="1.3567in" svg:x="9.2331in" svg:y="0.1717in" draw:caption-point-x="-9.2331in" draw:caption-point-y="-0.1717in">
              <dc:date>2008-02-06T00:00:00</dc:date>
              <text:p text:style-name="P1"><text:span text:style-name="T1">Julia:</text:span></text:p>
              <text:p text:style-name="P1"><text:span text:style-name="T2">the code for each species - adapted from Myers SR Database. The ID code for each stock is formed by combining the SpecCode with the letters/numbers referring to the stock area. See Myers SR Database ID's - We will use the Myers ID's except for new stocks for which we will need to assign new codes. </text:span></text:p>
            </office:annotation>
            <text:p>SpecCode</text:p>
          </table:table-cell>
          <table:table-cell table:style-name="ce8" office:value-type="string">
            <office:annotation draw:style-name="gr2" draw:text-style-name="P1" svg:width="1.5067in" svg:height="0.7264in" svg:x="10.6441in" svg:y="0.1717in" draw:caption-point-x="-10.6441in" draw:caption-point-y="-0.1717in">
              <dc:date>2008-02-06T00:00:00</dc:date>
              <text:p text:style-name="P1"><text:span text:style-name="T1">Julia:</text:span></text:p>
              <text:p text:style-name="P1"><text:span text:style-name="T2">i.e. the official common name from IT IS (or FishBase?)</text:span></text:p>
            </office:annotation>
            <text:p>Common name</text:p>
          </table:table-cell>
          <table:table-cell table:style-name="ce29" office:value-type="string">
            <text:p>SP (Common name used in assessment)</text:p>
          </table:table-cell>
          <table:table-cell table:style-name="ce29" office:value-type="string">
            <office:annotation draw:style-name="gr2" draw:text-style-name="P1" svg:width="1.5177in" svg:height="0.7264in" svg:x="12.9732in" svg:y="0.1717in" draw:caption-point-x="-12.9732in" draw:caption-point-y="-0.1717in">
              <dc:date>2008-02-06T00:00:00</dc:date>
              <text:p text:style-name="P1"><text:span text:style-name="T1">Julia:</text:span></text:p>
              <text:p text:style-name="P1"><text:span text:style-name="T2">To keep track of taxonomic changes between this new database and Myers SR database </text:span></text:p>
            </office:annotation>
            <text:p>Myers Family</text:p>
          </table:table-cell>
          <table:table-cell table:style-name="ce29" office:value-type="string">
            <text:p>Myers Genus</text:p>
          </table:table-cell>
          <table:table-cell table:style-name="ce29" office:value-type="string">
            <text:p>Myers Species</text:p>
          </table:table-cell>
          <table:table-cell table:style-name="ce29" office:value-type="string">
            <text:p>Note</text:p>
          </table:table-cell>
          <table:table-cell table:number-columns-repeated="244"/>
        </table:table-row>
        <table:table-row table:style-name="ro1">
          <table:table-cell office:value-type="float" office:value="171671">
            <office:annotation draw:style-name="gr1" draw:text-style-name="P1" svg:width="1.5067in" svg:height="0.7071in" svg:x="1.1177in" svg:y="0.3055in" draw:caption-point-x="-1.1177in" draw:caption-point-y="-0.3055in">
              <dc:date>2008-02-06T00:00:00</dc:date>
              <text:p text:style-name="P1"><text:span text:style-name="T1">Daniel Ricard:</text:span></text:p>
              <text:p text:style-name="P1"><text:span text:style-name="T2">Genus level</text:span></text:p>
            </office:annotation>
            <text:p>171671</text:p>
          </table:table-cell>
          <table:table-cell/>
          <table:table-cell table:style-name="ce9" office:value-type="string">
            <text:p>Ammodytidae</text:p>
          </table:table-cell>
          <table:table-cell table:style-name="ce15" office:value-type="string">
            <text:p>Ammodytes</text:p>
          </table:table-cell>
          <table:table-cell table:style-name="ce24" office:value-type="string">
            <text:p>spp.</text:p>
          </table:table-cell>
          <table:table-cell table:style-name="ce24" office:value-type="string">
            <text:p>SEEL</text:p>
          </table:table-cell>
          <table:table-cell table:style-name="ce9" office:value-type="string">
            <text:p>Sandeel</text:p>
          </table:table-cell>
          <table:table-cell table:number-columns-repeated="249"/>
        </table:table-row>
        <table:table-row table:style-name="ro1">
          <table:table-cell office:value-type="float" office:value="550561">
            <text:p>550561</text:p>
          </table:table-cell>
          <table:table-cell/>
          <table:table-cell table:style-name="ce10" office:value-type="string">
            <text:p>Anarhichadidae</text:p>
          </table:table-cell>
          <table:table-cell table:style-name="ce15" office:value-type="string">
            <text:p>Anarhichas</text:p>
          </table:table-cell>
          <table:table-cell table:style-name="ce15" office:value-type="string">
            <text:p>denticulatus</text:p>
          </table:table-cell>
          <table:table-cell table:style-name="ce24" office:value-type="string">
            <text:p>NWOLF</text:p>
          </table:table-cell>
          <table:table-cell table:style-name="ce10" office:value-type="string">
            <text:p>Northern wolffish</text:p>
          </table:table-cell>
          <table:table-cell table:number-columns-repeated="249"/>
        </table:table-row>
        <table:table-row table:style-name="ro1">
          <table:table-cell office:value-type="float" office:value="171342">
            <text:p>171342</text:p>
          </table:table-cell>
          <table:table-cell/>
          <table:table-cell table:style-name="ce10" office:value-type="string">
            <text:p>Anarhichadidae</text:p>
          </table:table-cell>
          <table:table-cell table:style-name="ce15" office:value-type="string">
            <text:p>Anarhichas</text:p>
          </table:table-cell>
          <table:table-cell table:style-name="ce15" office:value-type="string">
            <text:p>minor</text:p>
          </table:table-cell>
          <table:table-cell table:style-name="ce24" office:value-type="string">
            <text:p>SPWOLF</text:p>
          </table:table-cell>
          <table:table-cell table:style-name="ce10" office:value-type="string">
            <text:p>Spotted wolffish</text:p>
          </table:table-cell>
          <table:table-cell table:number-columns-repeated="249"/>
        </table:table-row>
        <table:table-row table:style-name="ro1">
          <table:table-cell office:value-type="float" office:value="171341">
            <text:p>171341</text:p>
          </table:table-cell>
          <table:table-cell/>
          <table:table-cell table:style-name="ce10" office:value-type="string">
            <text:p>Anarhichadidae</text:p>
          </table:table-cell>
          <table:table-cell table:style-name="ce15" office:value-type="string">
            <text:p>Anarhichas</text:p>
          </table:table-cell>
          <table:table-cell table:style-name="ce15" office:value-type="string">
            <text:p>lupus</text:p>
          </table:table-cell>
          <table:table-cell table:style-name="ce24" office:value-type="string">
            <text:p>STRWOLF</text:p>
          </table:table-cell>
          <table:table-cell table:style-name="ce10" office:value-type="string">
            <text:p>Striped wolffish</text:p>
          </table:table-cell>
          <table:table-cell table:number-columns-repeated="249"/>
        </table:table-row>
        <table:table-row table:style-name="ro1">
          <table:table-cell office:value-type="float" office:value="167123">
            <text:p>167123</text:p>
          </table:table-cell>
          <table:table-cell/>
          <table:table-cell table:style-name="ce11" office:value-type="string">
            <text:p>Anoplopomatidae</text:p>
          </table:table-cell>
          <table:table-cell table:style-name="ce16" office:value-type="string">
            <text:p>Anoplopoma</text:p>
          </table:table-cell>
          <table:table-cell table:style-name="ce16" office:value-type="string">
            <text:p>fimbria</text:p>
          </table:table-cell>
          <table:table-cell table:style-name="ce25" office:value-type="string">
            <text:p>SABLEF</text:p>
          </table:table-cell>
          <table:table-cell table:style-name="ce11" office:value-type="string">
            <text:p>Sablefish</text:p>
          </table:table-cell>
          <table:table-cell table:number-columns-repeated="249"/>
        </table:table-row>
        <table:table-row table:style-name="ro1">
          <table:table-cell table:style-name="ce3" office:value-type="float" office:value="172750">
            <text:p>172750</text:p>
          </table:table-cell>
          <table:table-cell/>
          <table:table-cell table:style-name="ce9" office:value-type="string">
            <office:annotation draw:style-name="gr2" draw:text-style-name="P1" svg:width="1.2831in" svg:height="0.7067in" svg:x="3.8339in" svg:y="1.0417in" draw:caption-point-x="-3.8339in" draw:caption-point-y="-1.0417in">
              <dc:date>2008-02-06T00:00:00</dc:date>
              <text:p text:style-name="P1"><text:span text:style-name="T1">Julia:</text:span></text:p>
              <text:p text:style-name="P1"><text:span text:style-name="T2">changed 11/2007 from Bothidae</text:span></text:p>
            </office:annotation>
            <text:p>Scophthalmidae</text:p>
          </table:table-cell>
          <table:table-cell table:style-name="ce17" office:value-type="string">
            <text:p>Psetta</text:p>
          </table:table-cell>
          <table:table-cell table:style-name="ce17" office:value-type="string">
            <text:p>maeotica</text:p>
          </table:table-cell>
          <table:table-cell table:style-name="ce25" office:value-type="string">
            <text:p>TURBOT</text:p>
          </table:table-cell>
          <table:table-cell table:style-name="ce9" office:value-type="string">
            <text:p>Black Sea turbot</text:p>
          </table:table-cell>
          <table:table-cell table:number-columns-repeated="4"/>
          <table:table-cell table:style-name="ce30" office:value-type="string">
            <text:p>not in Fishbase</text:p>
          </table:table-cell>
          <table:table-cell table:number-columns-repeated="244"/>
        </table:table-row>
        <table:table-row table:style-name="ro1">
          <table:table-cell table:style-name="ce3" office:value-type="float" office:value="168598">
            <text:p>168598</text:p>
          </table:table-cell>
          <table:table-cell/>
          <table:table-cell table:style-name="ce12" office:value-type="string">
            <text:p>Carangidae</text:p>
          </table:table-cell>
          <table:table-cell table:style-name="ce18" office:value-type="string">
            <text:p>Trachurus</text:p>
          </table:table-cell>
          <table:table-cell table:style-name="ce18" office:value-type="string">
            <text:p>capensis</text:p>
          </table:table-cell>
          <table:table-cell table:style-name="ce26" office:value-type="string">
            <text:p>CTRAC</text:p>
          </table:table-cell>
          <table:table-cell table:style-name="ce12" office:value-type="string">
            <text:p>Cape horse mackerel</text:p>
          </table:table-cell>
          <table:table-cell table:number-columns-repeated="249"/>
        </table:table-row>
        <table:table-row table:style-name="ro1">
          <table:table-cell table:style-name="ce3" office:value-type="float" office:value="168590">
            <text:p>168590</text:p>
          </table:table-cell>
          <table:table-cell/>
          <table:table-cell table:style-name="ce12" office:value-type="string">
            <text:p>Carangidae</text:p>
          </table:table-cell>
          <table:table-cell table:style-name="ce17" office:value-type="string">
            <text:p>Trachurus</text:p>
          </table:table-cell>
          <table:table-cell table:style-name="ce17" office:value-type="string">
            <text:p>mediterraneus</text:p>
          </table:table-cell>
          <table:table-cell table:style-name="ce26" office:value-type="string">
            <text:p>MTRAC</text:p>
          </table:table-cell>
          <table:table-cell table:style-name="ce12" office:value-type="string">
            <text:p>Mediterranean horse mackerel</text:p>
          </table:table-cell>
          <table:table-cell table:number-columns-repeated="249"/>
        </table:table-row>
        <table:table-row table:style-name="ro1">
          <table:table-cell table:style-name="ce3" office:value-type="float" office:value="168590">
            <text:p>168590</text:p>
          </table:table-cell>
          <table:table-cell/>
          <table:table-cell table:style-name="ce12" office:value-type="string">
            <text:p>Carangidae</text:p>
          </table:table-cell>
          <table:table-cell table:style-name="ce18" office:value-type="string">
            <text:p>Trachurus</text:p>
          </table:table-cell>
          <table:table-cell table:style-name="ce18" office:value-type="string">
            <text:p>symmetricus</text:p>
          </table:table-cell>
          <table:table-cell table:style-name="ce26" office:value-type="string">
            <text:p>STRAC</text:p>
          </table:table-cell>
          <table:table-cell table:style-name="ce12" office:value-type="string">
            <text:p>Pacific jack mackerel</text:p>
          </table:table-cell>
          <table:table-cell table:style-name="ce12" office:value-type="string">
            <text:p>South Pacific horse mackerel</text:p>
          </table:table-cell>
          <table:table-cell table:number-columns-repeated="2"/>
          <table:table-cell office:value-type="string">
            <text:p>symetricus</text:p>
          </table:table-cell>
          <table:table-cell table:number-columns-repeated="245"/>
        </table:table-row>
        <table:table-row table:style-name="ro1">
          <table:table-cell table:style-name="ce3" office:value-type="float" office:value="168588">
            <text:p>168588</text:p>
          </table:table-cell>
          <table:table-cell/>
          <table:table-cell table:style-name="ce12" office:value-type="string">
            <text:p>Carangidae</text:p>
          </table:table-cell>
          <table:table-cell table:style-name="ce19" office:value-type="string">
            <text:p>Trachurus</text:p>
          </table:table-cell>
          <table:table-cell table:style-name="ce19" office:value-type="string">
            <text:p>trachurus</text:p>
          </table:table-cell>
          <table:table-cell table:style-name="ce27" office:value-type="string">
            <text:p>TRAC</text:p>
          </table:table-cell>
          <table:table-cell table:style-name="ce12" office:value-type="string">
            <text:p>Horse mackerel</text:p>
          </table:table-cell>
          <table:table-cell table:style-name="ce10" office:value-type="string">
            <text:p>Atlantic horse mackerel</text:p>
          </table:table-cell>
          <table:table-cell table:number-columns-repeated="248"/>
        </table:table-row>
        <table:table-row table:style-name="ro1">
          <table:table-cell table:style-name="ce3" office:value-type="float" office:value="642743">
            <text:p>642743</text:p>
          </table:table-cell>
          <table:table-cell/>
          <table:table-cell table:style-name="ce12" office:value-type="string">
            <text:p>Channichthyidae</text:p>
          </table:table-cell>
          <table:table-cell table:style-name="ce18" office:value-type="string">
            <text:p>Champsocephalus</text:p>
          </table:table-cell>
          <table:table-cell table:style-name="ce18" office:value-type="string">
            <text:p>gunnari</text:p>
          </table:table-cell>
          <table:table-cell table:style-name="ce26" office:value-type="string">
            <text:p>CGUN</text:p>
          </table:table-cell>
          <table:table-cell table:style-name="ce12" office:value-type="string">
            <text:p>Mackerel icefish</text:p>
          </table:table-cell>
          <table:table-cell table:number-columns-repeated="249"/>
        </table:table-row>
        <table:table-row table:style-name="ro1">
          <table:table-cell table:style-name="ce3" office:value-type="float" office:value="642960">
            <text:p>642960</text:p>
          </table:table-cell>
          <table:table-cell/>
          <table:table-cell table:style-name="ce12" office:value-type="string">
            <text:p>Channichthyidae</text:p>
          </table:table-cell>
          <table:table-cell table:style-name="ce17" office:value-type="string">
            <text:p>Pseudochaenichthys</text:p>
          </table:table-cell>
          <table:table-cell table:style-name="ce17" office:value-type="string">
            <text:p>georgianus</text:p>
          </table:table-cell>
          <table:table-cell table:style-name="ce26" office:value-type="string">
            <text:p>PSGEOR</text:p>
          </table:table-cell>
          <table:table-cell table:style-name="ce12" office:value-type="string">
            <text:p>South Georgia icefish</text:p>
          </table:table-cell>
          <table:table-cell table:number-columns-repeated="249"/>
        </table:table-row>
        <table:table-row table:style-name="ro1">
          <table:table-cell table:style-name="ce3" office:value-type="float" office:value="161703">
            <text:p>161703</text:p>
          </table:table-cell>
          <table:table-cell/>
          <table:table-cell table:style-name="ce12" office:value-type="string">
            <text:p>Clupeidae</text:p>
          </table:table-cell>
          <table:table-cell table:style-name="ce18" office:value-type="string">
            <text:p>Alosa</text:p>
          </table:table-cell>
          <table:table-cell table:style-name="ce18" office:value-type="string">
            <text:p>aestivalis</text:p>
          </table:table-cell>
          <table:table-cell table:style-name="ce26" office:value-type="string">
            <text:p>ALOSA</text:p>
          </table:table-cell>
          <table:table-cell table:style-name="ce10" office:value-type="string">
            <text:p>Blueback shad</text:p>
          </table:table-cell>
          <table:table-cell table:style-name="ce12" office:value-type="string">
            <text:p>Blueback herring</text:p>
          </table:table-cell>
          <table:table-cell table:number-columns-repeated="248"/>
        </table:table-row>
        <table:table-row table:style-name="ro1">
          <table:table-cell table:style-name="ce3" office:value-type="float" office:value="551288">
            <text:p>551288</text:p>
          </table:table-cell>
          <table:table-cell/>
          <table:table-cell table:style-name="ce12" office:value-type="string">
            <text:p>Clupeidae</text:p>
          </table:table-cell>
          <table:table-cell table:style-name="ce18" office:value-type="string">
            <text:p>Alosa</text:p>
          </table:table-cell>
          <table:table-cell table:style-name="ce18" office:value-type="string">
            <text:p>kessleri</text:p>
          </table:table-cell>
          <table:table-cell table:style-name="ce26" office:value-type="string">
            <text:p>ALOSK</text:p>
          </table:table-cell>
          <table:table-cell table:style-name="ce10" office:value-type="string">
            <text:p>Caspian anadromous shad</text:p>
          </table:table-cell>
          <table:table-cell table:style-name="ce12" office:value-type="string">
            <text:p>Black sea shad</text:p>
          </table:table-cell>
          <table:table-cell table:number-columns-repeated="248"/>
        </table:table-row>
        <table:table-row table:style-name="ro1">
          <table:table-cell table:style-name="ce3" office:value-type="float" office:value="161732">
            <text:p>161732</text:p>
          </table:table-cell>
          <table:table-cell/>
          <table:table-cell table:style-name="ce10" office:value-type="string">
            <text:p>Clupeidae</text:p>
          </table:table-cell>
          <table:table-cell table:style-name="ce18" office:value-type="string">
            <text:p>Brevoortia</text:p>
          </table:table-cell>
          <table:table-cell table:style-name="ce18" office:value-type="string">
            <text:p>tyrannus</text:p>
          </table:table-cell>
          <table:table-cell table:style-name="ce26" office:value-type="string">
            <text:p>MENAT</text:p>
          </table:table-cell>
          <table:table-cell table:style-name="ce10" office:value-type="string">
            <text:p>Atlantic menhaden</text:p>
          </table:table-cell>
          <table:table-cell table:number-columns-repeated="249"/>
        </table:table-row>
        <table:table-row table:style-name="ro1">
          <table:table-cell table:style-name="ce3" office:value-type="float" office:value="161734">
            <text:p>161734</text:p>
          </table:table-cell>
          <table:table-cell/>
          <table:table-cell table:style-name="ce12" office:value-type="string">
            <text:p>Clupeidae</text:p>
          </table:table-cell>
          <table:table-cell table:style-name="ce18" office:value-type="string">
            <text:p>Brevoortia</text:p>
          </table:table-cell>
          <table:table-cell table:style-name="ce18" office:value-type="string">
            <text:p>patronus</text:p>
          </table:table-cell>
          <table:table-cell table:style-name="ce26" office:value-type="string">
            <text:p>MENGF</text:p>
          </table:table-cell>
          <table:table-cell table:style-name="ce12" office:value-type="string">
            <text:p>Gulf menhaden</text:p>
          </table:table-cell>
          <table:table-cell table:number-columns-repeated="249"/>
        </table:table-row>
        <table:table-row table:style-name="ro1">
          <table:table-cell table:style-name="ce3" office:value-type="float" office:value="161722">
            <text:p>161722</text:p>
          </table:table-cell>
          <table:table-cell/>
          <table:table-cell table:style-name="ce12" office:value-type="string">
            <text:p>Clupeidae</text:p>
          </table:table-cell>
          <table:table-cell table:style-name="ce19" office:value-type="string">
            <text:p>Clupea</text:p>
          </table:table-cell>
          <table:table-cell table:style-name="ce19" office:value-type="string">
            <text:p>harengus</text:p>
          </table:table-cell>
          <table:table-cell table:style-name="ce27" office:value-type="string">
            <text:p>HERR</text:p>
          </table:table-cell>
          <table:table-cell table:style-name="ce12" office:value-type="string">
            <text:p>Herring</text:p>
          </table:table-cell>
          <table:table-cell table:number-columns-repeated="249"/>
        </table:table-row>
        <table:table-row table:style-name="ro1">
          <table:table-cell table:style-name="ce3" office:value-type="float" office:value="551209">
            <text:p>551209</text:p>
          </table:table-cell>
          <table:table-cell/>
          <table:table-cell table:style-name="ce10" office:value-type="string">
            <text:p>Clupeidae</text:p>
          </table:table-cell>
          <table:table-cell table:style-name="ce18" office:value-type="string">
            <text:p>Clupea</text:p>
          </table:table-cell>
          <table:table-cell table:style-name="ce18" office:value-type="string">
            <text:p>pallasii</text:p>
          </table:table-cell>
          <table:table-cell table:style-name="ce26" office:value-type="string">
            <text:p>PHERR</text:p>
          </table:table-cell>
          <table:table-cell table:style-name="ce10" office:value-type="string">
            <text:p>Pacific herring</text:p>
          </table:table-cell>
          <table:table-cell table:number-columns-repeated="4"/>
          <table:table-cell office:value-type="string">
            <text:p>listed in Fishbase as <text:span text:style-name="T5">Clupea pallasii pallasii</text:span></text:p>
          </table:table-cell>
          <table:table-cell table:number-columns-repeated="244"/>
        </table:table-row>
        <table:table-row table:style-name="ro1">
          <table:table-cell table:style-name="ce3" office:value-type="float" office:value="161813">
            <text:p>161813</text:p>
          </table:table-cell>
          <table:table-cell/>
          <table:table-cell table:style-name="ce12" office:value-type="string">
            <text:p>Clupeidae</text:p>
          </table:table-cell>
          <table:table-cell table:style-name="ce19" office:value-type="string">
            <text:p>Sardina</text:p>
          </table:table-cell>
          <table:table-cell table:style-name="ce19" office:value-type="string">
            <text:p>pilchardus</text:p>
          </table:table-cell>
          <table:table-cell table:style-name="ce27" office:value-type="string">
            <text:p>SARDP</text:p>
          </table:table-cell>
          <table:table-cell table:style-name="ce12" office:value-type="string">
            <text:p>European pilchard</text:p>
          </table:table-cell>
          <table:table-cell table:style-name="ce10" office:value-type="string">
            <text:p>Spanish sardine</text:p>
          </table:table-cell>
          <table:table-cell table:number-columns-repeated="3"/>
          <table:table-cell table:style-name="ce30"/>
          <table:table-cell table:number-columns-repeated="244"/>
        </table:table-row>
        <table:table-row table:style-name="ro1">
          <table:table-cell table:style-name="ce3" office:value-type="float" office:value="572698">
            <text:p>572698</text:p>
          </table:table-cell>
          <table:table-cell/>
          <table:table-cell table:style-name="ce12" office:value-type="string">
            <text:p>Clupeidae</text:p>
          </table:table-cell>
          <table:table-cell table:style-name="ce18" office:value-type="string">
            <text:p>Sardinella</text:p>
          </table:table-cell>
          <table:table-cell table:style-name="ce18" office:value-type="string">
            <text:p>janeiro</text:p>
          </table:table-cell>
          <table:table-cell table:style-name="ce26" office:value-type="string">
            <text:p>SARDJ</text:p>
          </table:table-cell>
          <table:table-cell table:style-name="ce10" office:value-type="string">
            <text:p>Brazilian sardinella</text:p>
          </table:table-cell>
          <table:table-cell table:style-name="ce12" office:value-type="string">
            <text:p>Brazilian sardine</text:p>
          </table:table-cell>
          <table:table-cell table:style-name="ce10" table:number-columns-repeated="2"/>
          <table:table-cell table:style-name="ce10" office:value-type="string">
            <text:p>brasiliensis</text:p>
          </table:table-cell>
          <table:table-cell table:number-columns-repeated="245"/>
        </table:table-row>
        <table:table-row table:style-name="ro1">
          <table:table-cell table:style-name="ce3" office:value-type="float" office:value="161729">
            <text:p>161729</text:p>
          </table:table-cell>
          <table:table-cell/>
          <table:table-cell table:style-name="ce10" office:value-type="string">
            <text:p>Clupeidae</text:p>
          </table:table-cell>
          <table:table-cell table:style-name="ce19" office:value-type="string">
            <text:p>Sardinops </text:p>
          </table:table-cell>
          <table:table-cell table:style-name="ce19" office:value-type="string">
            <text:p>sagax</text:p>
          </table:table-cell>
          <table:table-cell table:style-name="ce27" office:value-type="string">
            <text:p>SARD</text:p>
          </table:table-cell>
          <table:table-cell table:style-name="ce10" office:value-type="string">
            <text:p>Sardine</text:p>
          </table:table-cell>
          <table:table-cell table:style-name="ce10"/>
          <table:table-cell table:number-columns-repeated="3"/>
          <table:table-cell table:style-name="ce30"/>
          <table:table-cell table:number-columns-repeated="244"/>
        </table:table-row>
        <table:table-row table:style-name="ro1">
          <table:table-cell table:style-name="ce3" office:value-type="float" office:value="161789">
            <text:p>161789</text:p>
          </table:table-cell>
          <table:table-cell/>
          <table:table-cell table:style-name="ce12" office:value-type="string">
            <text:p>Clupeidae</text:p>
          </table:table-cell>
          <table:table-cell table:style-name="ce19" office:value-type="string">
            <text:p>Sprattus</text:p>
          </table:table-cell>
          <table:table-cell table:style-name="ce19" office:value-type="string">
            <text:p>sprattus</text:p>
          </table:table-cell>
          <table:table-cell table:style-name="ce27" office:value-type="string">
            <text:p>SPRAT</text:p>
          </table:table-cell>
          <table:table-cell table:style-name="ce12" office:value-type="string">
            <text:p>Sprat</text:p>
          </table:table-cell>
          <table:table-cell table:number-columns-repeated="249"/>
        </table:table-row>
        <table:table-row table:style-name="ro1">
          <table:table-cell table:style-name="ce3" office:value-type="float" office:value="692068">
            <text:p>692068</text:p>
          </table:table-cell>
          <table:table-cell/>
          <table:table-cell table:style-name="ce9" office:value-type="string">
            <text:p>Cottidae</text:p>
          </table:table-cell>
          <table:table-cell table:style-name="ce17" office:value-type="string">
            <text:p>Scorpaenichthys</text:p>
          </table:table-cell>
          <table:table-cell table:style-name="ce17" office:value-type="string">
            <text:p>marmoratus</text:p>
          </table:table-cell>
          <table:table-cell table:style-name="ce26" office:value-type="string">
            <text:p>CABEZ</text:p>
          </table:table-cell>
          <table:table-cell table:style-name="ce9" office:value-type="string">
            <text:p>Cabezon</text:p>
          </table:table-cell>
          <table:table-cell/>
          <table:table-cell table:style-name="ce9" table:number-columns-repeated="3"/>
          <table:table-cell table:number-columns-repeated="245"/>
        </table:table-row>
        <table:table-row table:style-name="ro1">
          <table:table-cell table:style-name="ce3" office:value-type="float" office:value="551435">
            <text:p>551435</text:p>
          </table:table-cell>
          <table:table-cell/>
          <table:table-cell table:style-name="ce12" office:value-type="string">
            <text:p>Engraulidae</text:p>
          </table:table-cell>
          <table:table-cell table:style-name="ce20" office:value-type="string">
            <text:p><text:span text:style-name="T3"><text:a xlink:href="http://ram.biology.dal.ca/~myers/popsofGold-spottedgrenadieranchovy.html">Coilia</text:a></text:span></text:p>
          </table:table-cell>
          <table:table-cell table:style-name="ce20" office:value-type="string">
            <text:p>dussumieri</text:p>
          </table:table-cell>
          <table:table-cell table:style-name="ce28" office:value-type="string">
            <text:p>GANCHO</text:p>
          </table:table-cell>
          <table:table-cell table:style-name="ce12" office:value-type="string">
            <text:p>Goldspotted grenadier anchovy</text:p>
          </table:table-cell>
          <table:table-cell table:number-columns-repeated="249"/>
        </table:table-row>
        <table:table-row table:style-name="ro1">
          <table:table-cell table:style-name="ce3" office:value-type="float" office:value="161831">
            <text:p>161831</text:p>
          </table:table-cell>
          <table:table-cell/>
          <table:table-cell table:style-name="ce12" office:value-type="string">
            <text:p>Engraulidae</text:p>
          </table:table-cell>
          <table:table-cell table:style-name="ce19" office:value-type="string">
            <text:p>Engraulis</text:p>
          </table:table-cell>
          <table:table-cell table:style-name="ce19" office:value-type="string">
            <text:p>encrasicolus</text:p>
          </table:table-cell>
          <table:table-cell table:style-name="ce27" office:value-type="string">
            <text:p>ANCHO</text:p>
          </table:table-cell>
          <table:table-cell table:style-name="ce12" office:value-type="string">
            <text:p>Anchovy</text:p>
          </table:table-cell>
          <table:table-cell office:value-type="string">
            <text:p>European anchovy</text:p>
          </table:table-cell>
          <table:table-cell table:number-columns-repeated="248"/>
        </table:table-row>
        <table:table-row table:style-name="ro1">
          <table:table-cell table:style-name="ce3" office:value-type="float" office:value="161828">
            <text:p>161828</text:p>
          </table:table-cell>
          <table:table-cell/>
          <table:table-cell table:style-name="ce10" office:value-type="string">
            <text:p>Engraulidae</text:p>
          </table:table-cell>
          <table:table-cell table:style-name="ce18" office:value-type="string">
            <text:p>Engraulis</text:p>
          </table:table-cell>
          <table:table-cell table:style-name="ce18" office:value-type="string">
            <text:p>mordax</text:p>
          </table:table-cell>
          <table:table-cell table:style-name="ce26" office:value-type="string">
            <text:p>NANCHO</text:p>
          </table:table-cell>
          <table:table-cell table:style-name="ce10" office:value-type="string">
            <text:p>Northern anchovy</text:p>
          </table:table-cell>
          <table:table-cell office:value-type="string">
            <text:p>Californian anchovy</text:p>
          </table:table-cell>
          <table:table-cell table:number-columns-repeated="248"/>
        </table:table-row>
        <table:table-row table:style-name="ro1">
          <table:table-cell table:style-name="ce3" office:value-type="float" office:value="551340">
            <text:p>551340</text:p>
          </table:table-cell>
          <table:table-cell/>
          <table:table-cell table:style-name="ce12" office:value-type="string">
            <text:p>Engraulidae</text:p>
          </table:table-cell>
          <table:table-cell table:style-name="ce18" office:value-type="string">
            <text:p>Engraulis</text:p>
          </table:table-cell>
          <table:table-cell table:style-name="ce18" office:value-type="string">
            <text:p>ringens</text:p>
          </table:table-cell>
          <table:table-cell table:style-name="ce26" office:value-type="string">
            <text:p>PEANCHO</text:p>
          </table:table-cell>
          <table:table-cell table:style-name="ce12" office:value-type="string">
            <text:p>Peruvian anchoveta</text:p>
          </table:table-cell>
          <table:table-cell office:value-type="string">
            <text:p>Anchoveta</text:p>
          </table:table-cell>
          <table:table-cell table:number-columns-repeated="248"/>
        </table:table-row>
        <table:table-row table:style-name="ro1">
          <table:table-cell table:style-name="ce4" office:value-type="float" office:value="161831">
            <text:p>161831</text:p>
          </table:table-cell>
          <table:table-cell/>
          <table:table-cell table:style-name="ce12" office:value-type="string">
            <text:p>Engraulidae</text:p>
          </table:table-cell>
          <table:table-cell table:style-name="ce18" office:value-type="string">
            <text:p>Engraulis</text:p>
          </table:table-cell>
          <table:table-cell table:style-name="ce18" office:value-type="string">
            <text:p>capensis</text:p>
          </table:table-cell>
          <table:table-cell table:style-name="ce26" office:value-type="string">
            <text:p>SAANCHO</text:p>
          </table:table-cell>
          <table:table-cell table:style-name="ce12" office:value-type="string">
            <text:p>South African Anchovy</text:p>
          </table:table-cell>
          <table:table-cell table:number-columns-repeated="4"/>
          <table:table-cell table:style-name="ce11" office:value-type="string">
            <text:p>listed in Fishbase as <text:span text:style-name="T5">Engraulis encrasicolus </text:span></text:p>
          </table:table-cell>
          <table:table-cell table:number-columns-repeated="244"/>
        </table:table-row>
        <table:table-row table:style-name="ro1">
          <table:table-cell table:style-name="ce3" office:value-type="float" office:value="164712">
            <text:p>164712</text:p>
          </table:table-cell>
          <table:table-cell/>
          <table:table-cell table:style-name="ce12" office:value-type="string">
            <text:p>Gadidae</text:p>
          </table:table-cell>
          <table:table-cell table:style-name="ce19" office:value-type="string">
            <text:p>Gadus</text:p>
          </table:table-cell>
          <table:table-cell table:style-name="ce19" office:value-type="string">
            <text:p>morhua</text:p>
          </table:table-cell>
          <table:table-cell table:style-name="ce27" office:value-type="string">
            <text:p>COD</text:p>
          </table:table-cell>
          <table:table-cell table:style-name="ce12" office:value-type="string">
            <text:p>Atlantic cod</text:p>
          </table:table-cell>
          <table:table-cell table:number-columns-repeated="249"/>
        </table:table-row>
        <table:table-row table:style-name="ro1">
          <table:table-cell table:style-name="ce3" office:value-type="float" office:value="164711">
            <text:p>164711</text:p>
          </table:table-cell>
          <table:table-cell/>
          <table:table-cell table:style-name="ce12" office:value-type="string">
            <text:p>Gadidae</text:p>
          </table:table-cell>
          <table:table-cell table:style-name="ce19" office:value-type="string">
            <text:p>Gadus</text:p>
          </table:table-cell>
          <table:table-cell table:style-name="ce19" office:value-type="string">
            <text:p>macrocephalus</text:p>
          </table:table-cell>
          <table:table-cell table:style-name="ce27" office:value-type="string">
            <text:p>PCOD</text:p>
          </table:table-cell>
          <table:table-cell table:style-name="ce12" office:value-type="string">
            <text:p>Pacific cod</text:p>
          </table:table-cell>
          <table:table-cell table:number-columns-repeated="249"/>
        </table:table-row>
        <table:table-row table:style-name="ro1">
          <table:table-cell table:style-name="ce3" office:value-type="float" office:value="164744">
            <text:p>164744</text:p>
          </table:table-cell>
          <table:table-cell/>
          <table:table-cell table:style-name="ce12" office:value-type="string">
            <text:p>Gadidae</text:p>
          </table:table-cell>
          <table:table-cell table:style-name="ce21" office:value-type="string">
            <text:p>Melanogrammus</text:p>
          </table:table-cell>
          <table:table-cell table:style-name="ce21" office:value-type="string">
            <text:p>aeglefinus</text:p>
          </table:table-cell>
          <table:table-cell table:style-name="ce10" office:value-type="string">
            <text:p>HAD</text:p>
          </table:table-cell>
          <table:table-cell table:style-name="ce12" office:value-type="string">
            <text:p>Haddock</text:p>
          </table:table-cell>
          <table:table-cell table:number-columns-repeated="249"/>
        </table:table-row>
        <table:table-row table:style-name="ro1">
          <table:table-cell table:style-name="ce3" office:value-type="float" office:value="164758">
            <text:p>164758</text:p>
          </table:table-cell>
          <table:table-cell/>
          <table:table-cell table:style-name="ce12" office:value-type="string">
            <text:p>Gadidae</text:p>
          </table:table-cell>
          <table:table-cell table:style-name="ce19" office:value-type="string">
            <text:p>Merlangius</text:p>
          </table:table-cell>
          <table:table-cell table:style-name="ce19" office:value-type="string">
            <text:p>merlangus</text:p>
          </table:table-cell>
          <table:table-cell table:style-name="ce27" office:value-type="string">
            <text:p>WHIT</text:p>
          </table:table-cell>
          <table:table-cell table:style-name="ce12" office:value-type="string">
            <text:p>Whiting</text:p>
          </table:table-cell>
          <table:table-cell table:number-columns-repeated="249"/>
        </table:table-row>
        <table:table-row table:style-name="ro1">
          <table:table-cell table:style-name="ce3" office:value-type="float" office:value="164774">
            <text:p>164774</text:p>
          </table:table-cell>
          <table:table-cell/>
          <table:table-cell table:style-name="ce12" office:value-type="string">
            <text:p>Gadidae</text:p>
          </table:table-cell>
          <table:table-cell table:style-name="ce19" office:value-type="string">
            <text:p>Micromesistius</text:p>
          </table:table-cell>
          <table:table-cell table:style-name="ce19" office:value-type="string">
            <text:p>poutassou</text:p>
          </table:table-cell>
          <table:table-cell table:style-name="ce27" office:value-type="string">
            <text:p>BWHIT</text:p>
          </table:table-cell>
          <table:table-cell table:style-name="ce12" office:value-type="string">
            <text:p>Blue whiting</text:p>
          </table:table-cell>
          <table:table-cell table:number-columns-repeated="249"/>
        </table:table-row>
        <table:table-row table:style-name="ro1">
          <table:table-cell table:style-name="ce3" office:value-type="float" office:value="164775">
            <text:p>164775</text:p>
          </table:table-cell>
          <table:table-cell/>
          <table:table-cell table:style-name="ce12" office:value-type="string">
            <text:p>Gadidae</text:p>
          </table:table-cell>
          <table:table-cell table:style-name="ce17" office:value-type="string">
            <text:p>Micromesistius</text:p>
          </table:table-cell>
          <table:table-cell table:style-name="ce17" office:value-type="string">
            <text:p>australis</text:p>
          </table:table-cell>
          <table:table-cell table:style-name="ce26" office:value-type="string">
            <text:p>SBWHIT</text:p>
          </table:table-cell>
          <table:table-cell table:style-name="ce12" office:value-type="string">
            <text:p>Southern blue whiting</text:p>
          </table:table-cell>
          <table:table-cell table:number-columns-repeated="249"/>
        </table:table-row>
        <table:table-row table:style-name="ro1">
          <table:table-cell table:style-name="ce3" office:value-type="float" office:value="164727">
            <text:p>164727</text:p>
          </table:table-cell>
          <table:table-cell/>
          <table:table-cell table:style-name="ce12" office:value-type="string">
            <text:p>Gadidae</text:p>
          </table:table-cell>
          <table:table-cell table:style-name="ce19" office:value-type="string">
            <text:p>Pollachius</text:p>
          </table:table-cell>
          <table:table-cell table:style-name="ce19" office:value-type="string">
            <text:p>virens</text:p>
          </table:table-cell>
          <table:table-cell table:style-name="ce27" office:value-type="string">
            <text:p>POLL</text:p>
          </table:table-cell>
          <table:table-cell table:style-name="ce12" office:value-type="string">
            <text:p>Pollock</text:p>
          </table:table-cell>
          <table:table-cell table:style-name="ce10" office:value-type="string">
            <text:p>Saithe</text:p>
          </table:table-cell>
          <table:table-cell table:number-columns-repeated="248"/>
        </table:table-row>
        <table:table-row table:style-name="ro1">
          <table:table-cell table:style-name="ce3" office:value-type="float" office:value="164722">
            <text:p>164722</text:p>
          </table:table-cell>
          <table:table-cell/>
          <table:table-cell table:style-name="ce12" office:value-type="string">
            <text:p>Gadidae</text:p>
          </table:table-cell>
          <table:table-cell table:style-name="ce22" office:value-type="string">
            <text:p>Theragra</text:p>
          </table:table-cell>
          <table:table-cell table:style-name="ce22" office:value-type="string">
            <text:p>chalcogramma</text:p>
          </table:table-cell>
          <table:table-cell table:style-name="ce26" office:value-type="string">
            <text:p>WPOLL</text:p>
          </table:table-cell>
          <table:table-cell table:style-name="ce12" office:value-type="string">
            <text:p>Walleye pollock</text:p>
          </table:table-cell>
          <table:table-cell table:number-columns-repeated="249"/>
        </table:table-row>
        <table:table-row table:style-name="ro1">
          <table:table-cell table:style-name="ce3" office:value-type="float" office:value="164756">
            <text:p>164756</text:p>
          </table:table-cell>
          <table:table-cell/>
          <table:table-cell table:style-name="ce10" office:value-type="string">
            <text:p>Gadidae</text:p>
          </table:table-cell>
          <table:table-cell table:style-name="ce18" office:value-type="string">
            <text:p>Trisopterus</text:p>
          </table:table-cell>
          <table:table-cell table:style-name="ce18" office:value-type="string">
            <text:p>esmarkii</text:p>
          </table:table-cell>
          <table:table-cell table:style-name="ce26" office:value-type="string">
            <text:p>NPOUT</text:p>
          </table:table-cell>
          <table:table-cell table:style-name="ce10" office:value-type="string">
            <text:p>Norway Pout</text:p>
          </table:table-cell>
          <table:table-cell table:number-columns-repeated="249"/>
        </table:table-row>
        <table:table-row table:style-name="ro1">
          <table:table-cell table:style-name="ce3" office:value-type="float" office:value="167120">
            <text:p>167120</text:p>
          </table:table-cell>
          <table:table-cell/>
          <table:table-cell table:style-name="ce12" office:value-type="string">
            <text:p>Hexagrammidae</text:p>
          </table:table-cell>
          <table:table-cell table:style-name="ce20" office:value-type="string">
            <text:p><text:span text:style-name="T3"><text:a xlink:href="http://ram.biology.dal.ca/~myers/popsofAtkamackerel.html">Pleurogrammus</text:a></text:span></text:p>
          </table:table-cell>
          <table:table-cell table:style-name="ce20" office:value-type="string">
            <text:p>monopterygius</text:p>
          </table:table-cell>
          <table:table-cell table:style-name="ce28" office:value-type="string">
            <text:p>ATKA</text:p>
          </table:table-cell>
          <table:table-cell table:style-name="ce12" office:value-type="string">
            <text:p>Atka mackerel</text:p>
          </table:table-cell>
          <table:table-cell table:number-columns-repeated="249"/>
        </table:table-row>
        <table:table-row table:style-name="ro1">
          <table:table-cell table:style-name="ce3" office:value-type="float" office:value="159911">
            <text:p>159911</text:p>
          </table:table-cell>
          <table:table-cell/>
          <table:table-cell table:style-name="ce10" office:value-type="string">
            <text:p>Lamnidae</text:p>
          </table:table-cell>
          <table:table-cell table:style-name="ce21" office:value-type="string">
            <text:p>Lamna</text:p>
          </table:table-cell>
          <table:table-cell table:style-name="ce21" office:value-type="string">
            <text:p>nasus</text:p>
          </table:table-cell>
          <table:table-cell table:style-name="ce10" office:value-type="string">
            <text:p>PORB</text:p>
          </table:table-cell>
          <table:table-cell table:style-name="ce10" office:value-type="string">
            <text:p>Porbeagle</text:p>
          </table:table-cell>
          <table:table-cell table:number-columns-repeated="249"/>
        </table:table-row>
        <table:table-row table:style-name="ro1">
          <table:table-cell table:style-name="ce3" office:value-type="float" office:value="164499">
            <text:p>164499</text:p>
          </table:table-cell>
          <table:table-cell/>
          <table:table-cell table:style-name="ce12" office:value-type="string">
            <text:p>Lophiidae</text:p>
          </table:table-cell>
          <table:table-cell table:style-name="ce22" office:value-type="string">
            <text:p>Lophius</text:p>
          </table:table-cell>
          <table:table-cell table:style-name="ce22" office:value-type="string">
            <text:p>americanus</text:p>
          </table:table-cell>
          <table:table-cell table:style-name="ce10" office:value-type="string">
            <text:p>LOPHA</text:p>
          </table:table-cell>
          <table:table-cell table:style-name="ce12" office:value-type="string">
            <text:p>Monkfish</text:p>
          </table:table-cell>
          <table:table-cell table:style-name="ce10" office:value-type="string">
            <text:p>Goosefish</text:p>
          </table:table-cell>
          <table:table-cell table:number-columns-repeated="248"/>
        </table:table-row>
        <table:table-row table:style-name="ro1">
          <table:table-cell table:style-name="ce3" office:value-type="float" office:value="164502">
            <text:p>164502</text:p>
          </table:table-cell>
          <table:table-cell/>
          <table:table-cell table:style-name="ce12" office:value-type="string">
            <text:p>Lophiidae</text:p>
          </table:table-cell>
          <table:table-cell table:style-name="ce22" office:value-type="string">
            <text:p>Lophius</text:p>
          </table:table-cell>
          <table:table-cell table:style-name="ce22" office:value-type="string">
            <text:p>budegassa</text:p>
          </table:table-cell>
          <table:table-cell table:style-name="ce10" office:value-type="string">
            <text:p>LOPHB</text:p>
          </table:table-cell>
          <table:table-cell table:style-name="ce12" office:value-type="string">
            <text:p>Black anglerfish</text:p>
          </table:table-cell>
          <table:table-cell table:style-name="ce10" office:value-type="string">
            <text:p>Black-bellied angler</text:p>
          </table:table-cell>
          <table:table-cell table:number-columns-repeated="248"/>
        </table:table-row>
        <table:table-row table:style-name="ro1">
          <table:table-cell table:style-name="ce3" office:value-type="float" office:value="164501">
            <text:p>164501</text:p>
          </table:table-cell>
          <table:table-cell/>
          <table:table-cell table:style-name="ce12" office:value-type="string">
            <text:p>Lophiidae</text:p>
          </table:table-cell>
          <table:table-cell table:style-name="ce22" office:value-type="string">
            <text:p>Lophius</text:p>
          </table:table-cell>
          <table:table-cell table:style-name="ce22" office:value-type="string">
            <text:p>piscatorius</text:p>
          </table:table-cell>
          <table:table-cell table:style-name="ce10" office:value-type="string">
            <text:p>LOPHP</text:p>
          </table:table-cell>
          <table:table-cell table:style-name="ce10" office:value-type="string">
            <text:p>Angler</text:p>
          </table:table-cell>
          <table:table-cell table:style-name="ce12" office:value-type="string">
            <text:p>Monkfish</text:p>
          </table:table-cell>
          <table:table-cell table:number-columns-repeated="248"/>
        </table:table-row>
        <table:table-row table:style-name="ro1">
          <table:table-cell table:style-name="ce3" office:value-type="float" office:value="164740">
            <text:p>164740</text:p>
          </table:table-cell>
          <table:table-cell/>
          <table:table-cell table:style-name="ce12" office:value-type="string">
            <text:p>Lotidae</text:p>
          </table:table-cell>
          <table:table-cell table:style-name="ce19" office:value-type="string">
            <text:p>Brosme</text:p>
          </table:table-cell>
          <table:table-cell table:style-name="ce19" office:value-type="string">
            <text:p>brosme</text:p>
          </table:table-cell>
          <table:table-cell table:style-name="ce27" office:value-type="string">
            <text:p>CUSK</text:p>
          </table:table-cell>
          <table:table-cell table:style-name="ce12" office:value-type="string">
            <text:p>Cusk</text:p>
          </table:table-cell>
          <table:table-cell table:style-name="ce10" office:value-type="string">
            <text:p>Torsk</text:p>
          </table:table-cell>
          <table:table-cell office:value-type="string">
            <text:p>Gadidae</text:p>
          </table:table-cell>
          <table:table-cell table:number-columns-repeated="247"/>
        </table:table-row>
        <table:table-row table:style-name="ro1">
          <table:table-cell table:style-name="ce3" office:value-type="float" office:value="164761">
            <text:p>164761</text:p>
          </table:table-cell>
          <table:table-cell/>
          <table:table-cell table:style-name="ce12" office:value-type="string">
            <text:p>Lotidae</text:p>
          </table:table-cell>
          <table:table-cell table:style-name="ce19" office:value-type="string">
            <text:p>Molva</text:p>
          </table:table-cell>
          <table:table-cell table:style-name="ce19" office:value-type="string">
            <text:p>dypterygia</text:p>
          </table:table-cell>
          <table:table-cell table:style-name="ce27" office:value-type="string">
            <text:p>BLING</text:p>
          </table:table-cell>
          <table:table-cell table:style-name="ce12" office:value-type="string">
            <text:p>Blue ling</text:p>
          </table:table-cell>
          <table:table-cell table:number-columns-repeated="249"/>
        </table:table-row>
        <table:table-row table:style-name="ro1">
          <table:table-cell table:style-name="ce3" office:value-type="float" office:value="164760">
            <text:p>164760</text:p>
          </table:table-cell>
          <table:table-cell/>
          <table:table-cell table:style-name="ce12" office:value-type="string">
            <text:p>Lotidae</text:p>
          </table:table-cell>
          <table:table-cell table:style-name="ce19" office:value-type="string">
            <text:p>Molva</text:p>
          </table:table-cell>
          <table:table-cell table:style-name="ce19" office:value-type="string">
            <text:p>molva</text:p>
          </table:table-cell>
          <table:table-cell table:style-name="ce27" office:value-type="string">
            <text:p>LING</text:p>
          </table:table-cell>
          <table:table-cell table:style-name="ce12" office:value-type="string">
            <text:p>Ling</text:p>
          </table:table-cell>
          <table:table-cell table:number-columns-repeated="249"/>
        </table:table-row>
        <table:table-row table:style-name="ro1">
          <table:table-cell table:style-name="ce3" office:value-type="float" office:value="168860">
            <text:p>168860</text:p>
          </table:table-cell>
          <table:table-cell/>
          <table:table-cell table:style-name="ce12" office:value-type="string">
            <text:p>Lutjanidae</text:p>
          </table:table-cell>
          <table:table-cell table:style-name="ce20" office:value-type="string">
            <text:p><text:span text:style-name="T3"><text:a xlink:href="http://ram.biology.dal.ca/~myers/popsofSilkSnapper.html">Lutjanus</text:a></text:span></text:p>
          </table:table-cell>
          <table:table-cell table:style-name="ce20" office:value-type="string">
            <text:p>synagris</text:p>
          </table:table-cell>
          <table:table-cell table:style-name="ce28" office:value-type="string">
            <text:p>LSNAP</text:p>
          </table:table-cell>
          <table:table-cell office:value-type="string">
            <text:p>Lane snapper</text:p>
          </table:table-cell>
          <table:table-cell office:value-type="string">
            <text:p>Silk snapper</text:p>
          </table:table-cell>
          <table:table-cell table:number-columns-repeated="248"/>
        </table:table-row>
        <table:table-row table:style-name="ro1">
          <table:table-cell table:style-name="ce3" office:value-type="float" office:value="168853">
            <text:p>168853</text:p>
          </table:table-cell>
          <table:table-cell/>
          <table:table-cell table:style-name="ce12" office:value-type="string">
            <text:p>Lutjanidae</text:p>
          </table:table-cell>
          <table:table-cell table:style-name="ce20" office:value-type="string">
            <text:p><text:span text:style-name="T3"><text:a xlink:href="http://ram.biology.dal.ca/~myers/popsofRedSnapper.html">Lutjanus</text:a></text:span></text:p>
          </table:table-cell>
          <table:table-cell table:style-name="ce20" office:value-type="string">
            <text:p>campechanus</text:p>
          </table:table-cell>
          <table:table-cell table:style-name="ce28" office:value-type="string">
            <text:p>RSNAP</text:p>
          </table:table-cell>
          <table:table-cell table:style-name="ce12" office:value-type="string">
            <text:p>Red snapper</text:p>
          </table:table-cell>
          <table:table-cell table:number-columns-repeated="249"/>
        </table:table-row>
        <table:table-row table:style-name="ro1">
          <table:table-cell table:style-name="ce3" office:value-type="float" office:value="165421">
            <text:p>165421</text:p>
          </table:table-cell>
          <table:table-cell/>
          <table:table-cell table:style-name="ce12" office:value-type="string">
            <text:p>Macrouridae</text:p>
          </table:table-cell>
          <table:table-cell table:style-name="ce22" office:value-type="string">
            <text:p>Macrourus</text:p>
          </table:table-cell>
          <table:table-cell table:style-name="ce22" office:value-type="string">
            <text:p>berglax</text:p>
          </table:table-cell>
          <table:table-cell table:style-name="ce12" office:value-type="string">
            <text:p>RGHGRN</text:p>
          </table:table-cell>
          <table:table-cell table:style-name="ce12" office:value-type="string">
            <text:p>Roughhead grenadier</text:p>
          </table:table-cell>
          <table:table-cell table:number-columns-repeated="249"/>
        </table:table-row>
        <table:table-row table:style-name="ro1">
          <table:table-cell table:style-name="ce3" office:value-type="float" office:value="164798">
            <text:p>164798</text:p>
          </table:table-cell>
          <table:table-cell/>
          <table:table-cell table:style-name="ce12" office:value-type="string">
            <text:p>Merlucciidae</text:p>
          </table:table-cell>
          <table:table-cell table:style-name="ce22" office:value-type="string">
            <text:p>Merluccius</text:p>
          </table:table-cell>
          <table:table-cell table:style-name="ce22" office:value-type="string">
            <text:p>capensis</text:p>
          </table:table-cell>
          <table:table-cell table:style-name="ce10" office:value-type="string">
            <text:p>CHAKE</text:p>
          </table:table-cell>
          <table:table-cell table:style-name="ce12" office:value-type="string">
            <text:p>Shallow-water cape hake</text:p>
          </table:table-cell>
          <table:table-cell table:style-name="ce12" office:value-type="string">
            <text:p>South African hake</text:p>
          </table:table-cell>
          <table:table-cell table:style-name="ce10" office:value-type="string">
            <text:p>Gadidae</text:p>
          </table:table-cell>
          <table:table-cell table:style-name="ce10" table:number-columns-repeated="2"/>
          <table:table-cell table:number-columns-repeated="245"/>
        </table:table-row>
        <table:table-row table:style-name="ro1">
          <table:table-cell table:style-name="ce3" office:value-type="float" office:value="164795">
            <text:p>164795</text:p>
          </table:table-cell>
          <table:table-cell/>
          <table:table-cell table:style-name="ce12" office:value-type="string">
            <text:p>Merlucciidae</text:p>
          </table:table-cell>
          <table:table-cell table:style-name="ce22" office:value-type="string">
            <text:p>Merluccius</text:p>
          </table:table-cell>
          <table:table-cell table:style-name="ce22" office:value-type="string">
            <text:p>merluccius</text:p>
          </table:table-cell>
          <table:table-cell table:style-name="ce12" office:value-type="string">
            <text:p>HAKE</text:p>
          </table:table-cell>
          <table:table-cell table:style-name="ce12" office:value-type="string">
            <text:p>Hake</text:p>
          </table:table-cell>
          <table:table-cell office:value-type="string">
            <text:p>European hake</text:p>
          </table:table-cell>
          <table:table-cell office:value-type="string">
            <text:p>Gadidae</text:p>
          </table:table-cell>
          <table:table-cell table:number-columns-repeated="247"/>
        </table:table-row>
        <table:table-row table:style-name="ro1">
          <table:table-cell table:style-name="ce3" office:value-type="float" office:value="164799">
            <text:p>164799</text:p>
          </table:table-cell>
          <table:table-cell/>
          <table:table-cell table:style-name="ce12" office:value-type="string">
            <text:p>Merlucciidae</text:p>
          </table:table-cell>
          <table:table-cell table:style-name="ce22" office:value-type="string">
            <text:p>Merluccius</text:p>
          </table:table-cell>
          <table:table-cell table:style-name="ce22" office:value-type="string">
            <text:p>gayi peruanus</text:p>
          </table:table-cell>
          <table:table-cell office:value-type="string">
            <text:p>PEHAKE</text:p>
          </table:table-cell>
          <table:table-cell table:style-name="ce12" office:value-type="string">
            <text:p>Peruvian hake</text:p>
          </table:table-cell>
          <table:table-cell/>
          <table:table-cell office:value-type="string">
            <text:p>Gadidae</text:p>
          </table:table-cell>
          <table:table-cell table:number-columns-repeated="247"/>
        </table:table-row>
        <table:table-row table:style-name="ro1">
          <table:table-cell table:style-name="ce3" office:value-type="float" office:value="164792">
            <text:p>164792</text:p>
          </table:table-cell>
          <table:table-cell/>
          <table:table-cell table:style-name="ce12" office:value-type="string">
            <text:p>Merlucciidae</text:p>
          </table:table-cell>
          <table:table-cell table:style-name="ce22" office:value-type="string">
            <text:p>Merluccius</text:p>
          </table:table-cell>
          <table:table-cell table:style-name="ce22" office:value-type="string">
            <text:p>productus</text:p>
          </table:table-cell>
          <table:table-cell table:style-name="ce12" office:value-type="string">
            <text:p>PHAKE</text:p>
          </table:table-cell>
          <table:table-cell table:style-name="ce12" office:value-type="string">
            <text:p>Pacific hake</text:p>
          </table:table-cell>
          <table:table-cell office:value-type="string">
            <text:p>North Pacific hake</text:p>
          </table:table-cell>
          <table:table-cell office:value-type="string">
            <text:p>Gadidae</text:p>
          </table:table-cell>
          <table:table-cell table:number-columns-repeated="247"/>
        </table:table-row>
        <table:table-row table:style-name="ro1">
          <table:table-cell table:style-name="ce3" office:value-type="float" office:value="164791">
            <text:p>164791</text:p>
          </table:table-cell>
          <table:table-cell/>
          <table:table-cell table:style-name="ce12" office:value-type="string">
            <text:p>Merlucciidae</text:p>
          </table:table-cell>
          <table:table-cell table:style-name="ce22" office:value-type="string">
            <text:p>Merluccius</text:p>
          </table:table-cell>
          <table:table-cell table:style-name="ce22" office:value-type="string">
            <text:p>bilinearis</text:p>
          </table:table-cell>
          <table:table-cell table:style-name="ce12" office:value-type="string">
            <text:p>SHAKE</text:p>
          </table:table-cell>
          <table:table-cell table:style-name="ce12" office:value-type="string">
            <text:p>Silver Hake</text:p>
          </table:table-cell>
          <table:table-cell/>
          <table:table-cell office:value-type="string">
            <text:p>Gadidae</text:p>
          </table:table-cell>
          <table:table-cell table:number-columns-repeated="247"/>
        </table:table-row>
        <table:table-row table:style-name="ro1">
          <table:table-cell table:style-name="ce3" office:value-type="float" office:value="642916">
            <text:p>642916</text:p>
          </table:table-cell>
          <table:table-cell/>
          <table:table-cell table:style-name="ce12" office:value-type="string">
            <text:p>Nototheiniidae</text:p>
          </table:table-cell>
          <table:table-cell table:style-name="ce22" office:value-type="string">
            <text:p>Patagonotothen</text:p>
          </table:table-cell>
          <table:table-cell table:style-name="ce22" office:value-type="string">
            <text:p>guntheri</text:p>
          </table:table-cell>
          <table:table-cell table:style-name="ce10" office:value-type="string">
            <text:p>PATAG</text:p>
          </table:table-cell>
          <table:table-cell table:style-name="ce10" office:value-type="string">
            <text:p>Yellowfin notothen</text:p>
          </table:table-cell>
          <table:table-cell table:number-columns-repeated="249"/>
        </table:table-row>
        <table:table-row table:style-name="ro1">
          <table:table-cell table:style-name="ce3" office:value-type="float" office:value="642852">
            <text:p>642852</text:p>
          </table:table-cell>
          <table:table-cell/>
          <table:table-cell table:style-name="ce12" office:value-type="string">
            <text:p>Nototheniidae</text:p>
          </table:table-cell>
          <table:table-cell table:style-name="ce22" office:value-type="string">
            <text:p>Gobionotothen</text:p>
          </table:table-cell>
          <table:table-cell table:style-name="ce22" office:value-type="string">
            <text:p>gibberifrons</text:p>
          </table:table-cell>
          <table:table-cell table:style-name="ce10" office:value-type="string">
            <text:p>GOBIO</text:p>
          </table:table-cell>
          <table:table-cell table:style-name="ce12" office:value-type="string">
            <text:p>Humped rockcod </text:p>
          </table:table-cell>
          <table:table-cell table:number-columns-repeated="249"/>
        </table:table-row>
        <table:table-row table:style-name="ro1">
          <table:table-cell table:style-name="ce3" office:value-type="float" office:value="642886">
            <text:p>642886</text:p>
          </table:table-cell>
          <table:table-cell/>
          <table:table-cell table:style-name="ce12" office:value-type="string">
            <text:p>Nototheniidae</text:p>
          </table:table-cell>
          <table:table-cell table:style-name="ce17" office:value-type="string">
            <text:p>Lepidonotothen</text:p>
          </table:table-cell>
          <table:table-cell table:style-name="ce17" office:value-type="string">
            <text:p>squamifrons</text:p>
          </table:table-cell>
          <table:table-cell table:style-name="ce10" office:value-type="string">
            <text:p>LEPSQ</text:p>
          </table:table-cell>
          <table:table-cell table:style-name="ce12" office:value-type="string">
            <text:p>Grey rockcod</text:p>
          </table:table-cell>
          <table:table-cell table:number-columns-repeated="249"/>
        </table:table-row>
        <table:table-row table:style-name="ro1">
          <table:table-cell table:style-name="ce3" office:value-type="float" office:value="171105">
            <text:p>171105</text:p>
          </table:table-cell>
          <table:table-cell/>
          <table:table-cell table:style-name="ce10" office:value-type="string">
            <text:p>Nototheniidae</text:p>
          </table:table-cell>
          <table:table-cell table:style-name="ce17" office:value-type="string">
            <text:p>Notothenia</text:p>
          </table:table-cell>
          <table:table-cell table:style-name="ce17" office:value-type="string">
            <text:p>rossii</text:p>
          </table:table-cell>
          <table:table-cell table:style-name="ce10" office:value-type="string">
            <text:p>NOTOR</text:p>
          </table:table-cell>
          <table:table-cell table:style-name="ce10" office:value-type="string">
            <text:p>Marbled rockcod</text:p>
          </table:table-cell>
          <table:table-cell table:number-columns-repeated="249"/>
        </table:table-row>
        <table:table-row table:style-name="ro1">
          <table:table-cell table:style-name="ce3" office:value-type="float" office:value="162035">
            <text:p>162035</text:p>
          </table:table-cell>
          <table:table-cell/>
          <table:table-cell table:style-name="ce12" office:value-type="string">
            <text:p>Osmeridae</text:p>
          </table:table-cell>
          <table:table-cell table:style-name="ce19" office:value-type="string">
            <text:p>Mallotus</text:p>
          </table:table-cell>
          <table:table-cell table:style-name="ce19" office:value-type="string">
            <text:p>villosus</text:p>
          </table:table-cell>
          <table:table-cell table:style-name="ce27" office:value-type="string">
            <text:p>CAPE</text:p>
          </table:table-cell>
          <table:table-cell table:style-name="ce12" office:value-type="string">
            <text:p>Capelin</text:p>
          </table:table-cell>
          <table:table-cell table:number-columns-repeated="249"/>
        </table:table-row>
        <table:table-row table:style-name="ro1">
          <table:table-cell table:style-name="ce3" office:value-type="float" office:value="172735">
            <text:p>172735</text:p>
          </table:table-cell>
          <table:table-cell/>
          <table:table-cell table:style-name="ce12" office:value-type="string">
            <text:p>Paralichthyidae</text:p>
          </table:table-cell>
          <table:table-cell table:style-name="ce19" office:value-type="string">
            <text:p>Paralichthys</text:p>
          </table:table-cell>
          <table:table-cell table:style-name="ce19" office:value-type="string">
            <text:p>dentatus</text:p>
          </table:table-cell>
          <table:table-cell table:style-name="ce27" office:value-type="string">
            <text:p>SFLOUN</text:p>
          </table:table-cell>
          <table:table-cell table:style-name="ce12" office:value-type="string">
            <text:p>Summer flounder</text:p>
          </table:table-cell>
          <table:table-cell/>
          <table:table-cell office:value-type="string">
            <text:p>Bothidae</text:p>
          </table:table-cell>
          <table:table-cell table:number-columns-repeated="247"/>
        </table:table-row>
        <table:table-row table:style-name="ro1">
          <table:table-cell table:style-name="ce3" office:value-type="float" office:value="645441">
            <text:p>645441</text:p>
          </table:table-cell>
          <table:table-cell/>
          <table:table-cell table:style-name="ce12" office:value-type="string">
            <text:p>Pentacerotidae</text:p>
          </table:table-cell>
          <table:table-cell table:style-name="ce17" office:value-type="string">
            <text:p>Pseudopentaceros</text:p>
          </table:table-cell>
          <table:table-cell table:style-name="ce17" office:value-type="string">
            <text:p>wheeleri</text:p>
          </table:table-cell>
          <table:table-cell table:style-name="ce10" office:value-type="string">
            <text:p>PAHEAD</text:p>
          </table:table-cell>
          <table:table-cell table:style-name="ce12" office:value-type="string">
            <text:p>Pelagic armorhead</text:p>
          </table:table-cell>
          <table:table-cell table:number-columns-repeated="249"/>
        </table:table-row>
        <table:table-row table:style-name="ro1">
          <table:table-cell table:style-name="ce3" office:value-type="float" office:value="164730">
            <text:p>164730</text:p>
          </table:table-cell>
          <table:table-cell/>
          <table:table-cell table:style-name="ce10" office:value-type="string">
            <text:p>Phycidae</text:p>
          </table:table-cell>
          <table:table-cell table:style-name="ce18" office:value-type="string">
            <text:p>Urophycis</text:p>
          </table:table-cell>
          <table:table-cell table:style-name="ce18" office:value-type="string">
            <text:p>chuss</text:p>
          </table:table-cell>
          <table:table-cell table:style-name="ce26" office:value-type="string">
            <text:p>RHAKE</text:p>
          </table:table-cell>
          <table:table-cell table:style-name="ce12" office:value-type="string">
            <text:p>Red hake</text:p>
          </table:table-cell>
          <table:table-cell/>
          <table:table-cell table:style-name="ce12" office:value-type="string">
            <text:p>Gadidae</text:p>
          </table:table-cell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3" office:value-type="float" office:value="164732">
            <text:p>164732</text:p>
          </table:table-cell>
          <table:table-cell/>
          <table:table-cell table:style-name="ce12" office:value-type="string">
            <text:p>Phycidae</text:p>
          </table:table-cell>
          <table:table-cell table:style-name="ce19" office:value-type="string">
            <text:p>Urophycis</text:p>
          </table:table-cell>
          <table:table-cell table:style-name="ce19" office:value-type="string">
            <text:p>tenuis</text:p>
          </table:table-cell>
          <table:table-cell table:style-name="ce27" office:value-type="string">
            <text:p>WHAKE</text:p>
          </table:table-cell>
          <table:table-cell table:style-name="ce12" office:value-type="string">
            <text:p>White hake</text:p>
          </table:table-cell>
          <table:table-cell/>
          <table:table-cell office:value-type="string">
            <text:p>Gadidae</text:p>
          </table:table-cell>
          <table:table-cell table:number-columns-repeated="247"/>
        </table:table-row>
        <table:table-row table:style-name="ro1">
          <table:table-cell table:style-name="ce3" office:value-type="float" office:value="172868">
            <text:p>172868</text:p>
          </table:table-cell>
          <table:table-cell/>
          <table:table-cell table:style-name="ce10" office:value-type="string">
            <text:p>Pleuronectidae</text:p>
          </table:table-cell>
          <table:table-cell table:style-name="ce21" office:value-type="string">
            <text:p>Eopsetta</text:p>
          </table:table-cell>
          <table:table-cell table:style-name="ce21" office:value-type="string">
            <text:p>jordani</text:p>
          </table:table-cell>
          <table:table-cell table:style-name="ce26" office:value-type="string">
            <text:p>PSOLE</text:p>
          </table:table-cell>
          <table:table-cell table:style-name="ce10" office:value-type="string">
            <text:p>Petrale sole</text:p>
          </table:table-cell>
          <table:table-cell table:number-columns-repeated="249"/>
        </table:table-row>
        <table:table-row table:style-name="ro1">
          <table:table-cell table:style-name="ce3" office:value-type="float" office:value="172873">
            <text:p>172873</text:p>
          </table:table-cell>
          <table:table-cell/>
          <table:table-cell table:style-name="ce12" office:value-type="string">
            <text:p>Pleuronectidae</text:p>
          </table:table-cell>
          <table:table-cell table:style-name="ce15" office:value-type="string">
            <text:p>Glyptocephalus</text:p>
          </table:table-cell>
          <table:table-cell table:style-name="ce15" office:value-type="string">
            <text:p>cynoglossus</text:p>
          </table:table-cell>
          <table:table-cell table:style-name="ce24" office:value-type="string">
            <text:p>WITFLOUN</text:p>
          </table:table-cell>
          <table:table-cell table:style-name="ce12" office:value-type="string">
            <text:p>Witch flounder</text:p>
          </table:table-cell>
          <table:table-cell table:number-columns-repeated="249"/>
        </table:table-row>
        <table:table-row table:style-name="ro1">
          <table:table-cell table:style-name="ce3" office:value-type="float" office:value="172877">
            <text:p>172877</text:p>
          </table:table-cell>
          <table:table-cell/>
          <table:table-cell table:style-name="ce12" office:value-type="string">
            <text:p>Pleuronectidae</text:p>
          </table:table-cell>
          <table:table-cell table:style-name="ce19" office:value-type="string">
            <text:p>Hippoglossoides</text:p>
          </table:table-cell>
          <table:table-cell table:style-name="ce19" office:value-type="string">
            <text:p>platessoides</text:p>
          </table:table-cell>
          <table:table-cell table:style-name="ce27" office:value-type="string">
            <text:p>AMPL</text:p>
          </table:table-cell>
          <table:table-cell table:style-name="ce12" office:value-type="string">
            <text:p>American plaice</text:p>
          </table:table-cell>
          <table:table-cell table:number-columns-repeated="249"/>
        </table:table-row>
        <table:table-row table:style-name="ro1">
          <table:table-cell table:style-name="ce3" office:value-type="float" office:value="616041">
            <text:p>616041</text:p>
          </table:table-cell>
          <table:table-cell/>
          <table:table-cell table:style-name="ce12" office:value-type="string">
            <text:p>Pleuronectidae</text:p>
          </table:table-cell>
          <table:table-cell table:style-name="ce22" office:value-type="string">
            <text:p>Hippoglossoides</text:p>
          </table:table-cell>
          <table:table-cell table:style-name="ce22" office:value-type="string">
            <text:p>dubius</text:p>
          </table:table-cell>
          <table:table-cell table:style-name="ce27" office:value-type="string">
            <text:p>FLFLOUN</text:p>
          </table:table-cell>
          <table:table-cell table:style-name="ce12" office:value-type="string">
            <text:p>Flathead flounder</text:p>
          </table:table-cell>
          <table:table-cell table:number-columns-repeated="3"/>
          <table:table-cell office:value-type="string">
            <text:p>elassodon</text:p>
          </table:table-cell>
          <table:table-cell table:number-columns-repeated="245"/>
        </table:table-row>
        <table:table-row table:style-name="ro1">
          <table:table-cell table:style-name="ce3" office:value-type="float" office:value="172932">
            <text:p>172932</text:p>
          </table:table-cell>
          <table:table-cell/>
          <table:table-cell table:style-name="ce10" office:value-type="string">
            <text:p>Pleuronectidae</text:p>
          </table:table-cell>
          <table:table-cell table:style-name="ce21" office:value-type="string">
            <text:p>Hippoglossus</text:p>
          </table:table-cell>
          <table:table-cell table:style-name="ce21" office:value-type="string">
            <text:p>stenolepis</text:p>
          </table:table-cell>
          <table:table-cell table:style-name="ce26" office:value-type="string">
            <text:p>PHAL</text:p>
          </table:table-cell>
          <table:table-cell table:style-name="ce10" office:value-type="string">
            <text:p>Pacific halibut</text:p>
          </table:table-cell>
          <table:table-cell table:number-columns-repeated="249"/>
        </table:table-row>
        <table:table-row table:style-name="ro1">
          <table:table-cell table:style-name="ce3" office:value-type="float" office:value="172917">
            <text:p>172917</text:p>
          </table:table-cell>
          <table:table-cell/>
          <table:table-cell table:style-name="ce12" office:value-type="string">
            <text:p>Pleuronectidae</text:p>
          </table:table-cell>
          <table:table-cell table:style-name="ce20" office:value-type="string">
            <text:p><text:span text:style-name="T3"><text:a xlink:href="http://ram.biology.dal.ca/~myers/popsofRocksole.html">Lepidopsetta</text:a></text:span></text:p>
          </table:table-cell>
          <table:table-cell table:style-name="ce20" office:value-type="string">
            <text:p>bilineata</text:p>
          </table:table-cell>
          <table:table-cell table:style-name="ce28" office:value-type="string">
            <text:p>RSOLE</text:p>
          </table:table-cell>
          <table:table-cell table:style-name="ce12" office:value-type="string">
            <text:p>Rock sole</text:p>
          </table:table-cell>
          <table:table-cell table:number-columns-repeated="249"/>
        </table:table-row>
        <table:table-row table:style-name="ro1">
          <table:table-cell table:style-name="ce3" office:value-type="float" office:value="172881">
            <text:p>172881</text:p>
          </table:table-cell>
          <table:table-cell/>
          <table:table-cell table:style-name="ce10" office:value-type="string">
            <text:p>Pleuronectidae</text:p>
          </table:table-cell>
          <table:table-cell table:style-name="ce21" office:value-type="string">
            <text:p>Limanda</text:p>
          </table:table-cell>
          <table:table-cell table:style-name="ce21" office:value-type="string">
            <text:p>limanda</text:p>
          </table:table-cell>
          <table:table-cell table:style-name="ce10" office:value-type="string">
            <text:p>DAB</text:p>
          </table:table-cell>
          <table:table-cell table:style-name="ce10" office:value-type="string">
            <text:p>Common dab</text:p>
          </table:table-cell>
          <table:table-cell table:number-columns-repeated="249"/>
        </table:table-row>
        <table:table-row table:style-name="ro1">
          <table:table-cell table:style-name="ce3" office:value-type="float" office:value="172911">
            <text:p>172911</text:p>
          </table:table-cell>
          <table:table-cell/>
          <table:table-cell table:style-name="ce10" office:value-type="string">
            <text:p>Pleuronectidae</text:p>
          </table:table-cell>
          <table:table-cell table:style-name="ce21" office:value-type="string">
            <text:p>Limanda</text:p>
          </table:table-cell>
          <table:table-cell table:style-name="ce21" office:value-type="string">
            <text:p>proboscidea</text:p>
          </table:table-cell>
          <table:table-cell table:style-name="ce10" office:value-type="string">
            <text:p>LHDAB</text:p>
          </table:table-cell>
          <table:table-cell table:style-name="ce10" office:value-type="string">
            <text:p>Longhead dab</text:p>
          </table:table-cell>
          <table:table-cell table:number-columns-repeated="3"/>
          <table:table-cell office:value-type="string">
            <text:p>probosidea</text:p>
          </table:table-cell>
          <table:table-cell table:number-columns-repeated="245"/>
        </table:table-row>
        <table:table-row table:style-name="ro1">
          <table:table-cell table:style-name="ce3" office:value-type="float" office:value="616064">
            <text:p>616064</text:p>
          </table:table-cell>
          <table:table-cell/>
          <table:table-cell table:style-name="ce9" office:value-type="string">
            <text:p>Pleuronectidae</text:p>
          </table:table-cell>
          <table:table-cell table:style-name="ce17" office:value-type="string">
            <text:p>Limanda</text:p>
          </table:table-cell>
          <table:table-cell table:style-name="ce17" office:value-type="string">
            <text:p>sakhalinensis</text:p>
          </table:table-cell>
          <table:table-cell table:style-name="ce10" office:value-type="string">
            <text:p>SAKFLOUN</text:p>
          </table:table-cell>
          <table:table-cell table:style-name="ce9" office:value-type="string">
            <text:p>Sakalin flounder</text:p>
          </table:table-cell>
          <table:table-cell table:number-columns-repeated="249"/>
        </table:table-row>
        <table:table-row table:style-name="ro1">
          <table:table-cell table:style-name="ce3" office:value-type="float" office:value="172909">
            <text:p>172909</text:p>
          </table:table-cell>
          <table:table-cell/>
          <table:table-cell table:style-name="ce9" office:value-type="string">
            <text:p>Pleuronectidae</text:p>
          </table:table-cell>
          <table:table-cell table:style-name="ce15" office:value-type="string">
            <text:p>Limanda</text:p>
          </table:table-cell>
          <table:table-cell table:style-name="ce15" office:value-type="string">
            <text:p>ferruginea</text:p>
          </table:table-cell>
          <table:table-cell table:style-name="ce24" office:value-type="string">
            <text:p>YELL</text:p>
          </table:table-cell>
          <table:table-cell table:style-name="ce9" office:value-type="string">
            <text:p>Yellowtail flounder</text:p>
          </table:table-cell>
          <table:table-cell table:number-columns-repeated="249"/>
        </table:table-row>
        <table:table-row table:style-name="ro1">
          <table:table-cell table:style-name="ce3" office:value-type="float" office:value="172907">
            <text:p>172907</text:p>
          </table:table-cell>
          <table:table-cell/>
          <table:table-cell table:style-name="ce9" office:value-type="string">
            <text:p>Pleuronectidae</text:p>
          </table:table-cell>
          <table:table-cell table:style-name="ce17" office:value-type="string">
            <text:p>Limanda</text:p>
          </table:table-cell>
          <table:table-cell table:style-name="ce17" office:value-type="string">
            <text:p>aspera</text:p>
          </table:table-cell>
          <table:table-cell table:style-name="ce26" office:value-type="string">
            <text:p>YSOLE</text:p>
          </table:table-cell>
          <table:table-cell table:style-name="ce9" office:value-type="string">
            <text:p>Yellowfin sole</text:p>
          </table:table-cell>
          <table:table-cell table:number-columns-repeated="249"/>
        </table:table-row>
        <table:table-row table:style-name="ro1">
          <table:table-cell table:style-name="ce3" office:value-type="float" office:value="172921">
            <text:p>172921</text:p>
          </table:table-cell>
          <table:table-cell/>
          <table:table-cell table:style-name="ce9" office:value-type="string">
            <text:p>Pleuronectidae</text:p>
          </table:table-cell>
          <table:table-cell table:style-name="ce23" office:value-type="string">
            <text:p>Parophrys</text:p>
          </table:table-cell>
          <table:table-cell table:style-name="ce23" office:value-type="string">
            <text:p>vetulus</text:p>
          </table:table-cell>
          <table:table-cell table:style-name="ce10" office:value-type="string">
            <text:p>ESOLE</text:p>
          </table:table-cell>
          <table:table-cell table:style-name="ce11" office:value-type="string">
            <text:p>English sole</text:p>
          </table:table-cell>
          <table:table-cell table:number-columns-repeated="249"/>
        </table:table-row>
        <table:table-row table:style-name="ro1">
          <table:table-cell table:style-name="ce3" office:value-type="float" office:value="172894">
            <text:p>172894</text:p>
          </table:table-cell>
          <table:table-cell/>
          <table:table-cell table:style-name="ce10" office:value-type="string">
            <text:p>Pleuronectidae</text:p>
          </table:table-cell>
          <table:table-cell table:style-name="ce18" office:value-type="string">
            <text:p>Platichthys</text:p>
          </table:table-cell>
          <table:table-cell table:style-name="ce18" office:value-type="string">
            <text:p>flesus</text:p>
          </table:table-cell>
          <table:table-cell table:style-name="ce26" office:value-type="string">
            <text:p>FLOUN</text:p>
          </table:table-cell>
          <table:table-cell table:style-name="ce10" office:value-type="string">
            <text:p>Flounder</text:p>
          </table:table-cell>
          <table:table-cell table:number-columns-repeated="249"/>
        </table:table-row>
        <table:table-row table:style-name="ro1">
          <table:table-cell table:style-name="ce3" office:value-type="float" office:value="172893">
            <text:p>172893</text:p>
          </table:table-cell>
          <table:table-cell/>
          <table:table-cell table:style-name="ce10" office:value-type="string">
            <text:p>Pleuronectidae</text:p>
          </table:table-cell>
          <table:table-cell table:style-name="ce18" office:value-type="string">
            <text:p>Platichthys</text:p>
          </table:table-cell>
          <table:table-cell table:style-name="ce18" office:value-type="string">
            <text:p>stellatus</text:p>
          </table:table-cell>
          <table:table-cell table:style-name="ce26" office:value-type="string">
            <text:p>STFLOUN</text:p>
          </table:table-cell>
          <table:table-cell table:style-name="ce10" office:value-type="string">
            <text:p>Starry flounder</text:p>
          </table:table-cell>
          <table:table-cell table:number-columns-repeated="249"/>
        </table:table-row>
        <table:table-row table:style-name="ro1">
          <table:table-cell table:style-name="ce3" office:value-type="float" office:value="172901">
            <text:p>172901</text:p>
          </table:table-cell>
          <table:table-cell/>
          <table:table-cell table:style-name="ce12" office:value-type="string">
            <text:p>Pleuronectidae</text:p>
          </table:table-cell>
          <table:table-cell table:style-name="ce20" office:value-type="string">
            <text:p><text:span text:style-name="T3"><text:a xlink:href="http://ram.biology.dal.ca/~myers/popsofAlaskaplaice.html">Pleuronectes</text:a></text:span></text:p>
          </table:table-cell>
          <table:table-cell table:style-name="ce20" office:value-type="string">
            <text:p>quadrituberculatus</text:p>
          </table:table-cell>
          <table:table-cell table:style-name="ce28" office:value-type="string">
            <text:p>ALPLAIC</text:p>
          </table:table-cell>
          <table:table-cell table:style-name="ce12" office:value-type="string">
            <text:p>Alaska plaice</text:p>
          </table:table-cell>
          <table:table-cell table:number-columns-repeated="2"/>
          <table:table-cell table:style-name="ce28"/>
          <table:table-cell table:style-name="ce28" office:value-type="string">
            <text:p><text:span text:style-name="T4"><text:a xlink:href="http://ram.biology.dal.ca/~myers/popsofAlaskaplaice.html">auadrituberculatus </text:a></text:span></text:p>
          </table:table-cell>
          <table:table-cell table:number-columns-repeated="245"/>
        </table:table-row>
        <table:table-row table:style-name="ro1">
          <table:table-cell table:style-name="ce3" office:value-type="float" office:value="172902">
            <text:p>172902</text:p>
          </table:table-cell>
          <table:table-cell/>
          <table:table-cell table:style-name="ce9" office:value-type="string">
            <text:p>Pleuronectidae</text:p>
          </table:table-cell>
          <table:table-cell table:style-name="ce15" office:value-type="string">
            <text:p>Pleuronectes</text:p>
          </table:table-cell>
          <table:table-cell table:style-name="ce15" office:value-type="string">
            <text:p>platessa</text:p>
          </table:table-cell>
          <table:table-cell table:style-name="ce24" office:value-type="string">
            <text:p>PLAIC</text:p>
          </table:table-cell>
          <table:table-cell table:style-name="ce9" office:value-type="string">
            <text:p>Plaice</text:p>
          </table:table-cell>
          <table:table-cell table:number-columns-repeated="249"/>
        </table:table-row>
        <table:table-row table:style-name="ro1">
          <table:table-cell table:style-name="ce3" office:value-type="float" office:value="172905">
            <text:p>172905</text:p>
          </table:table-cell>
          <table:table-cell/>
          <table:table-cell table:style-name="ce12" office:value-type="string">
            <text:p>Pleuronectidae</text:p>
          </table:table-cell>
          <table:table-cell table:style-name="ce15" office:value-type="string">
            <text:p>Pseudopleuronectes</text:p>
          </table:table-cell>
          <table:table-cell table:style-name="ce15" office:value-type="string">
            <text:p>americanus</text:p>
          </table:table-cell>
          <table:table-cell table:style-name="ce24" office:value-type="string">
            <text:p>WINFLOUN</text:p>
          </table:table-cell>
          <table:table-cell table:style-name="ce12" office:value-type="string">
            <text:p>Winter flounder</text:p>
          </table:table-cell>
          <table:table-cell table:number-columns-repeated="249"/>
        </table:table-row>
        <table:table-row table:style-name="ro1">
          <table:table-cell table:style-name="ce3" office:value-type="float" office:value="172930">
            <text:p>172930</text:p>
          </table:table-cell>
          <table:table-cell/>
          <table:table-cell table:style-name="ce10" office:value-type="string">
            <text:p>Pleuronectidae</text:p>
          </table:table-cell>
          <table:table-cell table:style-name="ce18" office:value-type="string">
            <text:p>Reinhardtius</text:p>
          </table:table-cell>
          <table:table-cell table:style-name="ce18" office:value-type="string">
            <text:p>hipploglossoides</text:p>
          </table:table-cell>
          <table:table-cell table:style-name="ce26" office:value-type="string">
            <text:p>GHAL</text:p>
          </table:table-cell>
          <table:table-cell table:style-name="ce10" office:value-type="string">
            <text:p>Greenland halibut </text:p>
          </table:table-cell>
          <table:table-cell table:number-columns-repeated="249"/>
        </table:table-row>
        <table:table-row table:style-name="ro1">
          <table:table-cell table:style-name="ce3" office:value-type="float" office:value="168559">
            <text:p>168559</text:p>
          </table:table-cell>
          <table:table-cell/>
          <table:table-cell table:style-name="ce9" office:value-type="string">
            <text:p>Pomatomidae</text:p>
          </table:table-cell>
          <table:table-cell table:style-name="ce15" office:value-type="string">
            <text:p>Pomatomus</text:p>
          </table:table-cell>
          <table:table-cell table:style-name="ce15" office:value-type="string">
            <text:p>saltatrix</text:p>
          </table:table-cell>
          <table:table-cell table:style-name="ce24" office:value-type="string">
            <text:p>BLUEFISH</text:p>
          </table:table-cell>
          <table:table-cell table:style-name="ce9" office:value-type="string">
            <text:p>Bluefish</text:p>
          </table:table-cell>
          <table:table-cell table:number-columns-repeated="249"/>
        </table:table-row>
        <table:table-row table:style-name="ro1">
          <table:table-cell table:style-name="ce3" office:value-type="float" office:value="564149">
            <text:p>564149</text:p>
          </table:table-cell>
          <table:table-cell/>
          <table:table-cell table:style-name="ce11" office:value-type="string">
            <text:p>Rajidae</text:p>
          </table:table-cell>
          <table:table-cell table:style-name="ce15" office:value-type="string">
            <text:p>Amblyraja</text:p>
          </table:table-cell>
          <table:table-cell table:style-name="ce15" office:value-type="string">
            <text:p>radiata</text:p>
          </table:table-cell>
          <table:table-cell table:style-name="ce24" office:value-type="string">
            <text:p>THSKAT</text:p>
          </table:table-cell>
          <table:table-cell table:style-name="ce11" office:value-type="string">
            <text:p>Thorny skate</text:p>
          </table:table-cell>
          <table:table-cell table:number-columns-repeated="249"/>
        </table:table-row>
        <table:table-row table:style-name="ro1">
          <table:table-cell table:style-name="ce3" office:value-type="float" office:value="564139">
            <text:p>564139</text:p>
          </table:table-cell>
          <table:table-cell/>
          <table:table-cell table:style-name="ce11" office:value-type="string">
            <text:p>Rajidae</text:p>
          </table:table-cell>
          <table:table-cell table:style-name="ce15" office:value-type="string">
            <text:p>Dipturus</text:p>
          </table:table-cell>
          <table:table-cell table:style-name="ce15" office:value-type="string">
            <text:p>laevis</text:p>
          </table:table-cell>
          <table:table-cell table:style-name="ce24" office:value-type="string">
            <text:p>BSKAT</text:p>
          </table:table-cell>
          <table:table-cell table:style-name="ce11" office:value-type="string">
            <text:p>Barndoor skate</text:p>
          </table:table-cell>
          <table:table-cell table:number-columns-repeated="249"/>
        </table:table-row>
        <table:table-row table:style-name="ro1">
          <table:table-cell table:style-name="ce3" office:value-type="float" office:value="564130">
            <text:p>564130</text:p>
          </table:table-cell>
          <table:table-cell/>
          <table:table-cell table:style-name="ce11" office:value-type="string">
            <text:p>Rajidae</text:p>
          </table:table-cell>
          <table:table-cell table:style-name="ce15" office:value-type="string">
            <text:p>Leucoraja</text:p>
          </table:table-cell>
          <table:table-cell table:style-name="ce15" office:value-type="string">
            <text:p>erinacea</text:p>
          </table:table-cell>
          <table:table-cell table:style-name="ce24" office:value-type="string">
            <text:p>LSKAT</text:p>
          </table:table-cell>
          <table:table-cell table:style-name="ce11" office:value-type="string">
            <text:p>Little skate</text:p>
          </table:table-cell>
          <table:table-cell table:number-columns-repeated="249"/>
        </table:table-row>
        <table:table-row table:style-name="ro1">
          <table:table-cell table:style-name="ce3" office:value-type="float" office:value="564136">
            <text:p>564136</text:p>
          </table:table-cell>
          <table:table-cell/>
          <table:table-cell table:style-name="ce11" office:value-type="string">
            <text:p>Rajidae</text:p>
          </table:table-cell>
          <table:table-cell table:style-name="ce15" office:value-type="string">
            <text:p>Leucoraja</text:p>
          </table:table-cell>
          <table:table-cell table:style-name="ce15" office:value-type="string">
            <text:p>garmani</text:p>
          </table:table-cell>
          <table:table-cell table:style-name="ce24" office:value-type="string">
            <text:p>RSKAT</text:p>
          </table:table-cell>
          <table:table-cell table:style-name="ce11" office:value-type="string">
            <text:p>Rosette skate</text:p>
          </table:table-cell>
          <table:table-cell office:value-type="string">
            <text:p>Freckled skate</text:p>
          </table:table-cell>
          <table:table-cell table:number-columns-repeated="248"/>
        </table:table-row>
        <table:table-row table:style-name="ro1">
          <table:table-cell table:style-name="ce3" office:value-type="float" office:value="564145">
            <text:p>564145</text:p>
          </table:table-cell>
          <table:table-cell/>
          <table:table-cell table:style-name="ce11" office:value-type="string">
            <text:p>Rajidae</text:p>
          </table:table-cell>
          <table:table-cell table:style-name="ce15" office:value-type="string">
            <text:p>Leucoraja</text:p>
          </table:table-cell>
          <table:table-cell table:style-name="ce15" office:value-type="string">
            <text:p>ocellata</text:p>
          </table:table-cell>
          <table:table-cell table:style-name="ce24" office:value-type="string">
            <text:p>WSKAT</text:p>
          </table:table-cell>
          <table:table-cell table:style-name="ce11" office:value-type="string">
            <text:p>Winter skate</text:p>
          </table:table-cell>
          <table:table-cell table:number-columns-repeated="249"/>
        </table:table-row>
        <table:table-row table:style-name="ro1">
          <table:table-cell table:style-name="ce3" office:value-type="float" office:value="564151">
            <text:p>564151</text:p>
          </table:table-cell>
          <table:table-cell/>
          <table:table-cell table:style-name="ce11" office:value-type="string">
            <text:p>Rajidae</text:p>
          </table:table-cell>
          <table:table-cell table:style-name="ce15" office:value-type="string">
            <text:p>Malacoraja</text:p>
          </table:table-cell>
          <table:table-cell table:style-name="ce15" office:value-type="string">
            <text:p>senta</text:p>
          </table:table-cell>
          <table:table-cell table:style-name="ce24" office:value-type="string">
            <text:p>SSKAT</text:p>
          </table:table-cell>
          <table:table-cell table:style-name="ce11" office:value-type="string">
            <text:p>Smooth skate</text:p>
          </table:table-cell>
          <table:table-cell table:number-columns-repeated="249"/>
        </table:table-row>
        <table:table-row table:style-name="ro1">
          <table:table-cell table:style-name="ce3" office:value-type="float" office:value="160855">
            <text:p>160855</text:p>
          </table:table-cell>
          <table:table-cell/>
          <table:table-cell table:style-name="ce11" office:value-type="string">
            <text:p>Rajidae</text:p>
          </table:table-cell>
          <table:table-cell table:style-name="ce15" office:value-type="string">
            <text:p>Raja</text:p>
          </table:table-cell>
          <table:table-cell table:style-name="ce15" office:value-type="string">
            <text:p>eglanteria</text:p>
          </table:table-cell>
          <table:table-cell table:style-name="ce24" office:value-type="string">
            <text:p>CSKAT</text:p>
          </table:table-cell>
          <table:table-cell table:style-name="ce11" office:value-type="string">
            <text:p>Clearnose skate</text:p>
          </table:table-cell>
          <table:table-cell table:number-columns-repeated="249"/>
        </table:table-row>
        <table:table-row table:style-name="ro1">
          <table:table-cell table:style-name="ce3" office:value-type="float" office:value="169238">
            <office:annotation draw:style-name="gr1" draw:text-style-name="P1" svg:width="1.5067in" svg:height="0.7067in" svg:x="1.1177in" svg:y="17.9618in" draw:caption-point-x="-1.1177in" draw:caption-point-y="-17.9618in">
              <dc:date>2008-02-06T00:00:00</dc:date>
              <text:p text:style-name="P1"><text:span text:style-name="T1">Daniel Ricard:</text:span></text:p>
              <text:p text:style-name="P1"><text:span text:style-name="T2">Genus level</text:span></text:p>
            </office:annotation>
            <text:p>169238</text:p>
          </table:table-cell>
          <table:table-cell/>
          <table:table-cell table:style-name="ce12" office:value-type="string">
            <text:p>Sciaenidae</text:p>
          </table:table-cell>
          <table:table-cell table:style-name="ce19" office:value-type="string">
            <text:p>Cynoscion</text:p>
          </table:table-cell>
          <table:table-cell table:style-name="ce19" office:value-type="string">
            <text:p>guatucupa</text:p>
          </table:table-cell>
          <table:table-cell table:style-name="ce27" office:value-type="string">
            <text:p>WEAKFISH</text:p>
          </table:table-cell>
          <table:table-cell table:style-name="ce12" office:value-type="string">
            <text:p>Weakfish</text:p>
          </table:table-cell>
          <table:table-cell table:number-columns-repeated="249"/>
        </table:table-row>
        <table:table-row table:style-name="ro1">
          <table:table-cell table:style-name="ce3" office:value-type="float" office:value="172412">
            <text:p>172412</text:p>
          </table:table-cell>
          <table:table-cell/>
          <table:table-cell table:style-name="ce9" office:value-type="string">
            <text:p>Scombridae</text:p>
          </table:table-cell>
          <table:table-cell table:style-name="ce23" office:value-type="string">
            <text:p>Scomber</text:p>
          </table:table-cell>
          <table:table-cell table:style-name="ce23" office:value-type="string">
            <text:p>japonicus</text:p>
          </table:table-cell>
          <table:table-cell table:style-name="ce26" office:value-type="string">
            <text:p>CMACK</text:p>
          </table:table-cell>
          <table:table-cell table:style-name="ce9" office:value-type="string">
            <text:p>Chub mackerel</text:p>
          </table:table-cell>
          <table:table-cell table:number-columns-repeated="249"/>
        </table:table-row>
        <table:table-row table:style-name="ro1">
          <table:table-cell table:style-name="ce3" office:value-type="float" office:value="172414">
            <text:p>172414</text:p>
          </table:table-cell>
          <table:table-cell/>
          <table:table-cell table:style-name="ce9" office:value-type="string">
            <text:p>Scombridae</text:p>
          </table:table-cell>
          <table:table-cell table:style-name="ce15" office:value-type="string">
            <text:p>Scomber</text:p>
          </table:table-cell>
          <table:table-cell table:style-name="ce15" office:value-type="string">
            <text:p>scombrus</text:p>
          </table:table-cell>
          <table:table-cell table:style-name="ce24" office:value-type="string">
            <text:p>MACK</text:p>
          </table:table-cell>
          <table:table-cell table:style-name="ce9" office:value-type="string">
            <text:p>Mackerel</text:p>
          </table:table-cell>
          <table:table-cell office:value-type="string">
            <text:p>Atlantic mackerel</text:p>
          </table:table-cell>
          <table:table-cell table:number-columns-repeated="248"/>
        </table:table-row>
        <table:table-row table:style-name="ro1">
          <table:table-cell table:style-name="ce3" office:value-type="float" office:value="172435">
            <text:p>172435</text:p>
          </table:table-cell>
          <table:table-cell/>
          <table:table-cell table:style-name="ce11" office:value-type="string">
            <text:p>Scombridae</text:p>
          </table:table-cell>
          <table:table-cell table:style-name="ce23" office:value-type="string">
            <text:p>Scomberomorus</text:p>
          </table:table-cell>
          <table:table-cell table:style-name="ce23" office:value-type="string">
            <text:p>cavalla</text:p>
          </table:table-cell>
          <table:table-cell table:style-name="ce25" office:value-type="string">
            <text:p>KMACK</text:p>
          </table:table-cell>
          <table:table-cell table:style-name="ce11" office:value-type="string">
            <text:p>King Mackerel</text:p>
          </table:table-cell>
          <table:table-cell table:number-columns-repeated="249"/>
        </table:table-row>
        <table:table-row table:style-name="ro1">
          <table:table-cell table:style-name="ce3" office:value-type="float" office:value="172419">
            <text:p>172419</text:p>
          </table:table-cell>
          <table:table-cell/>
          <table:table-cell table:style-name="ce11" office:value-type="string">
            <text:p>Scombridae</text:p>
          </table:table-cell>
          <table:table-cell table:style-name="ce23" office:value-type="string">
            <text:p>Thunnus</text:p>
          </table:table-cell>
          <table:table-cell table:style-name="ce23" office:value-type="string">
            <text:p>alalunga</text:p>
          </table:table-cell>
          <table:table-cell table:style-name="ce25" office:value-type="string">
            <text:p>ALBA</text:p>
          </table:table-cell>
          <table:table-cell table:style-name="ce11" office:value-type="string">
            <text:p>Albacore tuna</text:p>
          </table:table-cell>
          <table:table-cell table:number-columns-repeated="249"/>
        </table:table-row>
        <table:table-row table:style-name="ro1">
          <table:table-cell table:style-name="ce3" office:value-type="float" office:value="172421">
            <text:p>172421</text:p>
          </table:table-cell>
          <table:table-cell/>
          <table:table-cell table:style-name="ce11" office:value-type="string">
            <text:p>Scombridae</text:p>
          </table:table-cell>
          <table:table-cell table:style-name="ce23" office:value-type="string">
            <text:p>Thunnus</text:p>
          </table:table-cell>
          <table:table-cell table:style-name="ce23" office:value-type="string">
            <text:p>thynnus</text:p>
          </table:table-cell>
          <table:table-cell table:style-name="ce25" office:value-type="string">
            <text:p>ATBTUNA</text:p>
          </table:table-cell>
          <table:table-cell table:style-name="ce11" office:value-type="string">
            <text:p>Atlantic bluefin tuna</text:p>
          </table:table-cell>
          <table:table-cell table:style-name="ce11" office:value-type="string">
            <text:p>Northern bluefin tuna</text:p>
          </table:table-cell>
          <table:table-cell table:number-columns-repeated="248"/>
        </table:table-row>
        <table:table-row table:style-name="ro1">
          <table:table-cell table:style-name="ce3" office:value-type="float" office:value="172428">
            <text:p>172428</text:p>
          </table:table-cell>
          <table:table-cell/>
          <table:table-cell table:style-name="ce11" office:value-type="string">
            <text:p>Scombridae</text:p>
          </table:table-cell>
          <table:table-cell table:style-name="ce23" office:value-type="string">
            <text:p>Thunnus</text:p>
          </table:table-cell>
          <table:table-cell table:style-name="ce23" office:value-type="string">
            <text:p>obesus</text:p>
          </table:table-cell>
          <table:table-cell table:style-name="ce25" office:value-type="string">
            <text:p>BIGEYE</text:p>
          </table:table-cell>
          <table:table-cell table:style-name="ce11" office:value-type="string">
            <text:p>Bigeye tuna</text:p>
          </table:table-cell>
          <table:table-cell table:number-columns-repeated="249"/>
        </table:table-row>
        <table:table-row table:style-name="ro1">
          <table:table-cell table:style-name="ce3" office:value-type="float" office:value="172431">
            <text:p>172431</text:p>
          </table:table-cell>
          <table:table-cell/>
          <table:table-cell table:style-name="ce11" office:value-type="string">
            <text:p>Scombridae</text:p>
          </table:table-cell>
          <table:table-cell table:style-name="ce23" office:value-type="string">
            <text:p>Thunnus</text:p>
          </table:table-cell>
          <table:table-cell table:style-name="ce23" office:value-type="string">
            <text:p>maccoyii</text:p>
          </table:table-cell>
          <table:table-cell table:style-name="ce25" office:value-type="string">
            <text:p>SBTUNA</text:p>
          </table:table-cell>
          <table:table-cell table:style-name="ce11" office:value-type="string">
            <text:p>Southern bluefin tuna</text:p>
          </table:table-cell>
          <table:table-cell table:number-columns-repeated="249"/>
        </table:table-row>
        <table:table-row table:style-name="ro1">
          <table:table-cell table:style-name="ce3" office:value-type="float" office:value="172423">
            <text:p>172423</text:p>
          </table:table-cell>
          <table:table-cell/>
          <table:table-cell table:style-name="ce11" office:value-type="string">
            <text:p>Scombridae</text:p>
          </table:table-cell>
          <table:table-cell table:style-name="ce23" office:value-type="string">
            <text:p>Thunnus</text:p>
          </table:table-cell>
          <table:table-cell table:style-name="ce23" office:value-type="string">
            <text:p>albacares</text:p>
          </table:table-cell>
          <table:table-cell table:style-name="ce25" office:value-type="string">
            <text:p>YFIN</text:p>
          </table:table-cell>
          <table:table-cell table:style-name="ce11" office:value-type="string">
            <text:p>Yellowfin tuna</text:p>
          </table:table-cell>
          <table:table-cell table:number-columns-repeated="249"/>
        </table:table-row>
        <table:table-row table:style-name="ro1">
          <table:table-cell table:style-name="ce3" office:value-type="float" office:value="172834">
            <text:p>172834</text:p>
          </table:table-cell>
          <table:table-cell/>
          <table:table-cell table:style-name="ce9" office:value-type="string">
            <text:p>Scophthalmidae</text:p>
          </table:table-cell>
          <table:table-cell table:style-name="ce15" office:value-type="string">
            <text:p>Lepidorhombus</text:p>
          </table:table-cell>
          <table:table-cell table:style-name="ce15" office:value-type="string">
            <text:p>boscii</text:p>
          </table:table-cell>
          <table:table-cell table:style-name="ce24" office:value-type="string">
            <text:p>FMEG</text:p>
          </table:table-cell>
          <table:table-cell table:style-name="ce9" office:value-type="string">
            <text:p>Fourspotted megrim</text:p>
          </table:table-cell>
          <table:table-cell table:number-columns-repeated="249"/>
        </table:table-row>
        <table:table-row table:style-name="ro1">
          <table:table-cell table:style-name="ce3" office:value-type="float" office:value="172835">
            <text:p>172835</text:p>
          </table:table-cell>
          <table:table-cell/>
          <table:table-cell table:style-name="ce9" office:value-type="string">
            <text:p>Scophthalmidae</text:p>
          </table:table-cell>
          <table:table-cell table:style-name="ce15" office:value-type="string">
            <text:p>Lepidorhombus</text:p>
          </table:table-cell>
          <table:table-cell table:style-name="ce15" office:value-type="string">
            <text:p>whiffiagonis</text:p>
          </table:table-cell>
          <table:table-cell table:style-name="ce24" office:value-type="string">
            <text:p>MEG</text:p>
          </table:table-cell>
          <table:table-cell table:style-name="ce9" office:value-type="string">
            <text:p>Megrim</text:p>
          </table:table-cell>
          <table:table-cell table:style-name="ce9"/>
          <table:table-cell table:number-columns-repeated="248"/>
        </table:table-row>
        <table:table-row table:style-name="ro1">
          <table:table-cell table:style-name="ce3" office:value-type="float" office:value="172746">
            <text:p>172746</text:p>
          </table:table-cell>
          <table:table-cell/>
          <table:table-cell table:style-name="ce9" office:value-type="string">
            <text:p>Scophthalmidae</text:p>
          </table:table-cell>
          <table:table-cell table:style-name="ce15" office:value-type="string">
            <text:p>Scophthalmus</text:p>
          </table:table-cell>
          <table:table-cell table:style-name="ce15" office:value-type="string">
            <text:p>aquosus</text:p>
          </table:table-cell>
          <table:table-cell table:style-name="ce24" office:value-type="string">
            <text:p>WINDOW</text:p>
          </table:table-cell>
          <table:table-cell table:style-name="ce9" office:value-type="string">
            <text:p>Windowpane</text:p>
          </table:table-cell>
          <table:table-cell table:number-columns-repeated="249"/>
        </table:table-row>
        <table:table-row table:style-name="ro1">
          <table:table-cell table:style-name="ce3" office:value-type="float" office:value="166827">
            <text:p>166827</text:p>
          </table:table-cell>
          <table:table-cell/>
          <table:table-cell table:style-name="ce9" office:value-type="string">
            <text:p>Scorpaenidae</text:p>
          </table:table-cell>
          <table:table-cell table:style-name="ce17" office:value-type="string">
            <text:p>Scorpaena</text:p>
          </table:table-cell>
          <table:table-cell table:style-name="ce17" office:value-type="string">
            <text:p>guttata</text:p>
          </table:table-cell>
          <table:table-cell table:style-name="ce25" office:value-type="string">
            <text:p>CALSCORP</text:p>
          </table:table-cell>
          <table:table-cell table:style-name="ce9" office:value-type="string">
            <text:p>California scorpionfish</text:p>
          </table:table-cell>
          <table:table-cell table:number-columns-repeated="249"/>
        </table:table-row>
        <table:table-row table:style-name="ro1">
          <table:table-cell table:style-name="ce3" office:value-type="float" office:value="166783">
            <text:p>166783</text:p>
          </table:table-cell>
          <table:table-cell/>
          <table:table-cell table:style-name="ce11" office:value-type="string">
            <text:p>Scorpaenidae</text:p>
          </table:table-cell>
          <table:table-cell table:style-name="ce17" office:value-type="string">
            <text:p>Sebastolobus</text:p>
          </table:table-cell>
          <table:table-cell table:style-name="ce17" office:value-type="string">
            <text:p>alascanus</text:p>
          </table:table-cell>
          <table:table-cell table:style-name="ce24" office:value-type="string">
            <text:p>THORNH</text:p>
          </table:table-cell>
          <table:table-cell table:style-name="ce11" office:value-type="string">
            <text:p>Shortspine thornyhead</text:p>
          </table:table-cell>
          <table:table-cell table:number-columns-repeated="2"/>
          <table:table-cell table:style-name="ce23"/>
          <table:table-cell table:style-name="ce23" office:value-type="string">
            <text:p>alaskanus</text:p>
          </table:table-cell>
          <table:table-cell table:number-columns-repeated="245"/>
        </table:table-row>
        <table:table-row table:style-name="ro1">
          <table:table-cell table:style-name="ce3" office:value-type="float" office:value="166774">
            <text:p>166774</text:p>
          </table:table-cell>
          <table:table-cell/>
          <table:table-cell table:style-name="ce9" office:value-type="string">
            <text:p>Sebastidae</text:p>
          </table:table-cell>
          <table:table-cell table:style-name="ce22" office:value-type="string">
            <text:p>Sebastes</text:p>
          </table:table-cell>
          <table:table-cell table:style-name="ce22" office:value-type="string">
            <text:p>fasciatus</text:p>
          </table:table-cell>
          <table:table-cell table:style-name="ce26" office:value-type="string">
            <text:p>ACADRED</text:p>
          </table:table-cell>
          <table:table-cell table:style-name="ce12" office:value-type="string">
            <text:p>Acadian redfish</text:p>
          </table:table-cell>
          <table:table-cell table:style-name="ce12" office:value-type="string">
            <text:p>Redfish</text:p>
          </table:table-cell>
          <table:table-cell table:style-name="ce12" office:value-type="string">
            <text:p>Scorpaenidae</text:p>
          </table:table-cell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3" office:value-type="float" office:value="166733">
            <text:p>166733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paucispinis</text:p>
          </table:table-cell>
          <table:table-cell table:style-name="ce9" office:value-type="string">
            <text:p>BOCACC</text:p>
          </table:table-cell>
          <table:table-cell table:style-name="ce9" office:value-type="string">
            <text:p>Bocaccio</text:p>
          </table:table-cell>
          <table:table-cell/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22">
            <text:p>166722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goodei</text:p>
          </table:table-cell>
          <table:table-cell table:style-name="ce9" office:value-type="string">
            <text:p>CHILI</text:p>
          </table:table-cell>
          <table:table-cell table:style-name="ce9" office:value-type="string">
            <text:p>Chilipepper rockfish</text:p>
          </table:table-cell>
          <table:table-cell table:style-name="ce9" office:value-type="string">
            <text:p>Chilipepper</text:p>
          </table:table-cell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54">
            <text:p>166754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levis</text:p>
          </table:table-cell>
          <table:table-cell table:style-name="ce26" office:value-type="string">
            <text:p>COWCOD</text:p>
          </table:table-cell>
          <table:table-cell table:style-name="ce9" office:value-type="string">
            <text:p>Cowcod</text:p>
          </table:table-cell>
          <table:table-cell/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15">
            <text:p>166715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crameri</text:p>
          </table:table-cell>
          <table:table-cell table:style-name="ce25" office:value-type="string">
            <text:p>DKROCK</text:p>
          </table:table-cell>
          <table:table-cell table:style-name="ce9" office:value-type="string">
            <text:p>Darkblotched rockfish</text:p>
          </table:table-cell>
          <table:table-cell/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67">
            <text:p>166767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carnatus</text:p>
          </table:table-cell>
          <table:table-cell table:style-name="ce25" office:value-type="string">
            <text:p>GOPHER</text:p>
          </table:table-cell>
          <table:table-cell table:style-name="ce9" office:value-type="string">
            <text:p>Gopher rockfish</text:p>
          </table:table-cell>
          <table:table-cell/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07">
            <text:p>166707</text:p>
          </table:table-cell>
          <table:table-cell/>
          <table:table-cell table:style-name="ce9" office:value-type="string">
            <text:p>Sebastidae</text:p>
          </table:table-cell>
          <table:table-cell table:style-name="ce23" office:value-type="string">
            <text:p>Sebastes</text:p>
          </table:table-cell>
          <table:table-cell table:style-name="ce23" office:value-type="string">
            <text:p>alutus</text:p>
          </table:table-cell>
          <table:table-cell table:style-name="ce25" office:value-type="string">
            <text:p>POPERCH</text:p>
          </table:table-cell>
          <table:table-cell table:style-name="ce9" office:value-type="string">
            <text:p>Pacific ocean perch</text:p>
          </table:table-cell>
          <table:table-cell/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05">
            <office:annotation draw:style-name="gr1" draw:text-style-name="P1" svg:width="1.5067in" svg:height="0.7075in" svg:x="1.1177in" svg:y="22.8437in" draw:caption-point-x="-1.1177in" draw:caption-point-y="-22.8437in">
              <dc:date>2008-02-06T00:00:00</dc:date>
              <text:p text:style-name="P1"><text:span text:style-name="T1">Daniel Ricard:</text:span></text:p>
              <text:p text:style-name="P1"><text:span text:style-name="T2">Genus level</text:span></text:p>
            </office:annotation>
            <text:p>166705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spp.</text:p>
          </table:table-cell>
          <table:table-cell table:style-name="ce9" office:value-type="string">
            <text:p>RED</text:p>
          </table:table-cell>
          <table:table-cell table:style-name="ce9" office:value-type="string">
            <text:p>Redfish</text:p>
          </table:table-cell>
          <table:table-cell/>
          <table:table-cell table:style-name="ce9" table:number-columns-repeated="3"/>
          <table:table-cell table:number-columns-repeated="245"/>
        </table:table-row>
        <table:table-row table:style-name="ro1">
          <table:table-cell table:style-name="ce4" office:value-type="float" office:value="167862">
            <office:annotation draw:style-name="gr1" draw:text-style-name="P1" svg:width="1.5067in" svg:height="0.7071in" svg:x="1.1177in" svg:y="22.3756in" draw:caption-point-x="-1.1177in" draw:caption-point-y="-22.3756in">
              <dc:date>2008-02-06T00:00:00</dc:date>
              <text:p text:style-name="P1"><text:span text:style-name="T1">Daniel Ricard:</text:span></text:p>
              <text:p text:style-name="P1"><text:span text:style-name="T2">accepted name is Serranus scriba</text:span></text:p>
              <text:p text:style-name="P2"><text:span text:style-name="T2"/></text:p>
            </office:annotation>
            <text:p>167862</text:p>
          </table:table-cell>
          <table:table-cell/>
          <table:table-cell table:style-name="ce9" office:value-type="string">
            <text:p>Sebastidae</text:p>
          </table:table-cell>
          <table:table-cell table:style-name="ce22" office:value-type="string">
            <text:p>Sebastes</text:p>
          </table:table-cell>
          <table:table-cell table:style-name="ce22" office:value-type="string">
            <text:p>marinus</text:p>
          </table:table-cell>
          <table:table-cell table:style-name="ce12" office:value-type="string">
            <text:p>REDMAR</text:p>
          </table:table-cell>
          <table:table-cell table:style-name="ce9" office:value-type="string">
            <text:p>Ocean perch</text:p>
          </table:table-cell>
          <table:table-cell table:style-name="ce12" office:value-type="string">
            <text:p>Redfish</text:p>
          </table:table-cell>
          <table:table-cell table:style-name="ce12" office:value-type="string">
            <text:p>Scorpaenidae</text:p>
          </table:table-cell>
          <table:table-cell table:style-name="ce12" table:number-columns-repeated="2"/>
          <table:table-cell table:number-columns-repeated="245"/>
        </table:table-row>
        <table:table-row table:style-name="ro1">
          <table:table-cell table:style-name="ce3" office:value-type="float" office:value="166756">
            <text:p>166756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mentella</text:p>
          </table:table-cell>
          <table:table-cell table:style-name="ce9" office:value-type="string">
            <text:p>REDMEN</text:p>
          </table:table-cell>
          <table:table-cell table:style-name="ce9" office:value-type="string">
            <text:p>Deepwater redfish</text:p>
          </table:table-cell>
          <table:table-cell table:style-name="ce9" office:value-type="string">
            <text:p>Redfish</text:p>
          </table:table-cell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56">
            <text:p>166756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miniatus</text:p>
          </table:table-cell>
          <table:table-cell table:style-name="ce9" office:value-type="string">
            <text:p>VERMIL</text:p>
          </table:table-cell>
          <table:table-cell table:style-name="ce9" office:value-type="string">
            <text:p>Vermilion rockfish</text:p>
          </table:table-cell>
          <table:table-cell/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66719">
            <text:p>166719</text:p>
          </table:table-cell>
          <table:table-cell/>
          <table:table-cell table:style-name="ce9" office:value-type="string">
            <text:p>Sebastidae</text:p>
          </table:table-cell>
          <table:table-cell table:style-name="ce17" office:value-type="string">
            <text:p>Sebastes</text:p>
          </table:table-cell>
          <table:table-cell table:style-name="ce17" office:value-type="string">
            <text:p>entomelas</text:p>
          </table:table-cell>
          <table:table-cell table:style-name="ce9" office:value-type="string">
            <text:p>WROCK</text:p>
          </table:table-cell>
          <table:table-cell table:style-name="ce9" office:value-type="string">
            <text:p>Widow rockfish</text:p>
          </table:table-cell>
          <table:table-cell/>
          <table:table-cell table:style-name="ce9" office:value-type="string">
            <text:p>Scorpaenidae</text:p>
          </table:table-cell>
          <table:table-cell table:style-name="ce9" table:number-columns-repeated="2"/>
          <table:table-cell table:number-columns-repeated="245"/>
        </table:table-row>
        <table:table-row table:style-name="ro1">
          <table:table-cell table:style-name="ce3" office:value-type="float" office:value="173002">
            <text:p>173002</text:p>
          </table:table-cell>
          <table:table-cell/>
          <table:table-cell table:style-name="ce9" office:value-type="string">
            <text:p>Soleidae</text:p>
          </table:table-cell>
          <table:table-cell table:style-name="ce15" office:value-type="string">
            <text:p>Solea</text:p>
          </table:table-cell>
          <table:table-cell table:style-name="ce15" office:value-type="string">
            <text:p>solea</text:p>
          </table:table-cell>
          <table:table-cell table:style-name="ce24" office:value-type="string">
            <text:p>SOLE</text:p>
          </table:table-cell>
          <table:table-cell table:style-name="ce9" office:value-type="string">
            <text:p>Sole</text:p>
          </table:table-cell>
          <table:table-cell office:value-type="string">
            <text:p>Common sole</text:p>
          </table:table-cell>
          <table:table-cell table:number-columns-repeated="248"/>
        </table:table-row>
        <table:table-row table:style-name="ro1">
          <table:table-cell table:style-name="ce3" office:value-type="float" office:value="647939">
            <text:p>647939</text:p>
          </table:table-cell>
          <table:table-cell/>
          <table:table-cell table:style-name="ce11" office:value-type="string">
            <text:p>Sparidae</text:p>
          </table:table-cell>
          <table:table-cell table:style-name="ce17" office:value-type="string">
            <text:p>Dentex</text:p>
          </table:table-cell>
          <table:table-cell table:style-name="ce17" office:value-type="string">
            <text:p>tumifrons</text:p>
          </table:table-cell>
          <table:table-cell table:style-name="ce9" office:value-type="string">
            <text:p>YSBREAM</text:p>
          </table:table-cell>
          <table:table-cell table:style-name="ce11" office:value-type="string">
            <text:p>Yellowback seabream</text:p>
          </table:table-cell>
          <table:table-cell office:value-type="string">
            <text:p>Yellow sea bream</text:p>
          </table:table-cell>
          <table:table-cell/>
          <table:table-cell table:style-name="ce23" office:value-type="string">
            <text:p>Taius</text:p>
          </table:table-cell>
          <table:table-cell table:style-name="ce23"/>
          <table:table-cell table:number-columns-repeated="245"/>
        </table:table-row>
        <table:table-row table:style-name="ro1">
          <table:table-cell table:style-name="ce4" office:value-type="float" office:value="169231">
            <text:p>169231</text:p>
          </table:table-cell>
          <table:table-cell table:style-name="ce6" office:value-type="string">
            <text:p>Chrysophrys auratus</text:p>
          </table:table-cell>
          <table:table-cell table:style-name="ce11" office:value-type="string">
            <text:p>Sparidae</text:p>
          </table:table-cell>
          <table:table-cell table:style-name="ce23" office:value-type="string">
            <text:p>Pagrus</text:p>
          </table:table-cell>
          <table:table-cell table:style-name="ce23" office:value-type="string">
            <text:p>auratus</text:p>
          </table:table-cell>
          <table:table-cell table:style-name="ce11" office:value-type="string">
            <text:p>NZSNAP</text:p>
          </table:table-cell>
          <table:table-cell table:style-name="ce11" office:value-type="string">
            <text:p>New Zealand snapper</text:p>
          </table:table-cell>
          <table:table-cell table:style-name="ce11" office:value-type="string">
            <text:p>Snapper</text:p>
          </table:table-cell>
          <table:table-cell table:number-columns-repeated="3"/>
          <table:table-cell table:style-name="ce30" office:value-type="string">
            <text:p>not listed as a valid name in FishBase</text:p>
          </table:table-cell>
          <table:table-cell table:style-name="ce3" office:value-type="float" office:value="647881">
            <text:p>647881</text:p>
          </table:table-cell>
          <table:table-cell table:number-columns-repeated="243"/>
        </table:table-row>
        <table:table-row table:style-name="ro1">
          <table:table-cell table:style-name="ce3" office:value-type="float" office:value="169207">
            <text:p>169207</text:p>
          </table:table-cell>
          <table:table-cell/>
          <table:table-cell table:style-name="ce9" office:value-type="string">
            <text:p>Sparidae</text:p>
          </table:table-cell>
          <table:table-cell table:style-name="ce17" office:value-type="string">
            <text:p>Pagrus</text:p>
          </table:table-cell>
          <table:table-cell table:style-name="ce17" office:value-type="string">
            <text:p>pagrus</text:p>
          </table:table-cell>
          <table:table-cell table:style-name="ce11" office:value-type="string">
            <text:p>RPORGY</text:p>
          </table:table-cell>
          <table:table-cell table:style-name="ce11" office:value-type="string">
            <text:p>Common seabream</text:p>
          </table:table-cell>
          <table:table-cell table:style-name="ce9" office:value-type="string">
            <text:p>Red porgy</text:p>
          </table:table-cell>
          <table:table-cell table:number-columns-repeated="248"/>
        </table:table-row>
        <table:table-row table:style-name="ro1">
          <table:table-cell table:style-name="ce3" office:value-type="float" office:value="647892">
            <text:p>647892</text:p>
          </table:table-cell>
          <table:table-cell/>
          <table:table-cell table:style-name="ce9" office:value-type="string">
            <text:p>Sparidae</text:p>
          </table:table-cell>
          <table:table-cell table:style-name="ce17" office:value-type="string">
            <text:p>Pagrus</text:p>
          </table:table-cell>
          <table:table-cell table:style-name="ce17" office:value-type="string">
            <text:p>major</text:p>
          </table:table-cell>
          <table:table-cell table:style-name="ce11" office:value-type="string">
            <text:p>SBREAM</text:p>
          </table:table-cell>
          <table:table-cell table:style-name="ce9" office:value-type="string">
            <text:p>Red seabream</text:p>
          </table:table-cell>
          <table:table-cell table:style-name="ce9" office:value-type="string">
            <text:p>Sea bream</text:p>
          </table:table-cell>
          <table:table-cell/>
          <table:table-cell table:style-name="ce17" office:value-type="string">
            <text:p>Chrysophrys</text:p>
          </table:table-cell>
          <table:table-cell table:style-name="ce17"/>
          <table:table-cell table:number-columns-repeated="245"/>
        </table:table-row>
        <table:table-row table:style-name="ro1">
          <table:table-cell table:style-name="ce3" office:value-type="float" office:value="169182">
            <text:p>169182</text:p>
          </table:table-cell>
          <table:table-cell/>
          <table:table-cell table:style-name="ce9" office:value-type="string">
            <text:p>Sparidae</text:p>
          </table:table-cell>
          <table:table-cell table:style-name="ce17" office:value-type="string">
            <text:p>Stenotomus</text:p>
          </table:table-cell>
          <table:table-cell table:style-name="ce17" office:value-type="string">
            <text:p>chrysops</text:p>
          </table:table-cell>
          <table:table-cell table:style-name="ce9" office:value-type="string">
            <text:p>SCUP</text:p>
          </table:table-cell>
          <table:table-cell table:style-name="ce9" office:value-type="string">
            <text:p>Scup</text:p>
          </table:table-cell>
          <table:table-cell table:number-columns-repeated="249"/>
        </table:table-row>
        <table:table-row table:style-name="ro1">
          <table:table-cell table:style-name="ce3" office:value-type="float" office:value="172482">
            <text:p>172482</text:p>
          </table:table-cell>
          <table:table-cell/>
          <table:table-cell table:style-name="ce9" office:value-type="string">
            <text:p>Xiphiidae</text:p>
          </table:table-cell>
          <table:table-cell table:style-name="ce17" office:value-type="string">
            <text:p>Xiphias</text:p>
          </table:table-cell>
          <table:table-cell table:style-name="ce17" office:value-type="string">
            <text:p>gladius</text:p>
          </table:table-cell>
          <table:table-cell table:style-name="ce9" office:value-type="string">
            <text:p>SWO</text:p>
          </table:table-cell>
          <table:table-cell table:style-name="ce9" office:value-type="string">
            <text:p>Swordfish</text:p>
          </table:table-cell>
          <table:table-cell table:number-columns-repeated="249"/>
        </table:table-row>
        <table:table-row table:style-name="ro1">
          <table:table-cell table:style-name="ce3" office:value-type="float" office:value="630979">
            <text:p>630979</text:p>
          </table:table-cell>
          <table:table-cell/>
          <table:table-cell table:style-name="ce9" office:value-type="string">
            <text:p>Zoarcidae</text:p>
          </table:table-cell>
          <table:table-cell table:style-name="ce17" office:value-type="string">
            <text:p>Zoarces</text:p>
          </table:table-cell>
          <table:table-cell table:style-name="ce17" office:value-type="string">
            <text:p>americanus</text:p>
          </table:table-cell>
          <table:table-cell table:style-name="ce9" office:value-type="string">
            <text:p>OPOUT</text:p>
          </table:table-cell>
          <table:table-cell table:style-name="ce9" office:value-type="string">
            <text:p>Ocean pout</text:p>
          </table:table-cell>
          <table:table-cell table:number-columns-repeated="249"/>
        </table:table-row>
        <table:table-row table:style-name="ro1">
          <table:table-cell table:style-name="ce3" office:value-type="float" office:value="162064">
            <text:p>162064</text:p>
          </table:table-cell>
          <table:table-cell/>
          <table:table-cell table:style-name="ce13" office:value-type="string">
            <text:p>Argentinidae</text:p>
          </table:table-cell>
          <table:table-cell table:style-name="ce13" office:value-type="string">
            <text:p>Argentina</text:p>
          </table:table-cell>
          <table:table-cell table:style-name="ce13" office:value-type="string">
            <text:p>silus</text:p>
          </table:table-cell>
          <table:table-cell table:style-name="ce13" office:value-type="string">
            <text:p>ARGEN</text:p>
          </table:table-cell>
          <table:table-cell table:style-name="ce13" office:value-type="string">
            <text:p>Atlantic argentine</text:p>
          </table:table-cell>
          <table:table-cell table:number-columns-repeated="249"/>
        </table:table-row>
        <table:table-row table:style-name="ro1">
          <table:table-cell table:style-name="ce3" office:value-type="float" office:value="162144">
            <text:p>162144</text:p>
          </table:table-cell>
          <table:table-cell/>
          <table:table-cell table:style-name="ce13" office:value-type="string">
            <text:p>Esocidae</text:p>
          </table:table-cell>
          <table:table-cell table:style-name="ce13" office:value-type="string">
            <text:p>Esox</text:p>
          </table:table-cell>
          <table:table-cell table:style-name="ce13" office:value-type="string">
            <text:p>masquinongy</text:p>
          </table:table-cell>
          <table:table-cell table:style-name="ce13" office:value-type="string">
            <text:p>MASKINOGIES</text:p>
          </table:table-cell>
          <table:table-cell table:style-name="ce13" office:value-type="string">
            <text:p>Maskinonge</text:p>
          </table:table-cell>
          <table:table-cell table:number-columns-repeated="249"/>
        </table:table-row>
        <table:table-row table:style-name="ro1">
          <table:table-cell table:style-name="ce3" office:value-type="float" office:value="162139">
            <text:p>162139</text:p>
          </table:table-cell>
          <table:table-cell/>
          <table:table-cell table:style-name="ce13" office:value-type="string">
            <text:p>Esocidae</text:p>
          </table:table-cell>
          <table:table-cell table:style-name="ce13" office:value-type="string">
            <text:p>Esox</text:p>
          </table:table-cell>
          <table:table-cell table:style-name="ce13" office:value-type="string">
            <text:p>lucius</text:p>
          </table:table-cell>
          <table:table-cell table:style-name="ce13" office:value-type="string">
            <text:p>PIKE</text:p>
          </table:table-cell>
          <table:table-cell table:style-name="ce13" office:value-type="string">
            <text:p>Pike</text:p>
          </table:table-cell>
          <table:table-cell table:number-columns-repeated="249"/>
        </table:table-row>
        <table:table-row table:style-name="ro1">
          <table:table-cell table:style-name="ce3" office:value-type="float" office:value="162041">
            <text:p>162041</text:p>
          </table:table-cell>
          <table:table-cell/>
          <table:table-cell table:style-name="ce13" office:value-type="string">
            <text:p>Osmeridae</text:p>
          </table:table-cell>
          <table:table-cell table:style-name="ce13" office:value-type="string">
            <text:p>Osmerus</text:p>
          </table:table-cell>
          <table:table-cell table:style-name="ce13" office:value-type="string">
            <text:p>mordax</text:p>
          </table:table-cell>
          <table:table-cell table:style-name="ce13" office:value-type="string">
            <text:p>RBSMELT</text:p>
          </table:table-cell>
          <table:table-cell table:style-name="ce13" office:value-type="string">
            <text:p>Rainbow smelt</text:p>
          </table:table-cell>
          <table:table-cell table:number-columns-repeated="249"/>
        </table:table-row>
        <table:table-row table:style-name="ro1">
          <table:table-cell table:style-name="ce3" office:value-type="float" office:value="162027">
            <text:p>162027</text:p>
          </table:table-cell>
          <table:table-cell/>
          <table:table-cell table:style-name="ce13" office:value-type="string">
            <text:p>Plecoglossidae</text:p>
          </table:table-cell>
          <table:table-cell table:style-name="ce13" office:value-type="string">
            <text:p>Plecoglossus</text:p>
          </table:table-cell>
          <table:table-cell table:style-name="ce13" office:value-type="string">
            <text:p>altivelis</text:p>
          </table:table-cell>
          <table:table-cell table:style-name="ce13" office:value-type="string">
            <text:p>AYU</text:p>
          </table:table-cell>
          <table:table-cell table:style-name="ce13" office:value-type="string">
            <text:p>Ayu</text:p>
          </table:table-cell>
          <table:table-cell table:number-columns-repeated="249"/>
        </table:table-row>
        <table:table-row table:style-name="ro1">
          <table:table-cell table:style-name="ce3" office:value-type="float" office:value="161996">
            <text:p>161996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Salmo</text:p>
          </table:table-cell>
          <table:table-cell table:style-name="ce13" office:value-type="string">
            <text:p>salar</text:p>
          </table:table-cell>
          <table:table-cell table:style-name="ce13" office:value-type="string">
            <text:p>ASAL</text:p>
          </table:table-cell>
          <table:table-cell table:style-name="ce13" office:value-type="string">
            <text:p>Atlantic salmon</text:p>
          </table:table-cell>
          <table:table-cell table:number-columns-repeated="249"/>
        </table:table-row>
        <table:table-row table:style-name="ro1">
          <table:table-cell table:style-name="ce4" office:value-type="float" office:value="623394">
            <text:p>623394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Coregonus</text:p>
          </table:table-cell>
          <table:table-cell table:style-name="ce13" office:value-type="string">
            <text:p>hoyi</text:p>
          </table:table-cell>
          <table:table-cell table:style-name="ce13" office:value-type="string">
            <text:p>BLO</text:p>
          </table:table-cell>
          <table:table-cell table:style-name="ce13" office:value-type="string">
            <text:p>Bloater</text:p>
          </table:table-cell>
          <table:table-cell table:number-columns-repeated="249"/>
        </table:table-row>
        <table:table-row table:style-name="ro1">
          <table:table-cell table:style-name="ce3" office:value-type="float" office:value="161997">
            <text:p>161997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Salmo</text:p>
          </table:table-cell>
          <table:table-cell table:style-name="ce13" office:value-type="string">
            <text:p>trutta</text:p>
          </table:table-cell>
          <table:table-cell table:style-name="ce13" office:value-type="string">
            <text:p>BRNTRO</text:p>
          </table:table-cell>
          <table:table-cell table:style-name="ce13" office:value-type="string">
            <text:p>Brown Trout</text:p>
          </table:table-cell>
          <table:table-cell table:number-columns-repeated="249"/>
        </table:table-row>
        <table:table-row table:style-name="ro1">
          <table:table-cell table:style-name="ce3" office:value-type="float" office:value="162003">
            <text:p>162003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Salvelinus</text:p>
          </table:table-cell>
          <table:table-cell table:style-name="ce13" office:value-type="string">
            <text:p>fontinalis</text:p>
          </table:table-cell>
          <table:table-cell table:style-name="ce13" office:value-type="string">
            <text:p>BTRO</text:p>
          </table:table-cell>
          <table:table-cell table:style-name="ce13" office:value-type="string">
            <text:p>Freshwater brook trout</text:p>
          </table:table-cell>
          <table:table-cell table:number-columns-repeated="249"/>
        </table:table-row>
        <table:table-row table:style-name="ro1">
          <table:table-cell table:style-name="ce3" office:value-type="float" office:value="161980">
            <text:p>161980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Oncorhynchus</text:p>
          </table:table-cell>
          <table:table-cell table:style-name="ce13" office:value-type="string">
            <text:p>tshawytscha</text:p>
          </table:table-cell>
          <table:table-cell table:style-name="ce13" office:value-type="string">
            <text:p>CHNK</text:p>
          </table:table-cell>
          <table:table-cell table:style-name="ce13" office:value-type="string">
            <text:p>Chinook salmon</text:p>
          </table:table-cell>
          <table:table-cell table:number-columns-repeated="249"/>
        </table:table-row>
        <table:table-row table:style-name="ro1">
          <table:table-cell table:style-name="ce3" office:value-type="float" office:value="161976">
            <text:p>161976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Oncorhynchus</text:p>
          </table:table-cell>
          <table:table-cell table:style-name="ce13" office:value-type="string">
            <text:p>keta</text:p>
          </table:table-cell>
          <table:table-cell table:style-name="ce13" office:value-type="string">
            <text:p>CHUM</text:p>
          </table:table-cell>
          <table:table-cell table:style-name="ce13" office:value-type="string">
            <text:p>Chum salmon</text:p>
          </table:table-cell>
          <table:table-cell table:number-columns-repeated="249"/>
        </table:table-row>
        <table:table-row table:style-name="ro1">
          <table:table-cell table:style-name="ce3" office:value-type="float" office:value="161977">
            <text:p>161977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Oncorhynchus</text:p>
          </table:table-cell>
          <table:table-cell table:style-name="ce13" office:value-type="string">
            <text:p>kisutch</text:p>
          </table:table-cell>
          <table:table-cell table:style-name="ce13" office:value-type="string">
            <text:p>COHO</text:p>
          </table:table-cell>
          <table:table-cell table:style-name="ce13" office:value-type="string">
            <text:p>Coho salmon</text:p>
          </table:table-cell>
          <table:table-cell table:number-columns-repeated="249"/>
        </table:table-row>
        <table:table-row table:style-name="ro1">
          <table:table-cell table:style-name="ce3" office:value-type="float" office:value="162002">
            <text:p>162002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Salvelinus</text:p>
          </table:table-cell>
          <table:table-cell table:style-name="ce13" office:value-type="string">
            <text:p>namaycush</text:p>
          </table:table-cell>
          <table:table-cell table:style-name="ce13" office:value-type="string">
            <text:p>LTRO</text:p>
          </table:table-cell>
          <table:table-cell table:style-name="ce13" office:value-type="string">
            <text:p>Lake trout</text:p>
          </table:table-cell>
          <table:table-cell table:number-columns-repeated="249"/>
        </table:table-row>
        <table:table-row table:style-name="ro1">
          <table:table-cell table:style-name="ce3" office:value-type="float" office:value="161941">
            <text:p>161941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Coregonus</text:p>
          </table:table-cell>
          <table:table-cell table:style-name="ce13" office:value-type="string">
            <text:p>clupeaformis</text:p>
          </table:table-cell>
          <table:table-cell table:style-name="ce13" office:value-type="string">
            <text:p>LWHFSH</text:p>
          </table:table-cell>
          <table:table-cell table:style-name="ce13" office:value-type="string">
            <text:p>Lake Whitefish</text:p>
          </table:table-cell>
          <table:table-cell table:number-columns-repeated="249"/>
        </table:table-row>
        <table:table-row table:style-name="ro1">
          <table:table-cell table:style-name="ce3" office:value-type="float" office:value="161975">
            <text:p>161975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Oncorhynchus</text:p>
          </table:table-cell>
          <table:table-cell table:style-name="ce13" office:value-type="string">
            <text:p>gorbuscha</text:p>
          </table:table-cell>
          <table:table-cell table:style-name="ce13" office:value-type="string">
            <text:p>PINK</text:p>
          </table:table-cell>
          <table:table-cell table:style-name="ce13" office:value-type="string">
            <text:p>Pink salmon</text:p>
          </table:table-cell>
          <table:table-cell table:number-columns-repeated="249"/>
        </table:table-row>
        <table:table-row table:style-name="ro1">
          <table:table-cell table:style-name="ce3" office:value-type="float" office:value="161979">
            <text:p>161979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Oncorhynchus</text:p>
          </table:table-cell>
          <table:table-cell table:style-name="ce13" office:value-type="string">
            <text:p>nerka</text:p>
          </table:table-cell>
          <table:table-cell table:style-name="ce13" office:value-type="string">
            <text:p>SOCK</text:p>
          </table:table-cell>
          <table:table-cell table:style-name="ce13" office:value-type="string">
            <text:p>Sockeye salmon</text:p>
          </table:table-cell>
          <table:table-cell table:number-columns-repeated="249"/>
        </table:table-row>
        <table:table-row table:style-name="ro1">
          <table:table-cell table:style-name="ce3" office:value-type="float" office:value="161989">
            <text:p>161989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Oncorhynchus</text:p>
          </table:table-cell>
          <table:table-cell table:style-name="ce13" office:value-type="string">
            <text:p>mykiss</text:p>
          </table:table-cell>
          <table:table-cell table:style-name="ce13" office:value-type="string">
            <text:p>STRO</text:p>
          </table:table-cell>
          <table:table-cell table:style-name="ce13" office:value-type="string">
            <text:p>Steelhead trout</text:p>
          </table:table-cell>
          <table:table-cell table:number-columns-repeated="249"/>
        </table:table-row>
        <table:table-row table:style-name="ro1">
          <table:table-cell table:style-name="ce3" office:value-type="float" office:value="161963">
            <text:p>161963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Coregonus</text:p>
          </table:table-cell>
          <table:table-cell table:style-name="ce13" office:value-type="string">
            <text:p>albula</text:p>
          </table:table-cell>
          <table:table-cell table:style-name="ce13" office:value-type="string">
            <text:p>VENDACE</text:p>
          </table:table-cell>
          <table:table-cell table:style-name="ce13" office:value-type="string">
            <text:p>Vendace</text:p>
          </table:table-cell>
          <table:table-cell table:number-columns-repeated="249"/>
        </table:table-row>
        <table:table-row table:style-name="ro1">
          <table:table-cell table:style-name="ce3" office:value-type="float" office:value="161950">
            <text:p>161950</text:p>
          </table:table-cell>
          <table:table-cell/>
          <table:table-cell table:style-name="ce13" office:value-type="string">
            <text:p>Salmonidae</text:p>
          </table:table-cell>
          <table:table-cell table:style-name="ce13" office:value-type="string">
            <text:p>Coregonus</text:p>
          </table:table-cell>
          <table:table-cell table:style-name="ce13" office:value-type="string">
            <text:p>lavaretus</text:p>
          </table:table-cell>
          <table:table-cell table:style-name="ce13" office:value-type="string">
            <text:p>WHFSH</text:p>
          </table:table-cell>
          <table:table-cell table:style-name="ce13" office:value-type="string">
            <text:p>Whitefish</text:p>
          </table:table-cell>
          <table:table-cell table:number-columns-repeated="249"/>
        </table:table-row>
        <table:table-row table:style-name="ro1" table:number-rows-repeated="653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_ITIS" table:style-name="ta2" table:print="false">
        <office:forms form:automatic-focus="false" form:apply-design-mode="false"/>
        <table:table-column table:style-name="co11" table:number-columns-repeated="2" table:default-cell-style-name="ce31"/>
        <table:table-column table:style-name="co11" table:number-columns-repeated="254" table:default-cell-style-name="Default"/>
        <table:table-row table:style-name="ro2">
          <table:table-cell table:style-name="Default" office:value-type="string">
            <text:p>TSN</text:p>
          </table:table-cell>
          <table:table-cell table:style-name="Default"/>
          <table:table-cell table:number-columns-repeated="254"/>
        </table:table-row>
        <table:table-row table:style-name="ro2">
          <table:table-cell table:formula="oooc:=[$Taxonomic.A3]" office:value-type="float" office:value="171671">
            <text:p>171671</text:p>
          </table:table-cell>
          <table:table-cell table:formula="oooc:=[$Taxonomic.F3]" office:value-type="string" office:string-value="SEEL">
            <text:p>SEEL</text:p>
          </table:table-cell>
          <table:table-cell table:number-columns-repeated="254"/>
        </table:table-row>
        <table:table-row table:style-name="ro2">
          <table:table-cell table:formula="oooc:=[$Taxonomic.A4]" office:value-type="float" office:value="550561">
            <text:p>550561</text:p>
          </table:table-cell>
          <table:table-cell table:formula="oooc:=[$Taxonomic.F4]" office:value-type="string" office:string-value="NWOLF">
            <text:p>NWOLF</text:p>
          </table:table-cell>
          <table:table-cell table:number-columns-repeated="254"/>
        </table:table-row>
        <table:table-row table:style-name="ro2">
          <table:table-cell table:formula="oooc:=[$Taxonomic.A5]" office:value-type="float" office:value="171342">
            <text:p>171342</text:p>
          </table:table-cell>
          <table:table-cell table:formula="oooc:=[$Taxonomic.F5]" office:value-type="string" office:string-value="SPWOLF">
            <text:p>SPWOLF</text:p>
          </table:table-cell>
          <table:table-cell table:number-columns-repeated="254"/>
        </table:table-row>
        <table:table-row table:style-name="ro2">
          <table:table-cell table:formula="oooc:=[$Taxonomic.A6]" office:value-type="float" office:value="171341">
            <text:p>171341</text:p>
          </table:table-cell>
          <table:table-cell table:formula="oooc:=[$Taxonomic.F6]" office:value-type="string" office:string-value="STRWOLF">
            <text:p>STRWOLF</text:p>
          </table:table-cell>
          <table:table-cell table:number-columns-repeated="254"/>
        </table:table-row>
        <table:table-row table:style-name="ro2">
          <table:table-cell table:formula="oooc:=[$Taxonomic.A7]" office:value-type="float" office:value="167123">
            <text:p>167123</text:p>
          </table:table-cell>
          <table:table-cell table:formula="oooc:=[$Taxonomic.F7]" office:value-type="string" office:string-value="SABLEF">
            <text:p>SABLEF</text:p>
          </table:table-cell>
          <table:table-cell table:number-columns-repeated="254"/>
        </table:table-row>
        <table:table-row table:style-name="ro2">
          <table:table-cell table:formula="oooc:=[$Taxonomic.A8]" office:value-type="float" office:value="172750">
            <text:p>172750</text:p>
          </table:table-cell>
          <table:table-cell table:formula="oooc:=[$Taxonomic.F8]" office:value-type="string" office:string-value="TURBOT">
            <text:p>TURBOT</text:p>
          </table:table-cell>
          <table:table-cell table:number-columns-repeated="254"/>
        </table:table-row>
        <table:table-row table:style-name="ro2">
          <table:table-cell table:formula="oooc:=[$Taxonomic.A9]" office:value-type="float" office:value="168598">
            <text:p>168598</text:p>
          </table:table-cell>
          <table:table-cell table:formula="oooc:=[$Taxonomic.F9]" office:value-type="string" office:string-value="CTRAC">
            <text:p>CTRAC</text:p>
          </table:table-cell>
          <table:table-cell table:number-columns-repeated="254"/>
        </table:table-row>
        <table:table-row table:style-name="ro2">
          <table:table-cell table:formula="oooc:=[$Taxonomic.A10]" office:value-type="float" office:value="168590">
            <text:p>168590</text:p>
          </table:table-cell>
          <table:table-cell table:formula="oooc:=[$Taxonomic.F10]" office:value-type="string" office:string-value="MTRAC">
            <text:p>MTRAC</text:p>
          </table:table-cell>
          <table:table-cell table:number-columns-repeated="254"/>
        </table:table-row>
        <table:table-row table:style-name="ro2">
          <table:table-cell table:formula="oooc:=[$Taxonomic.A11]" office:value-type="float" office:value="168590">
            <text:p>168590</text:p>
          </table:table-cell>
          <table:table-cell table:formula="oooc:=[$Taxonomic.F11]" office:value-type="string" office:string-value="STRAC">
            <text:p>STRAC</text:p>
          </table:table-cell>
          <table:table-cell table:number-columns-repeated="254"/>
        </table:table-row>
        <table:table-row table:style-name="ro2">
          <table:table-cell table:formula="oooc:=[$Taxonomic.A12]" office:value-type="float" office:value="168588">
            <text:p>168588</text:p>
          </table:table-cell>
          <table:table-cell table:formula="oooc:=[$Taxonomic.F12]" office:value-type="string" office:string-value="TRAC">
            <text:p>TRAC</text:p>
          </table:table-cell>
          <table:table-cell table:number-columns-repeated="254"/>
        </table:table-row>
        <table:table-row table:style-name="ro2">
          <table:table-cell table:formula="oooc:=[$Taxonomic.A13]" office:value-type="float" office:value="642743">
            <text:p>642743</text:p>
          </table:table-cell>
          <table:table-cell table:formula="oooc:=[$Taxonomic.F13]" office:value-type="string" office:string-value="CGUN">
            <text:p>CGUN</text:p>
          </table:table-cell>
          <table:table-cell table:number-columns-repeated="254"/>
        </table:table-row>
        <table:table-row table:style-name="ro2">
          <table:table-cell table:formula="oooc:=[$Taxonomic.A14]" office:value-type="float" office:value="642960">
            <text:p>642960</text:p>
          </table:table-cell>
          <table:table-cell table:formula="oooc:=[$Taxonomic.F14]" office:value-type="string" office:string-value="PSGEOR">
            <text:p>PSGEOR</text:p>
          </table:table-cell>
          <table:table-cell table:number-columns-repeated="254"/>
        </table:table-row>
        <table:table-row table:style-name="ro2">
          <table:table-cell table:formula="oooc:=[$Taxonomic.A15]" office:value-type="float" office:value="161703">
            <text:p>161703</text:p>
          </table:table-cell>
          <table:table-cell table:formula="oooc:=[$Taxonomic.F15]" office:value-type="string" office:string-value="ALOSA">
            <text:p>ALOSA</text:p>
          </table:table-cell>
          <table:table-cell table:number-columns-repeated="254"/>
        </table:table-row>
        <table:table-row table:style-name="ro2">
          <table:table-cell table:formula="oooc:=[$Taxonomic.A16]" office:value-type="float" office:value="551288">
            <text:p>551288</text:p>
          </table:table-cell>
          <table:table-cell table:formula="oooc:=[$Taxonomic.F16]" office:value-type="string" office:string-value="ALOSK">
            <text:p>ALOSK</text:p>
          </table:table-cell>
          <table:table-cell table:number-columns-repeated="254"/>
        </table:table-row>
        <table:table-row table:style-name="ro2">
          <table:table-cell table:formula="oooc:=[$Taxonomic.A17]" office:value-type="float" office:value="161732">
            <text:p>161732</text:p>
          </table:table-cell>
          <table:table-cell table:formula="oooc:=[$Taxonomic.F17]" office:value-type="string" office:string-value="MENAT">
            <text:p>MENAT</text:p>
          </table:table-cell>
          <table:table-cell table:number-columns-repeated="254"/>
        </table:table-row>
        <table:table-row table:style-name="ro2">
          <table:table-cell table:formula="oooc:=[$Taxonomic.A18]" office:value-type="float" office:value="161734">
            <text:p>161734</text:p>
          </table:table-cell>
          <table:table-cell table:formula="oooc:=[$Taxonomic.F18]" office:value-type="string" office:string-value="MENGF">
            <text:p>MENGF</text:p>
          </table:table-cell>
          <table:table-cell table:number-columns-repeated="254"/>
        </table:table-row>
        <table:table-row table:style-name="ro2">
          <table:table-cell table:formula="oooc:=[$Taxonomic.A19]" office:value-type="float" office:value="161722">
            <text:p>161722</text:p>
          </table:table-cell>
          <table:table-cell table:formula="oooc:=[$Taxonomic.F19]" office:value-type="string" office:string-value="HERR">
            <text:p>HERR</text:p>
          </table:table-cell>
          <table:table-cell table:number-columns-repeated="254"/>
        </table:table-row>
        <table:table-row table:style-name="ro2">
          <table:table-cell table:formula="oooc:=[$Taxonomic.A20]" office:value-type="float" office:value="551209">
            <text:p>551209</text:p>
          </table:table-cell>
          <table:table-cell table:formula="oooc:=[$Taxonomic.F20]" office:value-type="string" office:string-value="PHERR">
            <text:p>PHERR</text:p>
          </table:table-cell>
          <table:table-cell table:number-columns-repeated="254"/>
        </table:table-row>
        <table:table-row table:style-name="ro2">
          <table:table-cell table:formula="oooc:=[$Taxonomic.A21]" office:value-type="float" office:value="161813">
            <text:p>161813</text:p>
          </table:table-cell>
          <table:table-cell table:formula="oooc:=[$Taxonomic.F21]" office:value-type="string" office:string-value="SARDP">
            <text:p>SARDP</text:p>
          </table:table-cell>
          <table:table-cell table:number-columns-repeated="254"/>
        </table:table-row>
        <table:table-row table:style-name="ro2">
          <table:table-cell table:formula="oooc:=[$Taxonomic.A22]" office:value-type="float" office:value="572698">
            <text:p>572698</text:p>
          </table:table-cell>
          <table:table-cell table:formula="oooc:=[$Taxonomic.F22]" office:value-type="string" office:string-value="SARDJ">
            <text:p>SARDJ</text:p>
          </table:table-cell>
          <table:table-cell table:number-columns-repeated="254"/>
        </table:table-row>
        <table:table-row table:style-name="ro2">
          <table:table-cell table:formula="oooc:=[$Taxonomic.A23]" office:value-type="float" office:value="161729">
            <text:p>161729</text:p>
          </table:table-cell>
          <table:table-cell table:formula="oooc:=[$Taxonomic.F23]" office:value-type="string" office:string-value="SARD">
            <text:p>SARD</text:p>
          </table:table-cell>
          <table:table-cell table:number-columns-repeated="254"/>
        </table:table-row>
        <table:table-row table:style-name="ro2">
          <table:table-cell table:formula="oooc:=[$Taxonomic.A24]" office:value-type="float" office:value="161789">
            <text:p>161789</text:p>
          </table:table-cell>
          <table:table-cell table:formula="oooc:=[$Taxonomic.F24]" office:value-type="string" office:string-value="SPRAT">
            <text:p>SPRAT</text:p>
          </table:table-cell>
          <table:table-cell table:number-columns-repeated="254"/>
        </table:table-row>
        <table:table-row table:style-name="ro2">
          <table:table-cell table:formula="oooc:=[$Taxonomic.A25]" office:value-type="float" office:value="692068">
            <text:p>692068</text:p>
          </table:table-cell>
          <table:table-cell table:formula="oooc:=[$Taxonomic.F25]" office:value-type="string" office:string-value="CABEZ">
            <text:p>CABEZ</text:p>
          </table:table-cell>
          <table:table-cell table:number-columns-repeated="254"/>
        </table:table-row>
        <table:table-row table:style-name="ro2">
          <table:table-cell table:formula="oooc:=[$Taxonomic.A26]" office:value-type="float" office:value="551435">
            <text:p>551435</text:p>
          </table:table-cell>
          <table:table-cell table:formula="oooc:=[$Taxonomic.F26]" office:value-type="string" office:string-value="GANCHO">
            <text:p>GANCHO</text:p>
          </table:table-cell>
          <table:table-cell table:number-columns-repeated="254"/>
        </table:table-row>
        <table:table-row table:style-name="ro2">
          <table:table-cell table:formula="oooc:=[$Taxonomic.A27]" office:value-type="float" office:value="161831">
            <text:p>161831</text:p>
          </table:table-cell>
          <table:table-cell table:formula="oooc:=[$Taxonomic.F27]" office:value-type="string" office:string-value="ANCHO">
            <text:p>ANCHO</text:p>
          </table:table-cell>
          <table:table-cell table:number-columns-repeated="254"/>
        </table:table-row>
        <table:table-row table:style-name="ro2">
          <table:table-cell table:formula="oooc:=[$Taxonomic.A28]" office:value-type="float" office:value="161828">
            <text:p>161828</text:p>
          </table:table-cell>
          <table:table-cell table:formula="oooc:=[$Taxonomic.F28]" office:value-type="string" office:string-value="NANCHO">
            <text:p>NANCHO</text:p>
          </table:table-cell>
          <table:table-cell table:number-columns-repeated="254"/>
        </table:table-row>
        <table:table-row table:style-name="ro2">
          <table:table-cell table:formula="oooc:=[$Taxonomic.A29]" office:value-type="float" office:value="551340">
            <text:p>551340</text:p>
          </table:table-cell>
          <table:table-cell table:formula="oooc:=[$Taxonomic.F29]" office:value-type="string" office:string-value="PEANCHO">
            <text:p>PEANCHO</text:p>
          </table:table-cell>
          <table:table-cell table:number-columns-repeated="254"/>
        </table:table-row>
        <table:table-row table:style-name="ro2">
          <table:table-cell table:formula="oooc:=[$Taxonomic.A30]" office:value-type="float" office:value="161831">
            <text:p>161831</text:p>
          </table:table-cell>
          <table:table-cell table:formula="oooc:=[$Taxonomic.F30]" office:value-type="string" office:string-value="SAANCHO">
            <text:p>SAANCHO</text:p>
          </table:table-cell>
          <table:table-cell table:number-columns-repeated="254"/>
        </table:table-row>
        <table:table-row table:style-name="ro2">
          <table:table-cell table:formula="oooc:=[$Taxonomic.A31]" office:value-type="float" office:value="164712">
            <text:p>164712</text:p>
          </table:table-cell>
          <table:table-cell table:formula="oooc:=[$Taxonomic.F31]" office:value-type="string" office:string-value="COD">
            <text:p>COD</text:p>
          </table:table-cell>
          <table:table-cell table:number-columns-repeated="254"/>
        </table:table-row>
        <table:table-row table:style-name="ro2">
          <table:table-cell table:formula="oooc:=[$Taxonomic.A32]" office:value-type="float" office:value="164711">
            <text:p>164711</text:p>
          </table:table-cell>
          <table:table-cell table:formula="oooc:=[$Taxonomic.F32]" office:value-type="string" office:string-value="PCOD">
            <text:p>PCOD</text:p>
          </table:table-cell>
          <table:table-cell table:number-columns-repeated="254"/>
        </table:table-row>
        <table:table-row table:style-name="ro2">
          <table:table-cell table:formula="oooc:=[$Taxonomic.A33]" office:value-type="float" office:value="164744">
            <text:p>164744</text:p>
          </table:table-cell>
          <table:table-cell table:formula="oooc:=[$Taxonomic.F33]" office:value-type="string" office:string-value="HAD">
            <text:p>HAD</text:p>
          </table:table-cell>
          <table:table-cell table:number-columns-repeated="254"/>
        </table:table-row>
        <table:table-row table:style-name="ro2">
          <table:table-cell table:formula="oooc:=[$Taxonomic.A34]" office:value-type="float" office:value="164758">
            <text:p>164758</text:p>
          </table:table-cell>
          <table:table-cell table:formula="oooc:=[$Taxonomic.F34]" office:value-type="string" office:string-value="WHIT">
            <text:p>WHIT</text:p>
          </table:table-cell>
          <table:table-cell table:number-columns-repeated="254"/>
        </table:table-row>
        <table:table-row table:style-name="ro2">
          <table:table-cell table:formula="oooc:=[$Taxonomic.A35]" office:value-type="float" office:value="164774">
            <text:p>164774</text:p>
          </table:table-cell>
          <table:table-cell table:formula="oooc:=[$Taxonomic.F35]" office:value-type="string" office:string-value="BWHIT">
            <text:p>BWHIT</text:p>
          </table:table-cell>
          <table:table-cell table:number-columns-repeated="254"/>
        </table:table-row>
        <table:table-row table:style-name="ro2">
          <table:table-cell table:formula="oooc:=[$Taxonomic.A36]" office:value-type="float" office:value="164775">
            <text:p>164775</text:p>
          </table:table-cell>
          <table:table-cell table:formula="oooc:=[$Taxonomic.F36]" office:value-type="string" office:string-value="SBWHIT">
            <text:p>SBWHIT</text:p>
          </table:table-cell>
          <table:table-cell table:number-columns-repeated="254"/>
        </table:table-row>
        <table:table-row table:style-name="ro2">
          <table:table-cell table:formula="oooc:=[$Taxonomic.A37]" office:value-type="float" office:value="164727">
            <text:p>164727</text:p>
          </table:table-cell>
          <table:table-cell table:formula="oooc:=[$Taxonomic.F37]" office:value-type="string" office:string-value="POLL">
            <text:p>POLL</text:p>
          </table:table-cell>
          <table:table-cell table:number-columns-repeated="254"/>
        </table:table-row>
        <table:table-row table:style-name="ro2">
          <table:table-cell table:formula="oooc:=[$Taxonomic.A38]" office:value-type="float" office:value="164722">
            <text:p>164722</text:p>
          </table:table-cell>
          <table:table-cell table:formula="oooc:=[$Taxonomic.F38]" office:value-type="string" office:string-value="WPOLL">
            <text:p>WPOLL</text:p>
          </table:table-cell>
          <table:table-cell table:number-columns-repeated="254"/>
        </table:table-row>
        <table:table-row table:style-name="ro2">
          <table:table-cell table:formula="oooc:=[$Taxonomic.A39]" office:value-type="float" office:value="164756">
            <text:p>164756</text:p>
          </table:table-cell>
          <table:table-cell table:formula="oooc:=[$Taxonomic.F39]" office:value-type="string" office:string-value="NPOUT">
            <text:p>NPOUT</text:p>
          </table:table-cell>
          <table:table-cell table:number-columns-repeated="254"/>
        </table:table-row>
        <table:table-row table:style-name="ro2">
          <table:table-cell table:formula="oooc:=[$Taxonomic.A40]" office:value-type="float" office:value="167120">
            <text:p>167120</text:p>
          </table:table-cell>
          <table:table-cell table:formula="oooc:=[$Taxonomic.F40]" office:value-type="string" office:string-value="ATKA">
            <text:p>ATKA</text:p>
          </table:table-cell>
          <table:table-cell table:number-columns-repeated="254"/>
        </table:table-row>
        <table:table-row table:style-name="ro2">
          <table:table-cell table:formula="oooc:=[$Taxonomic.A41]" office:value-type="float" office:value="159911">
            <text:p>159911</text:p>
          </table:table-cell>
          <table:table-cell table:formula="oooc:=[$Taxonomic.F41]" office:value-type="string" office:string-value="PORB">
            <text:p>PORB</text:p>
          </table:table-cell>
          <table:table-cell table:number-columns-repeated="254"/>
        </table:table-row>
        <table:table-row table:style-name="ro2">
          <table:table-cell table:formula="oooc:=[$Taxonomic.A42]" office:value-type="float" office:value="164499">
            <text:p>164499</text:p>
          </table:table-cell>
          <table:table-cell table:formula="oooc:=[$Taxonomic.F42]" office:value-type="string" office:string-value="LOPHA">
            <text:p>LOPHA</text:p>
          </table:table-cell>
          <table:table-cell table:number-columns-repeated="254"/>
        </table:table-row>
        <table:table-row table:style-name="ro2">
          <table:table-cell table:formula="oooc:=[$Taxonomic.A43]" office:value-type="float" office:value="164502">
            <text:p>164502</text:p>
          </table:table-cell>
          <table:table-cell table:formula="oooc:=[$Taxonomic.F43]" office:value-type="string" office:string-value="LOPHB">
            <text:p>LOPHB</text:p>
          </table:table-cell>
          <table:table-cell table:number-columns-repeated="254"/>
        </table:table-row>
        <table:table-row table:style-name="ro2">
          <table:table-cell table:formula="oooc:=[$Taxonomic.A44]" office:value-type="float" office:value="164501">
            <text:p>164501</text:p>
          </table:table-cell>
          <table:table-cell table:formula="oooc:=[$Taxonomic.F44]" office:value-type="string" office:string-value="LOPHP">
            <text:p>LOPHP</text:p>
          </table:table-cell>
          <table:table-cell table:number-columns-repeated="254"/>
        </table:table-row>
        <table:table-row table:style-name="ro2">
          <table:table-cell table:formula="oooc:=[$Taxonomic.A45]" office:value-type="float" office:value="164740">
            <text:p>164740</text:p>
          </table:table-cell>
          <table:table-cell table:formula="oooc:=[$Taxonomic.F45]" office:value-type="string" office:string-value="CUSK">
            <text:p>CUSK</text:p>
          </table:table-cell>
          <table:table-cell table:number-columns-repeated="254"/>
        </table:table-row>
        <table:table-row table:style-name="ro2">
          <table:table-cell table:formula="oooc:=[$Taxonomic.A46]" office:value-type="float" office:value="164761">
            <text:p>164761</text:p>
          </table:table-cell>
          <table:table-cell table:formula="oooc:=[$Taxonomic.F46]" office:value-type="string" office:string-value="BLING">
            <text:p>BLING</text:p>
          </table:table-cell>
          <table:table-cell table:number-columns-repeated="254"/>
        </table:table-row>
        <table:table-row table:style-name="ro2">
          <table:table-cell table:formula="oooc:=[$Taxonomic.A47]" office:value-type="float" office:value="164760">
            <text:p>164760</text:p>
          </table:table-cell>
          <table:table-cell table:formula="oooc:=[$Taxonomic.F47]" office:value-type="string" office:string-value="LING">
            <text:p>LING</text:p>
          </table:table-cell>
          <table:table-cell table:number-columns-repeated="254"/>
        </table:table-row>
        <table:table-row table:style-name="ro2">
          <table:table-cell table:formula="oooc:=[$Taxonomic.A48]" office:value-type="float" office:value="168860">
            <text:p>168860</text:p>
          </table:table-cell>
          <table:table-cell table:formula="oooc:=[$Taxonomic.F48]" office:value-type="string" office:string-value="LSNAP">
            <text:p>LSNAP</text:p>
          </table:table-cell>
          <table:table-cell table:number-columns-repeated="254"/>
        </table:table-row>
        <table:table-row table:style-name="ro2">
          <table:table-cell table:formula="oooc:=[$Taxonomic.A49]" office:value-type="float" office:value="168853">
            <text:p>168853</text:p>
          </table:table-cell>
          <table:table-cell table:formula="oooc:=[$Taxonomic.F49]" office:value-type="string" office:string-value="RSNAP">
            <text:p>RSNAP</text:p>
          </table:table-cell>
          <table:table-cell table:number-columns-repeated="254"/>
        </table:table-row>
        <table:table-row table:style-name="ro2">
          <table:table-cell table:formula="oooc:=[$Taxonomic.A50]" office:value-type="float" office:value="165421">
            <text:p>165421</text:p>
          </table:table-cell>
          <table:table-cell table:formula="oooc:=[$Taxonomic.F50]" office:value-type="string" office:string-value="RGHGRN">
            <text:p>RGHGRN</text:p>
          </table:table-cell>
          <table:table-cell table:number-columns-repeated="254"/>
        </table:table-row>
        <table:table-row table:style-name="ro2">
          <table:table-cell table:formula="oooc:=[$Taxonomic.A51]" office:value-type="float" office:value="164798">
            <text:p>164798</text:p>
          </table:table-cell>
          <table:table-cell table:formula="oooc:=[$Taxonomic.F51]" office:value-type="string" office:string-value="CHAKE">
            <text:p>CHAKE</text:p>
          </table:table-cell>
          <table:table-cell table:number-columns-repeated="254"/>
        </table:table-row>
        <table:table-row table:style-name="ro2">
          <table:table-cell table:formula="oooc:=[$Taxonomic.A52]" office:value-type="float" office:value="164795">
            <text:p>164795</text:p>
          </table:table-cell>
          <table:table-cell table:formula="oooc:=[$Taxonomic.F52]" office:value-type="string" office:string-value="HAKE">
            <text:p>HAKE</text:p>
          </table:table-cell>
          <table:table-cell table:number-columns-repeated="254"/>
        </table:table-row>
        <table:table-row table:style-name="ro2">
          <table:table-cell table:formula="oooc:=[$Taxonomic.A53]" office:value-type="float" office:value="164799">
            <text:p>164799</text:p>
          </table:table-cell>
          <table:table-cell table:formula="oooc:=[$Taxonomic.F53]" office:value-type="string" office:string-value="PEHAKE">
            <text:p>PEHAKE</text:p>
          </table:table-cell>
          <table:table-cell table:number-columns-repeated="254"/>
        </table:table-row>
        <table:table-row table:style-name="ro2">
          <table:table-cell table:formula="oooc:=[$Taxonomic.A54]" office:value-type="float" office:value="164792">
            <text:p>164792</text:p>
          </table:table-cell>
          <table:table-cell table:formula="oooc:=[$Taxonomic.F54]" office:value-type="string" office:string-value="PHAKE">
            <text:p>PHAKE</text:p>
          </table:table-cell>
          <table:table-cell table:number-columns-repeated="254"/>
        </table:table-row>
        <table:table-row table:style-name="ro2">
          <table:table-cell table:formula="oooc:=[$Taxonomic.A55]" office:value-type="float" office:value="164791">
            <text:p>164791</text:p>
          </table:table-cell>
          <table:table-cell table:formula="oooc:=[$Taxonomic.F55]" office:value-type="string" office:string-value="SHAKE">
            <text:p>SHAKE</text:p>
          </table:table-cell>
          <table:table-cell table:number-columns-repeated="254"/>
        </table:table-row>
        <table:table-row table:style-name="ro2">
          <table:table-cell table:formula="oooc:=[$Taxonomic.A56]" office:value-type="float" office:value="642916">
            <text:p>642916</text:p>
          </table:table-cell>
          <table:table-cell table:formula="oooc:=[$Taxonomic.F56]" office:value-type="string" office:string-value="PATAG">
            <text:p>PATAG</text:p>
          </table:table-cell>
          <table:table-cell table:number-columns-repeated="254"/>
        </table:table-row>
        <table:table-row table:style-name="ro2">
          <table:table-cell table:formula="oooc:=[$Taxonomic.A57]" office:value-type="float" office:value="642852">
            <text:p>642852</text:p>
          </table:table-cell>
          <table:table-cell table:formula="oooc:=[$Taxonomic.F57]" office:value-type="string" office:string-value="GOBIO">
            <text:p>GOBIO</text:p>
          </table:table-cell>
          <table:table-cell table:number-columns-repeated="254"/>
        </table:table-row>
        <table:table-row table:style-name="ro2">
          <table:table-cell table:formula="oooc:=[$Taxonomic.A58]" office:value-type="float" office:value="642886">
            <text:p>642886</text:p>
          </table:table-cell>
          <table:table-cell table:formula="oooc:=[$Taxonomic.F58]" office:value-type="string" office:string-value="LEPSQ">
            <text:p>LEPSQ</text:p>
          </table:table-cell>
          <table:table-cell table:number-columns-repeated="254"/>
        </table:table-row>
        <table:table-row table:style-name="ro2">
          <table:table-cell table:formula="oooc:=[$Taxonomic.A59]" office:value-type="float" office:value="171105">
            <text:p>171105</text:p>
          </table:table-cell>
          <table:table-cell table:formula="oooc:=[$Taxonomic.F59]" office:value-type="string" office:string-value="NOTOR">
            <text:p>NOTOR</text:p>
          </table:table-cell>
          <table:table-cell table:number-columns-repeated="254"/>
        </table:table-row>
        <table:table-row table:style-name="ro2">
          <table:table-cell table:formula="oooc:=[$Taxonomic.A60]" office:value-type="float" office:value="162035">
            <text:p>162035</text:p>
          </table:table-cell>
          <table:table-cell table:formula="oooc:=[$Taxonomic.F60]" office:value-type="string" office:string-value="CAPE">
            <text:p>CAPE</text:p>
          </table:table-cell>
          <table:table-cell table:number-columns-repeated="254"/>
        </table:table-row>
        <table:table-row table:style-name="ro2">
          <table:table-cell table:formula="oooc:=[$Taxonomic.A61]" office:value-type="float" office:value="172735">
            <text:p>172735</text:p>
          </table:table-cell>
          <table:table-cell table:formula="oooc:=[$Taxonomic.F61]" office:value-type="string" office:string-value="SFLOUN">
            <text:p>SFLOUN</text:p>
          </table:table-cell>
          <table:table-cell table:number-columns-repeated="254"/>
        </table:table-row>
        <table:table-row table:style-name="ro2">
          <table:table-cell table:formula="oooc:=[$Taxonomic.A62]" office:value-type="float" office:value="645441">
            <text:p>645441</text:p>
          </table:table-cell>
          <table:table-cell table:formula="oooc:=[$Taxonomic.F62]" office:value-type="string" office:string-value="PAHEAD">
            <text:p>PAHEAD</text:p>
          </table:table-cell>
          <table:table-cell table:number-columns-repeated="254"/>
        </table:table-row>
        <table:table-row table:style-name="ro2">
          <table:table-cell table:formula="oooc:=[$Taxonomic.A63]" office:value-type="float" office:value="164730">
            <text:p>164730</text:p>
          </table:table-cell>
          <table:table-cell table:formula="oooc:=[$Taxonomic.F63]" office:value-type="string" office:string-value="RHAKE">
            <text:p>RHAKE</text:p>
          </table:table-cell>
          <table:table-cell table:number-columns-repeated="254"/>
        </table:table-row>
        <table:table-row table:style-name="ro2">
          <table:table-cell table:formula="oooc:=[$Taxonomic.A64]" office:value-type="float" office:value="164732">
            <text:p>164732</text:p>
          </table:table-cell>
          <table:table-cell table:formula="oooc:=[$Taxonomic.F64]" office:value-type="string" office:string-value="WHAKE">
            <text:p>WHAKE</text:p>
          </table:table-cell>
          <table:table-cell table:number-columns-repeated="254"/>
        </table:table-row>
        <table:table-row table:style-name="ro2">
          <table:table-cell table:formula="oooc:=[$Taxonomic.A65]" office:value-type="float" office:value="172868">
            <text:p>172868</text:p>
          </table:table-cell>
          <table:table-cell table:formula="oooc:=[$Taxonomic.F65]" office:value-type="string" office:string-value="PSOLE">
            <text:p>PSOLE</text:p>
          </table:table-cell>
          <table:table-cell table:number-columns-repeated="254"/>
        </table:table-row>
        <table:table-row table:style-name="ro2">
          <table:table-cell table:formula="oooc:=[$Taxonomic.A66]" office:value-type="float" office:value="172873">
            <text:p>172873</text:p>
          </table:table-cell>
          <table:table-cell table:formula="oooc:=[$Taxonomic.F66]" office:value-type="string" office:string-value="WITFLOUN">
            <text:p>WITFLOUN</text:p>
          </table:table-cell>
          <table:table-cell table:number-columns-repeated="254"/>
        </table:table-row>
        <table:table-row table:style-name="ro2">
          <table:table-cell table:formula="oooc:=[$Taxonomic.A67]" office:value-type="float" office:value="172877">
            <text:p>172877</text:p>
          </table:table-cell>
          <table:table-cell table:formula="oooc:=[$Taxonomic.F67]" office:value-type="string" office:string-value="AMPL">
            <text:p>AMPL</text:p>
          </table:table-cell>
          <table:table-cell table:number-columns-repeated="254"/>
        </table:table-row>
        <table:table-row table:style-name="ro2">
          <table:table-cell table:formula="oooc:=[$Taxonomic.A68]" office:value-type="float" office:value="616041">
            <text:p>616041</text:p>
          </table:table-cell>
          <table:table-cell table:formula="oooc:=[$Taxonomic.F68]" office:value-type="string" office:string-value="FLFLOUN">
            <text:p>FLFLOUN</text:p>
          </table:table-cell>
          <table:table-cell table:number-columns-repeated="254"/>
        </table:table-row>
        <table:table-row table:style-name="ro2">
          <table:table-cell table:formula="oooc:=[$Taxonomic.A69]" office:value-type="float" office:value="172932">
            <text:p>172932</text:p>
          </table:table-cell>
          <table:table-cell table:formula="oooc:=[$Taxonomic.F69]" office:value-type="string" office:string-value="PHAL">
            <text:p>PHAL</text:p>
          </table:table-cell>
          <table:table-cell table:number-columns-repeated="254"/>
        </table:table-row>
        <table:table-row table:style-name="ro2">
          <table:table-cell table:formula="oooc:=[$Taxonomic.A70]" office:value-type="float" office:value="172917">
            <text:p>172917</text:p>
          </table:table-cell>
          <table:table-cell table:formula="oooc:=[$Taxonomic.F70]" office:value-type="string" office:string-value="RSOLE">
            <text:p>RSOLE</text:p>
          </table:table-cell>
          <table:table-cell table:number-columns-repeated="254"/>
        </table:table-row>
        <table:table-row table:style-name="ro2">
          <table:table-cell table:formula="oooc:=[$Taxonomic.A71]" office:value-type="float" office:value="172881">
            <text:p>172881</text:p>
          </table:table-cell>
          <table:table-cell table:formula="oooc:=[$Taxonomic.F71]" office:value-type="string" office:string-value="DAB">
            <text:p>DAB</text:p>
          </table:table-cell>
          <table:table-cell table:number-columns-repeated="254"/>
        </table:table-row>
        <table:table-row table:style-name="ro2">
          <table:table-cell table:formula="oooc:=[$Taxonomic.A72]" office:value-type="float" office:value="172911">
            <text:p>172911</text:p>
          </table:table-cell>
          <table:table-cell table:formula="oooc:=[$Taxonomic.F72]" office:value-type="string" office:string-value="LHDAB">
            <text:p>LHDAB</text:p>
          </table:table-cell>
          <table:table-cell table:number-columns-repeated="254"/>
        </table:table-row>
        <table:table-row table:style-name="ro2">
          <table:table-cell table:formula="oooc:=[$Taxonomic.A73]" office:value-type="float" office:value="616064">
            <text:p>616064</text:p>
          </table:table-cell>
          <table:table-cell table:formula="oooc:=[$Taxonomic.F73]" office:value-type="string" office:string-value="SAKFLOUN">
            <text:p>SAKFLOUN</text:p>
          </table:table-cell>
          <table:table-cell table:number-columns-repeated="254"/>
        </table:table-row>
        <table:table-row table:style-name="ro2">
          <table:table-cell table:formula="oooc:=[$Taxonomic.A74]" office:value-type="float" office:value="172909">
            <text:p>172909</text:p>
          </table:table-cell>
          <table:table-cell table:formula="oooc:=[$Taxonomic.F74]" office:value-type="string" office:string-value="YELL">
            <text:p>YELL</text:p>
          </table:table-cell>
          <table:table-cell table:number-columns-repeated="254"/>
        </table:table-row>
        <table:table-row table:style-name="ro2">
          <table:table-cell table:formula="oooc:=[$Taxonomic.A75]" office:value-type="float" office:value="172907">
            <text:p>172907</text:p>
          </table:table-cell>
          <table:table-cell table:formula="oooc:=[$Taxonomic.F75]" office:value-type="string" office:string-value="YSOLE">
            <text:p>YSOLE</text:p>
          </table:table-cell>
          <table:table-cell table:number-columns-repeated="254"/>
        </table:table-row>
        <table:table-row table:style-name="ro2">
          <table:table-cell table:formula="oooc:=[$Taxonomic.A76]" office:value-type="float" office:value="172921">
            <text:p>172921</text:p>
          </table:table-cell>
          <table:table-cell table:formula="oooc:=[$Taxonomic.F76]" office:value-type="string" office:string-value="ESOLE">
            <text:p>ESOLE</text:p>
          </table:table-cell>
          <table:table-cell table:number-columns-repeated="254"/>
        </table:table-row>
        <table:table-row table:style-name="ro2">
          <table:table-cell table:formula="oooc:=[$Taxonomic.A77]" office:value-type="float" office:value="172894">
            <text:p>172894</text:p>
          </table:table-cell>
          <table:table-cell table:formula="oooc:=[$Taxonomic.F77]" office:value-type="string" office:string-value="FLOUN">
            <text:p>FLOUN</text:p>
          </table:table-cell>
          <table:table-cell table:number-columns-repeated="254"/>
        </table:table-row>
        <table:table-row table:style-name="ro2">
          <table:table-cell table:formula="oooc:=[$Taxonomic.A78]" office:value-type="float" office:value="172893">
            <text:p>172893</text:p>
          </table:table-cell>
          <table:table-cell table:formula="oooc:=[$Taxonomic.F78]" office:value-type="string" office:string-value="STFLOUN">
            <text:p>STFLOUN</text:p>
          </table:table-cell>
          <table:table-cell table:number-columns-repeated="254"/>
        </table:table-row>
        <table:table-row table:style-name="ro2">
          <table:table-cell table:formula="oooc:=[$Taxonomic.A79]" office:value-type="float" office:value="172901">
            <text:p>172901</text:p>
          </table:table-cell>
          <table:table-cell table:formula="oooc:=[$Taxonomic.F79]" office:value-type="string" office:string-value="ALPLAIC">
            <text:p>ALPLAIC</text:p>
          </table:table-cell>
          <table:table-cell table:number-columns-repeated="254"/>
        </table:table-row>
        <table:table-row table:style-name="ro2">
          <table:table-cell table:formula="oooc:=[$Taxonomic.A80]" office:value-type="float" office:value="172902">
            <text:p>172902</text:p>
          </table:table-cell>
          <table:table-cell table:formula="oooc:=[$Taxonomic.F80]" office:value-type="string" office:string-value="PLAIC">
            <text:p>PLAIC</text:p>
          </table:table-cell>
          <table:table-cell table:number-columns-repeated="254"/>
        </table:table-row>
        <table:table-row table:style-name="ro2">
          <table:table-cell table:formula="oooc:=[$Taxonomic.A81]" office:value-type="float" office:value="172905">
            <text:p>172905</text:p>
          </table:table-cell>
          <table:table-cell table:formula="oooc:=[$Taxonomic.F81]" office:value-type="string" office:string-value="WINFLOUN">
            <text:p>WINFLOUN</text:p>
          </table:table-cell>
          <table:table-cell table:number-columns-repeated="254"/>
        </table:table-row>
        <table:table-row table:style-name="ro2">
          <table:table-cell table:formula="oooc:=[$Taxonomic.A82]" office:value-type="float" office:value="172930">
            <text:p>172930</text:p>
          </table:table-cell>
          <table:table-cell table:formula="oooc:=[$Taxonomic.F82]" office:value-type="string" office:string-value="GHAL">
            <text:p>GHAL</text:p>
          </table:table-cell>
          <table:table-cell table:number-columns-repeated="254"/>
        </table:table-row>
        <table:table-row table:style-name="ro2">
          <table:table-cell table:formula="oooc:=[$Taxonomic.A83]" office:value-type="float" office:value="168559">
            <text:p>168559</text:p>
          </table:table-cell>
          <table:table-cell table:formula="oooc:=[$Taxonomic.F83]" office:value-type="string" office:string-value="BLUEFISH">
            <text:p>BLUEFISH</text:p>
          </table:table-cell>
          <table:table-cell table:number-columns-repeated="254"/>
        </table:table-row>
        <table:table-row table:style-name="ro2">
          <table:table-cell table:formula="oooc:=[$Taxonomic.A84]" office:value-type="float" office:value="564149">
            <text:p>564149</text:p>
          </table:table-cell>
          <table:table-cell table:formula="oooc:=[$Taxonomic.F84]" office:value-type="string" office:string-value="THSKAT">
            <text:p>THSKAT</text:p>
          </table:table-cell>
          <table:table-cell table:number-columns-repeated="254"/>
        </table:table-row>
        <table:table-row table:style-name="ro2">
          <table:table-cell table:formula="oooc:=[$Taxonomic.A85]" office:value-type="float" office:value="564139">
            <text:p>564139</text:p>
          </table:table-cell>
          <table:table-cell table:formula="oooc:=[$Taxonomic.F85]" office:value-type="string" office:string-value="BSKAT">
            <text:p>BSKAT</text:p>
          </table:table-cell>
          <table:table-cell table:number-columns-repeated="254"/>
        </table:table-row>
        <table:table-row table:style-name="ro2">
          <table:table-cell table:formula="oooc:=[$Taxonomic.A86]" office:value-type="float" office:value="564130">
            <text:p>564130</text:p>
          </table:table-cell>
          <table:table-cell table:formula="oooc:=[$Taxonomic.F86]" office:value-type="string" office:string-value="LSKAT">
            <text:p>LSKAT</text:p>
          </table:table-cell>
          <table:table-cell table:number-columns-repeated="254"/>
        </table:table-row>
        <table:table-row table:style-name="ro2">
          <table:table-cell table:formula="oooc:=[$Taxonomic.A87]" office:value-type="float" office:value="564136">
            <text:p>564136</text:p>
          </table:table-cell>
          <table:table-cell table:formula="oooc:=[$Taxonomic.F87]" office:value-type="string" office:string-value="RSKAT">
            <text:p>RSKAT</text:p>
          </table:table-cell>
          <table:table-cell table:number-columns-repeated="254"/>
        </table:table-row>
        <table:table-row table:style-name="ro2">
          <table:table-cell table:formula="oooc:=[$Taxonomic.A88]" office:value-type="float" office:value="564145">
            <text:p>564145</text:p>
          </table:table-cell>
          <table:table-cell table:formula="oooc:=[$Taxonomic.F88]" office:value-type="string" office:string-value="WSKAT">
            <text:p>WSKAT</text:p>
          </table:table-cell>
          <table:table-cell table:number-columns-repeated="254"/>
        </table:table-row>
        <table:table-row table:style-name="ro2">
          <table:table-cell table:formula="oooc:=[$Taxonomic.A89]" office:value-type="float" office:value="564151">
            <text:p>564151</text:p>
          </table:table-cell>
          <table:table-cell table:formula="oooc:=[$Taxonomic.F89]" office:value-type="string" office:string-value="SSKAT">
            <text:p>SSKAT</text:p>
          </table:table-cell>
          <table:table-cell table:number-columns-repeated="254"/>
        </table:table-row>
        <table:table-row table:style-name="ro2">
          <table:table-cell table:formula="oooc:=[$Taxonomic.A90]" office:value-type="float" office:value="160855">
            <text:p>160855</text:p>
          </table:table-cell>
          <table:table-cell table:formula="oooc:=[$Taxonomic.F90]" office:value-type="string" office:string-value="CSKAT">
            <text:p>CSKAT</text:p>
          </table:table-cell>
          <table:table-cell table:number-columns-repeated="254"/>
        </table:table-row>
        <table:table-row table:style-name="ro2">
          <table:table-cell table:formula="oooc:=[$Taxonomic.A92]" office:value-type="float" office:value="172412">
            <text:p>172412</text:p>
          </table:table-cell>
          <table:table-cell table:formula="oooc:=[$Taxonomic.F92]" office:value-type="string" office:string-value="CMACK">
            <text:p>CMACK</text:p>
          </table:table-cell>
          <table:table-cell table:number-columns-repeated="254"/>
        </table:table-row>
        <table:table-row table:style-name="ro2">
          <table:table-cell table:formula="oooc:=[$Taxonomic.A93]" office:value-type="float" office:value="172414">
            <text:p>172414</text:p>
          </table:table-cell>
          <table:table-cell table:formula="oooc:=[$Taxonomic.F93]" office:value-type="string" office:string-value="MACK">
            <text:p>MACK</text:p>
          </table:table-cell>
          <table:table-cell table:number-columns-repeated="254"/>
        </table:table-row>
        <table:table-row table:style-name="ro2">
          <table:table-cell table:formula="oooc:=[$Taxonomic.A94]" office:value-type="float" office:value="172435">
            <text:p>172435</text:p>
          </table:table-cell>
          <table:table-cell table:formula="oooc:=[$Taxonomic.F94]" office:value-type="string" office:string-value="KMACK">
            <text:p>KMACK</text:p>
          </table:table-cell>
          <table:table-cell table:number-columns-repeated="254"/>
        </table:table-row>
        <table:table-row table:style-name="ro2">
          <table:table-cell table:formula="oooc:=[$Taxonomic.A95]" office:value-type="float" office:value="172419">
            <text:p>172419</text:p>
          </table:table-cell>
          <table:table-cell table:formula="oooc:=[$Taxonomic.F95]" office:value-type="string" office:string-value="ALBA">
            <text:p>ALBA</text:p>
          </table:table-cell>
          <table:table-cell table:number-columns-repeated="254"/>
        </table:table-row>
        <table:table-row table:style-name="ro2">
          <table:table-cell table:formula="oooc:=[$Taxonomic.A96]" office:value-type="float" office:value="172421">
            <text:p>172421</text:p>
          </table:table-cell>
          <table:table-cell table:formula="oooc:=[$Taxonomic.F96]" office:value-type="string" office:string-value="ATBTUNA">
            <text:p>ATBTUNA</text:p>
          </table:table-cell>
          <table:table-cell table:number-columns-repeated="254"/>
        </table:table-row>
        <table:table-row table:style-name="ro2">
          <table:table-cell table:formula="oooc:=[$Taxonomic.A97]" office:value-type="float" office:value="172428">
            <text:p>172428</text:p>
          </table:table-cell>
          <table:table-cell table:formula="oooc:=[$Taxonomic.F97]" office:value-type="string" office:string-value="BIGEYE">
            <text:p>BIGEYE</text:p>
          </table:table-cell>
          <table:table-cell table:number-columns-repeated="254"/>
        </table:table-row>
        <table:table-row table:style-name="ro2">
          <table:table-cell table:formula="oooc:=[$Taxonomic.A98]" office:value-type="float" office:value="172431">
            <text:p>172431</text:p>
          </table:table-cell>
          <table:table-cell table:formula="oooc:=[$Taxonomic.F98]" office:value-type="string" office:string-value="SBTUNA">
            <text:p>SBTUNA</text:p>
          </table:table-cell>
          <table:table-cell table:number-columns-repeated="254"/>
        </table:table-row>
        <table:table-row table:style-name="ro2">
          <table:table-cell table:formula="oooc:=[$Taxonomic.A99]" office:value-type="float" office:value="172423">
            <text:p>172423</text:p>
          </table:table-cell>
          <table:table-cell table:formula="oooc:=[$Taxonomic.F99]" office:value-type="string" office:string-value="YFIN">
            <text:p>YFIN</text:p>
          </table:table-cell>
          <table:table-cell table:number-columns-repeated="254"/>
        </table:table-row>
        <table:table-row table:style-name="ro2">
          <table:table-cell table:formula="oooc:=[$Taxonomic.A100]" office:value-type="float" office:value="172834">
            <text:p>172834</text:p>
          </table:table-cell>
          <table:table-cell table:formula="oooc:=[$Taxonomic.F100]" office:value-type="string" office:string-value="FMEG">
            <text:p>FMEG</text:p>
          </table:table-cell>
          <table:table-cell table:number-columns-repeated="254"/>
        </table:table-row>
        <table:table-row table:style-name="ro2">
          <table:table-cell table:formula="oooc:=[$Taxonomic.A101]" office:value-type="float" office:value="172835">
            <text:p>172835</text:p>
          </table:table-cell>
          <table:table-cell table:formula="oooc:=[$Taxonomic.F101]" office:value-type="string" office:string-value="MEG">
            <text:p>MEG</text:p>
          </table:table-cell>
          <table:table-cell table:number-columns-repeated="254"/>
        </table:table-row>
        <table:table-row table:style-name="ro2">
          <table:table-cell table:formula="oooc:=[$Taxonomic.A102]" office:value-type="float" office:value="172746">
            <text:p>172746</text:p>
          </table:table-cell>
          <table:table-cell table:formula="oooc:=[$Taxonomic.F102]" office:value-type="string" office:string-value="WINDOW">
            <text:p>WINDOW</text:p>
          </table:table-cell>
          <table:table-cell table:number-columns-repeated="254"/>
        </table:table-row>
        <table:table-row table:style-name="ro2">
          <table:table-cell table:formula="oooc:=[$Taxonomic.A103]" office:value-type="float" office:value="166827">
            <text:p>166827</text:p>
          </table:table-cell>
          <table:table-cell table:formula="oooc:=[$Taxonomic.F103]" office:value-type="string" office:string-value="CALSCORP">
            <text:p>CALSCORP</text:p>
          </table:table-cell>
          <table:table-cell table:number-columns-repeated="254"/>
        </table:table-row>
        <table:table-row table:style-name="ro2">
          <table:table-cell table:formula="oooc:=[$Taxonomic.A104]" office:value-type="float" office:value="166783">
            <text:p>166783</text:p>
          </table:table-cell>
          <table:table-cell table:formula="oooc:=[$Taxonomic.F104]" office:value-type="string" office:string-value="THORNH">
            <text:p>THORNH</text:p>
          </table:table-cell>
          <table:table-cell table:number-columns-repeated="254"/>
        </table:table-row>
        <table:table-row table:style-name="ro2">
          <table:table-cell table:formula="oooc:=[$Taxonomic.A105]" office:value-type="float" office:value="166774">
            <text:p>166774</text:p>
          </table:table-cell>
          <table:table-cell table:formula="oooc:=[$Taxonomic.F105]" office:value-type="string" office:string-value="ACADRED">
            <text:p>ACADRED</text:p>
          </table:table-cell>
          <table:table-cell table:number-columns-repeated="254"/>
        </table:table-row>
        <table:table-row table:style-name="ro2">
          <table:table-cell table:formula="oooc:=[$Taxonomic.A106]" office:value-type="float" office:value="166733">
            <text:p>166733</text:p>
          </table:table-cell>
          <table:table-cell table:formula="oooc:=[$Taxonomic.F106]" office:value-type="string" office:string-value="BOCACC">
            <text:p>BOCACC</text:p>
          </table:table-cell>
          <table:table-cell table:number-columns-repeated="254"/>
        </table:table-row>
        <table:table-row table:style-name="ro2">
          <table:table-cell table:formula="oooc:=[$Taxonomic.A107]" office:value-type="float" office:value="166722">
            <text:p>166722</text:p>
          </table:table-cell>
          <table:table-cell table:formula="oooc:=[$Taxonomic.F107]" office:value-type="string" office:string-value="CHILI">
            <text:p>CHILI</text:p>
          </table:table-cell>
          <table:table-cell table:number-columns-repeated="254"/>
        </table:table-row>
        <table:table-row table:style-name="ro2">
          <table:table-cell table:formula="oooc:=[$Taxonomic.A108]" office:value-type="float" office:value="166754">
            <text:p>166754</text:p>
          </table:table-cell>
          <table:table-cell table:formula="oooc:=[$Taxonomic.F108]" office:value-type="string" office:string-value="COWCOD">
            <text:p>COWCOD</text:p>
          </table:table-cell>
          <table:table-cell table:number-columns-repeated="254"/>
        </table:table-row>
        <table:table-row table:style-name="ro2">
          <table:table-cell table:formula="oooc:=[$Taxonomic.A109]" office:value-type="float" office:value="166715">
            <text:p>166715</text:p>
          </table:table-cell>
          <table:table-cell table:formula="oooc:=[$Taxonomic.F109]" office:value-type="string" office:string-value="DKROCK">
            <text:p>DKROCK</text:p>
          </table:table-cell>
          <table:table-cell table:number-columns-repeated="254"/>
        </table:table-row>
        <table:table-row table:style-name="ro2">
          <table:table-cell table:formula="oooc:=[$Taxonomic.A110]" office:value-type="float" office:value="166767">
            <text:p>166767</text:p>
          </table:table-cell>
          <table:table-cell table:formula="oooc:=[$Taxonomic.F110]" office:value-type="string" office:string-value="GOPHER">
            <text:p>GOPHER</text:p>
          </table:table-cell>
          <table:table-cell table:number-columns-repeated="254"/>
        </table:table-row>
        <table:table-row table:style-name="ro2">
          <table:table-cell table:formula="oooc:=[$Taxonomic.A111]" office:value-type="float" office:value="166707">
            <text:p>166707</text:p>
          </table:table-cell>
          <table:table-cell table:formula="oooc:=[$Taxonomic.F111]" office:value-type="string" office:string-value="POPERCH">
            <text:p>POPERCH</text:p>
          </table:table-cell>
          <table:table-cell table:number-columns-repeated="254"/>
        </table:table-row>
        <table:table-row table:style-name="ro2">
          <table:table-cell table:formula="oooc:=[$Taxonomic.A113]" office:value-type="float" office:value="167862">
            <text:p>167862</text:p>
          </table:table-cell>
          <table:table-cell table:formula="oooc:=[$Taxonomic.F113]" office:value-type="string" office:string-value="REDMAR">
            <text:p>REDMAR</text:p>
          </table:table-cell>
          <table:table-cell table:number-columns-repeated="254"/>
        </table:table-row>
        <table:table-row table:style-name="ro2">
          <table:table-cell table:formula="oooc:=[$Taxonomic.A114]" office:value-type="float" office:value="166756">
            <text:p>166756</text:p>
          </table:table-cell>
          <table:table-cell table:formula="oooc:=[$Taxonomic.F114]" office:value-type="string" office:string-value="REDMEN">
            <text:p>REDMEN</text:p>
          </table:table-cell>
          <table:table-cell table:number-columns-repeated="254"/>
        </table:table-row>
        <table:table-row table:style-name="ro2">
          <table:table-cell table:formula="oooc:=[$Taxonomic.A115]" office:value-type="float" office:value="166756">
            <text:p>166756</text:p>
          </table:table-cell>
          <table:table-cell table:formula="oooc:=[$Taxonomic.F115]" office:value-type="string" office:string-value="VERMIL">
            <text:p>VERMIL</text:p>
          </table:table-cell>
          <table:table-cell table:number-columns-repeated="254"/>
        </table:table-row>
        <table:table-row table:style-name="ro2">
          <table:table-cell table:formula="oooc:=[$Taxonomic.A116]" office:value-type="float" office:value="166719">
            <text:p>166719</text:p>
          </table:table-cell>
          <table:table-cell table:formula="oooc:=[$Taxonomic.F116]" office:value-type="string" office:string-value="WROCK">
            <text:p>WROCK</text:p>
          </table:table-cell>
          <table:table-cell table:number-columns-repeated="254"/>
        </table:table-row>
        <table:table-row table:style-name="ro2">
          <table:table-cell table:formula="oooc:=[$Taxonomic.A117]" office:value-type="float" office:value="173002">
            <text:p>173002</text:p>
          </table:table-cell>
          <table:table-cell table:formula="oooc:=[$Taxonomic.F117]" office:value-type="string" office:string-value="SOLE">
            <text:p>SOLE</text:p>
          </table:table-cell>
          <table:table-cell table:number-columns-repeated="254"/>
        </table:table-row>
        <table:table-row table:style-name="ro2">
          <table:table-cell table:formula="oooc:=[$Taxonomic.A118]" office:value-type="float" office:value="647939">
            <text:p>647939</text:p>
          </table:table-cell>
          <table:table-cell table:formula="oooc:=[$Taxonomic.F118]" office:value-type="string" office:string-value="YSBREAM">
            <text:p>YSBREAM</text:p>
          </table:table-cell>
          <table:table-cell table:number-columns-repeated="254"/>
        </table:table-row>
        <table:table-row table:style-name="ro2">
          <table:table-cell table:formula="oooc:=[$Taxonomic.A119]" office:value-type="float" office:value="169231">
            <text:p>169231</text:p>
          </table:table-cell>
          <table:table-cell table:formula="oooc:=[$Taxonomic.F119]" office:value-type="string" office:string-value="NZSNAP">
            <text:p>NZSNAP</text:p>
          </table:table-cell>
          <table:table-cell table:number-columns-repeated="254"/>
        </table:table-row>
        <table:table-row table:style-name="ro2">
          <table:table-cell table:formula="oooc:=[$Taxonomic.A120]" office:value-type="float" office:value="169207">
            <text:p>169207</text:p>
          </table:table-cell>
          <table:table-cell table:formula="oooc:=[$Taxonomic.F120]" office:value-type="string" office:string-value="RPORGY">
            <text:p>RPORGY</text:p>
          </table:table-cell>
          <table:table-cell table:number-columns-repeated="254"/>
        </table:table-row>
        <table:table-row table:style-name="ro2">
          <table:table-cell table:formula="oooc:=[$Taxonomic.A121]" office:value-type="float" office:value="647892">
            <text:p>647892</text:p>
          </table:table-cell>
          <table:table-cell table:formula="oooc:=[$Taxonomic.F121]" office:value-type="string" office:string-value="SBREAM">
            <text:p>SBREAM</text:p>
          </table:table-cell>
          <table:table-cell table:number-columns-repeated="254"/>
        </table:table-row>
        <table:table-row table:style-name="ro2">
          <table:table-cell table:formula="oooc:=[$Taxonomic.A122]" office:value-type="float" office:value="169182">
            <text:p>169182</text:p>
          </table:table-cell>
          <table:table-cell table:formula="oooc:=[$Taxonomic.F122]" office:value-type="string" office:string-value="SCUP">
            <text:p>SCUP</text:p>
          </table:table-cell>
          <table:table-cell table:number-columns-repeated="254"/>
        </table:table-row>
        <table:table-row table:style-name="ro2">
          <table:table-cell table:formula="oooc:=[$Taxonomic.A123]" office:value-type="float" office:value="172482">
            <text:p>172482</text:p>
          </table:table-cell>
          <table:table-cell table:formula="oooc:=[$Taxonomic.F123]" office:value-type="string" office:string-value="SWO">
            <text:p>SWO</text:p>
          </table:table-cell>
          <table:table-cell table:number-columns-repeated="254"/>
        </table:table-row>
        <table:table-row table:style-name="ro2">
          <table:table-cell table:formula="oooc:=[$Taxonomic.A124]" office:value-type="float" office:value="630979">
            <text:p>630979</text:p>
          </table:table-cell>
          <table:table-cell table:formula="oooc:=[$Taxonomic.F124]" office:value-type="string" office:string-value="OPOUT">
            <text:p>OPOUT</text:p>
          </table:table-cell>
          <table:table-cell table:number-columns-repeated="254"/>
        </table:table-row>
        <table:table-row table:style-name="ro2">
          <table:table-cell table:formula="oooc:=[$Taxonomic.A125]" office:value-type="float" office:value="162064">
            <text:p>162064</text:p>
          </table:table-cell>
          <table:table-cell table:formula="oooc:=[$Taxonomic.F125]" office:value-type="string" office:string-value="ARGEN">
            <text:p>ARGEN</text:p>
          </table:table-cell>
          <table:table-cell table:number-columns-repeated="254"/>
        </table:table-row>
        <table:table-row table:style-name="ro2">
          <table:table-cell table:formula="oooc:=[$Taxonomic.A126]" office:value-type="float" office:value="162144">
            <text:p>162144</text:p>
          </table:table-cell>
          <table:table-cell table:formula="oooc:=[$Taxonomic.F126]" office:value-type="string" office:string-value="MASKINOGIES">
            <text:p>MASKINOGIES</text:p>
          </table:table-cell>
          <table:table-cell table:number-columns-repeated="254"/>
        </table:table-row>
        <table:table-row table:style-name="ro2">
          <table:table-cell table:formula="oooc:=[$Taxonomic.A127]" office:value-type="float" office:value="162139">
            <text:p>162139</text:p>
          </table:table-cell>
          <table:table-cell table:formula="oooc:=[$Taxonomic.F127]" office:value-type="string" office:string-value="PIKE">
            <text:p>PIKE</text:p>
          </table:table-cell>
          <table:table-cell table:number-columns-repeated="254"/>
        </table:table-row>
        <table:table-row table:style-name="ro2">
          <table:table-cell table:formula="oooc:=[$Taxonomic.A128]" office:value-type="float" office:value="162041">
            <text:p>162041</text:p>
          </table:table-cell>
          <table:table-cell table:formula="oooc:=[$Taxonomic.F128]" office:value-type="string" office:string-value="RBSMELT">
            <text:p>RBSMELT</text:p>
          </table:table-cell>
          <table:table-cell table:number-columns-repeated="254"/>
        </table:table-row>
        <table:table-row table:style-name="ro2">
          <table:table-cell table:formula="oooc:=[$Taxonomic.A129]" office:value-type="float" office:value="162027">
            <text:p>162027</text:p>
          </table:table-cell>
          <table:table-cell table:formula="oooc:=[$Taxonomic.F129]" office:value-type="string" office:string-value="AYU">
            <text:p>AYU</text:p>
          </table:table-cell>
          <table:table-cell table:number-columns-repeated="254"/>
        </table:table-row>
        <table:table-row table:style-name="ro2">
          <table:table-cell table:formula="oooc:=[$Taxonomic.A130]" office:value-type="float" office:value="161996">
            <text:p>161996</text:p>
          </table:table-cell>
          <table:table-cell table:formula="oooc:=[$Taxonomic.F130]" office:value-type="string" office:string-value="ASAL">
            <text:p>ASAL</text:p>
          </table:table-cell>
          <table:table-cell table:number-columns-repeated="254"/>
        </table:table-row>
        <table:table-row table:style-name="ro2">
          <table:table-cell table:formula="oooc:=[$Taxonomic.A131]" office:value-type="float" office:value="623394">
            <text:p>623394</text:p>
          </table:table-cell>
          <table:table-cell table:formula="oooc:=[$Taxonomic.F131]" office:value-type="string" office:string-value="BLO">
            <text:p>BLO</text:p>
          </table:table-cell>
          <table:table-cell table:number-columns-repeated="254"/>
        </table:table-row>
        <table:table-row table:style-name="ro2">
          <table:table-cell table:formula="oooc:=[$Taxonomic.A132]" office:value-type="float" office:value="161997">
            <text:p>161997</text:p>
          </table:table-cell>
          <table:table-cell table:formula="oooc:=[$Taxonomic.F132]" office:value-type="string" office:string-value="BRNTRO">
            <text:p>BRNTRO</text:p>
          </table:table-cell>
          <table:table-cell table:number-columns-repeated="254"/>
        </table:table-row>
        <table:table-row table:style-name="ro2">
          <table:table-cell table:formula="oooc:=[$Taxonomic.A133]" office:value-type="float" office:value="162003">
            <text:p>162003</text:p>
          </table:table-cell>
          <table:table-cell table:formula="oooc:=[$Taxonomic.F133]" office:value-type="string" office:string-value="BTRO">
            <text:p>BTRO</text:p>
          </table:table-cell>
          <table:table-cell table:number-columns-repeated="254"/>
        </table:table-row>
        <table:table-row table:style-name="ro2">
          <table:table-cell table:formula="oooc:=[$Taxonomic.A134]" office:value-type="float" office:value="161980">
            <text:p>161980</text:p>
          </table:table-cell>
          <table:table-cell table:formula="oooc:=[$Taxonomic.F134]" office:value-type="string" office:string-value="CHNK">
            <text:p>CHNK</text:p>
          </table:table-cell>
          <table:table-cell table:number-columns-repeated="254"/>
        </table:table-row>
        <table:table-row table:style-name="ro2">
          <table:table-cell table:formula="oooc:=[$Taxonomic.A135]" office:value-type="float" office:value="161976">
            <text:p>161976</text:p>
          </table:table-cell>
          <table:table-cell table:formula="oooc:=[$Taxonomic.F135]" office:value-type="string" office:string-value="CHUM">
            <text:p>CHUM</text:p>
          </table:table-cell>
          <table:table-cell table:number-columns-repeated="254"/>
        </table:table-row>
        <table:table-row table:style-name="ro2">
          <table:table-cell table:formula="oooc:=[$Taxonomic.A136]" office:value-type="float" office:value="161977">
            <text:p>161977</text:p>
          </table:table-cell>
          <table:table-cell table:formula="oooc:=[$Taxonomic.F136]" office:value-type="string" office:string-value="COHO">
            <text:p>COHO</text:p>
          </table:table-cell>
          <table:table-cell table:number-columns-repeated="254"/>
        </table:table-row>
        <table:table-row table:style-name="ro2">
          <table:table-cell table:formula="oooc:=[$Taxonomic.A137]" office:value-type="float" office:value="162002">
            <text:p>162002</text:p>
          </table:table-cell>
          <table:table-cell table:formula="oooc:=[$Taxonomic.F137]" office:value-type="string" office:string-value="LTRO">
            <text:p>LTRO</text:p>
          </table:table-cell>
          <table:table-cell table:number-columns-repeated="254"/>
        </table:table-row>
        <table:table-row table:style-name="ro2">
          <table:table-cell table:formula="oooc:=[$Taxonomic.A138]" office:value-type="float" office:value="161941">
            <text:p>161941</text:p>
          </table:table-cell>
          <table:table-cell table:formula="oooc:=[$Taxonomic.F138]" office:value-type="string" office:string-value="LWHFSH">
            <text:p>LWHFSH</text:p>
          </table:table-cell>
          <table:table-cell table:number-columns-repeated="254"/>
        </table:table-row>
        <table:table-row table:style-name="ro2">
          <table:table-cell table:formula="oooc:=[$Taxonomic.A139]" office:value-type="float" office:value="161975">
            <text:p>161975</text:p>
          </table:table-cell>
          <table:table-cell table:formula="oooc:=[$Taxonomic.F139]" office:value-type="string" office:string-value="PINK">
            <text:p>PINK</text:p>
          </table:table-cell>
          <table:table-cell table:number-columns-repeated="254"/>
        </table:table-row>
        <table:table-row table:style-name="ro2">
          <table:table-cell table:formula="oooc:=[$Taxonomic.A140]" office:value-type="float" office:value="161979">
            <text:p>161979</text:p>
          </table:table-cell>
          <table:table-cell table:formula="oooc:=[$Taxonomic.F140]" office:value-type="string" office:string-value="SOCK">
            <text:p>SOCK</text:p>
          </table:table-cell>
          <table:table-cell table:number-columns-repeated="254"/>
        </table:table-row>
        <table:table-row table:style-name="ro2">
          <table:table-cell table:formula="oooc:=[$Taxonomic.A141]" office:value-type="float" office:value="161989">
            <text:p>161989</text:p>
          </table:table-cell>
          <table:table-cell table:formula="oooc:=[$Taxonomic.F141]" office:value-type="string" office:string-value="STRO">
            <text:p>STRO</text:p>
          </table:table-cell>
          <table:table-cell table:number-columns-repeated="254"/>
        </table:table-row>
        <table:table-row table:style-name="ro2">
          <table:table-cell table:formula="oooc:=[$Taxonomic.A142]" office:value-type="float" office:value="161963">
            <text:p>161963</text:p>
          </table:table-cell>
          <table:table-cell table:formula="oooc:=[$Taxonomic.F142]" office:value-type="string" office:string-value="VENDACE">
            <text:p>VENDACE</text:p>
          </table:table-cell>
          <table:table-cell table:number-columns-repeated="254"/>
        </table:table-row>
        <table:table-row table:style-name="ro2">
          <table:table-cell table:formula="oooc:=[$Taxonomic.A143]" office:value-type="float" office:value="161950">
            <text:p>161950</text:p>
          </table:table-cell>
          <table:table-cell table:formula="oooc:=[$Taxonomic.F143]" office:value-type="string" office:string-value="WHFSH">
            <text:p>WHFSH</text:p>
          </table:table-cell>
          <table:table-cell table:number-columns-repeated="254"/>
        </table:table-row>
        <table:table-row table:style-name="ro2">
          <table:table-cell table:style-name="Default"/>
          <table:table-cell table:style-name="Default"/>
          <table:table-cell table:number-columns-repeated="254"/>
        </table:table-row>
        <table:table-row table:style-name="ro2">
          <table:table-cell table:style-name="Default"/>
          <table:table-cell table:style-name="Default"/>
          <table:table-cell table:number-columns-repeated="254"/>
        </table:table-row>
        <table:table-row table:style-name="ro2" table:number-rows-repeated="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</table:table>
      <table:table table:name="ITIS_hierarchy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247" table:default-cell-style-name="Default"/>
        <table:table-row table:style-name="ro3">
          <table:table-cell office:value-type="string">
            <text:p>tsn</text:p>
          </table:table-cell>
          <table:table-cell office:value-type="string">
            <text:p>ramkey</text:p>
          </table:table-cell>
          <table:table-cell office:value-type="string">
            <text:p>sciname</text:p>
          </table:table-cell>
          <table:table-cell office:value-type="string">
            <text:p>kingdom</text:p>
          </table:table-cell>
          <table:table-cell office:value-type="string">
            <text:p>phylum</text:p>
          </table:table-cell>
          <table:table-cell office:value-type="string">
            <text:p>classname</text:p>
          </table:table-cell>
          <table:table-cell office:value-type="string">
            <text:p>ordername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table:number-columns-repeated="247"/>
        </table:table-row>
        <table:table-row table:style-name="ro3">
          <table:table-cell office:value-type="string">
            <text:p>550561</text:p>
          </table:table-cell>
          <table:table-cell table:formula="oooc:=[for_ITIS.B3]" office:value-type="string" office:string-value="NWOLF">
            <text:p>NWOLF</text:p>
          </table:table-cell>
          <table:table-cell office:value-type="string">
            <text:p>Anarhichas denticul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Anarhichadidae</text:p>
          </table:table-cell>
          <table:table-cell office:value-type="string">
            <text:p>Anarhichas</text:p>
          </table:table-cell>
          <table:table-cell table:number-columns-repeated="247"/>
        </table:table-row>
        <table:table-row table:style-name="ro3">
          <table:table-cell office:value-type="string">
            <text:p>171342</text:p>
          </table:table-cell>
          <table:table-cell table:formula="oooc:=[for_ITIS.B4]" office:value-type="string" office:string-value="SPWOLF">
            <text:p>SPWOLF</text:p>
          </table:table-cell>
          <table:table-cell office:value-type="string">
            <text:p>Anarhichas minor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Anarhichadidae</text:p>
          </table:table-cell>
          <table:table-cell office:value-type="string">
            <text:p>Anarhichas</text:p>
          </table:table-cell>
          <table:table-cell table:number-columns-repeated="247"/>
        </table:table-row>
        <table:table-row table:style-name="ro3">
          <table:table-cell office:value-type="string">
            <text:p>171341</text:p>
          </table:table-cell>
          <table:table-cell table:formula="oooc:=[for_ITIS.B5]" office:value-type="string" office:string-value="STRWOLF">
            <text:p>STRWOLF</text:p>
          </table:table-cell>
          <table:table-cell office:value-type="string">
            <text:p>Anarhichas lup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Anarhichadidae</text:p>
          </table:table-cell>
          <table:table-cell office:value-type="string">
            <text:p>Anarhichas</text:p>
          </table:table-cell>
          <table:table-cell table:number-columns-repeated="247"/>
        </table:table-row>
        <table:table-row table:style-name="ro3">
          <table:table-cell office:value-type="string">
            <text:p>167123</text:p>
          </table:table-cell>
          <table:table-cell table:formula="oooc:=[for_ITIS.B6]" office:value-type="string" office:string-value="SABLEF">
            <text:p>SABLEF</text:p>
          </table:table-cell>
          <table:table-cell office:value-type="string">
            <text:p>Anoplopoma fimbri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Anoplopomatidae</text:p>
          </table:table-cell>
          <table:table-cell office:value-type="string">
            <text:p>Anoplopoma</text:p>
          </table:table-cell>
          <table:table-cell table:number-columns-repeated="247"/>
        </table:table-row>
        <table:table-row table:style-name="ro3">
          <table:table-cell office:value-type="string">
            <text:p>172750</text:p>
          </table:table-cell>
          <table:table-cell table:formula="oooc:=[for_ITIS.B7]" office:value-type="string" office:string-value="TURBOT">
            <text:p>TURBOT</text:p>
          </table:table-cell>
          <table:table-cell office:value-type="string">
            <text:p>Scophthalmus maeotic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Scophthalmidae</text:p>
          </table:table-cell>
          <table:table-cell office:value-type="string">
            <text:p>Scophthalmus</text:p>
          </table:table-cell>
          <table:table-cell table:number-columns-repeated="247"/>
        </table:table-row>
        <table:table-row table:style-name="ro3">
          <table:table-cell office:value-type="string">
            <text:p>168598</text:p>
          </table:table-cell>
          <table:table-cell table:formula="oooc:=[for_ITIS.B8]" office:value-type="string" office:string-value="CTRAC">
            <text:p>CTRAC</text:p>
          </table:table-cell>
          <table:table-cell office:value-type="string">
            <text:p>Trachurus capens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Carangidae</text:p>
          </table:table-cell>
          <table:table-cell office:value-type="string">
            <text:p>Trachurus</text:p>
          </table:table-cell>
          <table:table-cell table:number-columns-repeated="247"/>
        </table:table-row>
        <table:table-row table:style-name="ro3">
          <table:table-cell office:value-type="string">
            <text:p>168590</text:p>
          </table:table-cell>
          <table:table-cell table:formula="oooc:=[for_ITIS.B9]" office:value-type="string" office:string-value="MTRAC">
            <text:p>MTRAC</text:p>
          </table:table-cell>
          <table:table-cell office:value-type="string">
            <text:p>Trachurus mediterrane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Carangidae</text:p>
          </table:table-cell>
          <table:table-cell office:value-type="string">
            <text:p>Trachurus</text:p>
          </table:table-cell>
          <table:table-cell table:number-columns-repeated="247"/>
        </table:table-row>
        <table:table-row table:style-name="ro3">
          <table:table-cell office:value-type="string">
            <text:p>168590</text:p>
          </table:table-cell>
          <table:table-cell table:formula="oooc:=[for_ITIS.B10]" office:value-type="string" office:string-value="STRAC">
            <text:p>STRAC</text:p>
          </table:table-cell>
          <table:table-cell office:value-type="string">
            <text:p>Trachurus mediterrane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Carangidae</text:p>
          </table:table-cell>
          <table:table-cell office:value-type="string">
            <text:p>Trachurus</text:p>
          </table:table-cell>
          <table:table-cell table:number-columns-repeated="247"/>
        </table:table-row>
        <table:table-row table:style-name="ro3">
          <table:table-cell office:value-type="string">
            <text:p>168588</text:p>
          </table:table-cell>
          <table:table-cell table:formula="oooc:=[for_ITIS.B11]" office:value-type="string" office:string-value="TRAC">
            <text:p>TRAC</text:p>
          </table:table-cell>
          <table:table-cell office:value-type="string">
            <text:p>Trachurus trachur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Carangidae</text:p>
          </table:table-cell>
          <table:table-cell office:value-type="string">
            <text:p>Trachurus</text:p>
          </table:table-cell>
          <table:table-cell table:number-columns-repeated="247"/>
        </table:table-row>
        <table:table-row table:style-name="ro3">
          <table:table-cell office:value-type="string">
            <text:p>642743</text:p>
          </table:table-cell>
          <table:table-cell table:formula="oooc:=[for_ITIS.B12]" office:value-type="string" office:string-value="CGUN">
            <text:p>CGUN</text:p>
          </table:table-cell>
          <table:table-cell office:value-type="string">
            <text:p>Champsocephalus gunnar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Channichthyidae</text:p>
          </table:table-cell>
          <table:table-cell office:value-type="string">
            <text:p>Champsocephalus</text:p>
          </table:table-cell>
          <table:table-cell table:number-columns-repeated="247"/>
        </table:table-row>
        <table:table-row table:style-name="ro3">
          <table:table-cell office:value-type="string">
            <text:p>642960</text:p>
          </table:table-cell>
          <table:table-cell table:formula="oooc:=[for_ITIS.B13]" office:value-type="string" office:string-value="PSGEOR">
            <text:p>PSGEOR</text:p>
          </table:table-cell>
          <table:table-cell office:value-type="string">
            <text:p>Pseudochaenichthys georgia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Channichthyidae</text:p>
          </table:table-cell>
          <table:table-cell office:value-type="string">
            <text:p>Pseudochaenichthys</text:p>
          </table:table-cell>
          <table:table-cell table:number-columns-repeated="247"/>
        </table:table-row>
        <table:table-row table:style-name="ro3">
          <table:table-cell office:value-type="string">
            <text:p>161703</text:p>
          </table:table-cell>
          <table:table-cell table:formula="oooc:=[for_ITIS.B14]" office:value-type="string" office:string-value="ALOSA">
            <text:p>ALOSA</text:p>
          </table:table-cell>
          <table:table-cell office:value-type="string">
            <text:p>Alosa aestival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Alosa</text:p>
          </table:table-cell>
          <table:table-cell table:number-columns-repeated="247"/>
        </table:table-row>
        <table:table-row table:style-name="ro3">
          <table:table-cell office:value-type="string">
            <text:p>551288</text:p>
          </table:table-cell>
          <table:table-cell table:formula="oooc:=[for_ITIS.B15]" office:value-type="string" office:string-value="ALOSK">
            <text:p>ALOSK</text:p>
          </table:table-cell>
          <table:table-cell office:value-type="string">
            <text:p>Alosa kessler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Alosa</text:p>
          </table:table-cell>
          <table:table-cell table:number-columns-repeated="247"/>
        </table:table-row>
        <table:table-row table:style-name="ro3">
          <table:table-cell office:value-type="string">
            <text:p>161732</text:p>
          </table:table-cell>
          <table:table-cell table:formula="oooc:=[for_ITIS.B16]" office:value-type="string" office:string-value="MENAT">
            <text:p>MENAT</text:p>
          </table:table-cell>
          <table:table-cell office:value-type="string">
            <text:p>Brevoortia tyran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Brevoortia</text:p>
          </table:table-cell>
          <table:table-cell table:number-columns-repeated="247"/>
        </table:table-row>
        <table:table-row table:style-name="ro3">
          <table:table-cell office:value-type="string">
            <text:p>161734</text:p>
          </table:table-cell>
          <table:table-cell table:formula="oooc:=[for_ITIS.B17]" office:value-type="string" office:string-value="MENGF">
            <text:p>MENGF</text:p>
          </table:table-cell>
          <table:table-cell office:value-type="string">
            <text:p>Brevoortia patro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Brevoortia</text:p>
          </table:table-cell>
          <table:table-cell table:number-columns-repeated="247"/>
        </table:table-row>
        <table:table-row table:style-name="ro3">
          <table:table-cell office:value-type="string">
            <text:p>161722</text:p>
          </table:table-cell>
          <table:table-cell table:formula="oooc:=[for_ITIS.B18]" office:value-type="string" office:string-value="HERR">
            <text:p>HERR</text:p>
          </table:table-cell>
          <table:table-cell office:value-type="string">
            <text:p>Clupea hareng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Clupea</text:p>
          </table:table-cell>
          <table:table-cell table:number-columns-repeated="247"/>
        </table:table-row>
        <table:table-row table:style-name="ro3">
          <table:table-cell office:value-type="string">
            <text:p>551209</text:p>
          </table:table-cell>
          <table:table-cell table:formula="oooc:=[for_ITIS.B19]" office:value-type="string" office:string-value="PHERR">
            <text:p>PHERR</text:p>
          </table:table-cell>
          <table:table-cell office:value-type="string">
            <text:p>Clupea pallasi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Clupea</text:p>
          </table:table-cell>
          <table:table-cell table:number-columns-repeated="247"/>
        </table:table-row>
        <table:table-row table:style-name="ro3">
          <table:table-cell office:value-type="string">
            <text:p>161813</text:p>
          </table:table-cell>
          <table:table-cell table:formula="oooc:=[for_ITIS.B20]" office:value-type="string" office:string-value="SARDP">
            <text:p>SARDP</text:p>
          </table:table-cell>
          <table:table-cell office:value-type="string">
            <text:p>Sardina pilchard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Sardina</text:p>
          </table:table-cell>
          <table:table-cell table:number-columns-repeated="247"/>
        </table:table-row>
        <table:table-row table:style-name="ro3">
          <table:table-cell office:value-type="string">
            <text:p>572698</text:p>
          </table:table-cell>
          <table:table-cell table:formula="oooc:=[for_ITIS.B21]" office:value-type="string" office:string-value="SARDJ">
            <text:p>SARDJ</text:p>
          </table:table-cell>
          <table:table-cell office:value-type="string">
            <text:p>Sardinella janeiro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Sardinella</text:p>
          </table:table-cell>
          <table:table-cell table:number-columns-repeated="247"/>
        </table:table-row>
        <table:table-row table:style-name="ro3">
          <table:table-cell office:value-type="string">
            <text:p>161729</text:p>
          </table:table-cell>
          <table:table-cell table:formula="oooc:=[for_ITIS.B22]" office:value-type="string" office:string-value="SARD">
            <text:p>SARD</text:p>
          </table:table-cell>
          <table:table-cell office:value-type="string">
            <text:p>Sardinops sagax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Sardinops</text:p>
          </table:table-cell>
          <table:table-cell table:number-columns-repeated="247"/>
        </table:table-row>
        <table:table-row table:style-name="ro3">
          <table:table-cell office:value-type="string">
            <text:p>161789</text:p>
          </table:table-cell>
          <table:table-cell table:formula="oooc:=[for_ITIS.B23]" office:value-type="string" office:string-value="SPRAT">
            <text:p>SPRAT</text:p>
          </table:table-cell>
          <table:table-cell office:value-type="string">
            <text:p>Sprattus sprat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Clupeidae</text:p>
          </table:table-cell>
          <table:table-cell office:value-type="string">
            <text:p>Sprattus</text:p>
          </table:table-cell>
          <table:table-cell table:number-columns-repeated="247"/>
        </table:table-row>
        <table:table-row table:style-name="ro3">
          <table:table-cell office:value-type="string">
            <text:p>692068</text:p>
          </table:table-cell>
          <table:table-cell table:formula="oooc:=[for_ITIS.B24]" office:value-type="string" office:string-value="CABEZ">
            <text:p>CABEZ</text:p>
          </table:table-cell>
          <table:table-cell office:value-type="string">
            <text:p>Scorpaenichthys marmor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Cottidae</text:p>
          </table:table-cell>
          <table:table-cell office:value-type="string">
            <text:p>Scorpaenichthys</text:p>
          </table:table-cell>
          <table:table-cell table:number-columns-repeated="247"/>
        </table:table-row>
        <table:table-row table:style-name="ro3">
          <table:table-cell office:value-type="string">
            <text:p>551435</text:p>
          </table:table-cell>
          <table:table-cell table:formula="oooc:=[for_ITIS.B25]" office:value-type="string" office:string-value="GANCHO">
            <text:p>GANCHO</text:p>
          </table:table-cell>
          <table:table-cell office:value-type="string">
            <text:p>Coilia dussumier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Engraulidae</text:p>
          </table:table-cell>
          <table:table-cell office:value-type="string">
            <text:p>Coilia</text:p>
          </table:table-cell>
          <table:table-cell table:number-columns-repeated="247"/>
        </table:table-row>
        <table:table-row table:style-name="ro3">
          <table:table-cell office:value-type="string">
            <text:p>161831</text:p>
          </table:table-cell>
          <table:table-cell table:formula="oooc:=[for_ITIS.B26]" office:value-type="string" office:string-value="ANCHO">
            <text:p>ANCHO</text:p>
          </table:table-cell>
          <table:table-cell office:value-type="string">
            <text:p>Engraulis encrasicol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Engraulidae</text:p>
          </table:table-cell>
          <table:table-cell office:value-type="string">
            <text:p>Engraulis</text:p>
          </table:table-cell>
          <table:table-cell table:number-columns-repeated="247"/>
        </table:table-row>
        <table:table-row table:style-name="ro3">
          <table:table-cell office:value-type="string">
            <text:p>161828</text:p>
          </table:table-cell>
          <table:table-cell table:formula="oooc:=[for_ITIS.B27]" office:value-type="string" office:string-value="NANCHO">
            <text:p>NANCHO</text:p>
          </table:table-cell>
          <table:table-cell office:value-type="string">
            <text:p>Engraulis mordax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Engraulidae</text:p>
          </table:table-cell>
          <table:table-cell office:value-type="string">
            <text:p>Engraulis</text:p>
          </table:table-cell>
          <table:table-cell table:number-columns-repeated="247"/>
        </table:table-row>
        <table:table-row table:style-name="ro3">
          <table:table-cell office:value-type="string">
            <text:p>551340</text:p>
          </table:table-cell>
          <table:table-cell table:formula="oooc:=[for_ITIS.B28]" office:value-type="string" office:string-value="PEANCHO">
            <text:p>PEANCHO</text:p>
          </table:table-cell>
          <table:table-cell office:value-type="string">
            <text:p>Engraulis ringen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Engraulidae</text:p>
          </table:table-cell>
          <table:table-cell office:value-type="string">
            <text:p>Engraulis</text:p>
          </table:table-cell>
          <table:table-cell table:number-columns-repeated="247"/>
        </table:table-row>
        <table:table-row table:style-name="ro3">
          <table:table-cell office:value-type="string">
            <text:p>161831</text:p>
          </table:table-cell>
          <table:table-cell table:formula="oooc:=[for_ITIS.B29]" office:value-type="string" office:string-value="SAANCHO">
            <text:p>SAANCHO</text:p>
          </table:table-cell>
          <table:table-cell office:value-type="string">
            <text:p>Engraulis encrasicol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Clupeiformes</text:p>
          </table:table-cell>
          <table:table-cell office:value-type="string">
            <text:p>Engraulidae</text:p>
          </table:table-cell>
          <table:table-cell office:value-type="string">
            <text:p>Engraulis</text:p>
          </table:table-cell>
          <table:table-cell table:number-columns-repeated="247"/>
        </table:table-row>
        <table:table-row table:style-name="ro3">
          <table:table-cell office:value-type="string">
            <text:p>164712</text:p>
          </table:table-cell>
          <table:table-cell table:formula="oooc:=[for_ITIS.B30]" office:value-type="string" office:string-value="COD">
            <text:p>COD</text:p>
          </table:table-cell>
          <table:table-cell office:value-type="string">
            <text:p>Gadus morhu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Gadus</text:p>
          </table:table-cell>
          <table:table-cell table:number-columns-repeated="247"/>
        </table:table-row>
        <table:table-row table:style-name="ro3">
          <table:table-cell office:value-type="string">
            <text:p>164711</text:p>
          </table:table-cell>
          <table:table-cell table:formula="oooc:=[for_ITIS.B31]" office:value-type="string" office:string-value="PCOD">
            <text:p>PCOD</text:p>
          </table:table-cell>
          <table:table-cell office:value-type="string">
            <text:p>Gadus macrocephal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Gadus</text:p>
          </table:table-cell>
          <table:table-cell table:number-columns-repeated="247"/>
        </table:table-row>
        <table:table-row table:style-name="ro3">
          <table:table-cell office:value-type="string">
            <text:p>164744</text:p>
          </table:table-cell>
          <table:table-cell table:formula="oooc:=[for_ITIS.B32]" office:value-type="string" office:string-value="HAD">
            <text:p>HAD</text:p>
          </table:table-cell>
          <table:table-cell office:value-type="string">
            <text:p>Melanogrammus aeglefi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Melanogrammus</text:p>
          </table:table-cell>
          <table:table-cell table:number-columns-repeated="247"/>
        </table:table-row>
        <table:table-row table:style-name="ro3">
          <table:table-cell office:value-type="string">
            <text:p>164758</text:p>
          </table:table-cell>
          <table:table-cell table:formula="oooc:=[for_ITIS.B33]" office:value-type="string" office:string-value="WHIT">
            <text:p>WHIT</text:p>
          </table:table-cell>
          <table:table-cell office:value-type="string">
            <text:p>Merlangius merlang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Merlangius</text:p>
          </table:table-cell>
          <table:table-cell table:number-columns-repeated="247"/>
        </table:table-row>
        <table:table-row table:style-name="ro3">
          <table:table-cell office:value-type="string">
            <text:p>164774</text:p>
          </table:table-cell>
          <table:table-cell table:formula="oooc:=[for_ITIS.B34]" office:value-type="string" office:string-value="BWHIT">
            <text:p>BWHIT</text:p>
          </table:table-cell>
          <table:table-cell office:value-type="string">
            <text:p>Micromesistius poutassou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Micromesistius</text:p>
          </table:table-cell>
          <table:table-cell table:number-columns-repeated="247"/>
        </table:table-row>
        <table:table-row table:style-name="ro3">
          <table:table-cell office:value-type="string">
            <text:p>164775</text:p>
          </table:table-cell>
          <table:table-cell table:formula="oooc:=[for_ITIS.B35]" office:value-type="string" office:string-value="SBWHIT">
            <text:p>SBWHIT</text:p>
          </table:table-cell>
          <table:table-cell office:value-type="string">
            <text:p>Micromesistius austral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Micromesistius</text:p>
          </table:table-cell>
          <table:table-cell table:number-columns-repeated="247"/>
        </table:table-row>
        <table:table-row table:style-name="ro3">
          <table:table-cell office:value-type="string">
            <text:p>164727</text:p>
          </table:table-cell>
          <table:table-cell table:formula="oooc:=[for_ITIS.B36]" office:value-type="string" office:string-value="POLL">
            <text:p>POLL</text:p>
          </table:table-cell>
          <table:table-cell office:value-type="string">
            <text:p>Pollachius viren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Pollachius</text:p>
          </table:table-cell>
          <table:table-cell table:number-columns-repeated="247"/>
        </table:table-row>
        <table:table-row table:style-name="ro3">
          <table:table-cell office:value-type="string">
            <text:p>164722</text:p>
          </table:table-cell>
          <table:table-cell table:formula="oooc:=[for_ITIS.B37]" office:value-type="string" office:string-value="WPOLL">
            <text:p>WPOLL</text:p>
          </table:table-cell>
          <table:table-cell office:value-type="string">
            <text:p>Theragra chalcogramm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Theragra</text:p>
          </table:table-cell>
          <table:table-cell table:number-columns-repeated="247"/>
        </table:table-row>
        <table:table-row table:style-name="ro3">
          <table:table-cell office:value-type="string">
            <text:p>164756</text:p>
          </table:table-cell>
          <table:table-cell table:formula="oooc:=[for_ITIS.B38]" office:value-type="string" office:string-value="NPOUT">
            <text:p>NPOUT</text:p>
          </table:table-cell>
          <table:table-cell office:value-type="string">
            <text:p>Trisopterus esmarki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Trisopterus</text:p>
          </table:table-cell>
          <table:table-cell table:number-columns-repeated="247"/>
        </table:table-row>
        <table:table-row table:style-name="ro3">
          <table:table-cell office:value-type="string">
            <text:p>167120</text:p>
          </table:table-cell>
          <table:table-cell table:formula="oooc:=[for_ITIS.B39]" office:value-type="string" office:string-value="ATKA">
            <text:p>ATKA</text:p>
          </table:table-cell>
          <table:table-cell office:value-type="string">
            <text:p>Pleurogrammus monopterygi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Hexagrammidae</text:p>
          </table:table-cell>
          <table:table-cell office:value-type="string">
            <text:p>Pleurogrammus</text:p>
          </table:table-cell>
          <table:table-cell table:number-columns-repeated="247"/>
        </table:table-row>
        <table:table-row table:style-name="ro3">
          <table:table-cell office:value-type="string">
            <text:p>159911</text:p>
          </table:table-cell>
          <table:table-cell table:formula="oooc:=[for_ITIS.B40]" office:value-type="string" office:string-value="PORB">
            <text:p>PORB</text:p>
          </table:table-cell>
          <table:table-cell office:value-type="string">
            <text:p>Lamna nas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Lamniformes</text:p>
          </table:table-cell>
          <table:table-cell office:value-type="string">
            <text:p>Lamnidae</text:p>
          </table:table-cell>
          <table:table-cell office:value-type="string">
            <text:p>Lamna</text:p>
          </table:table-cell>
          <table:table-cell table:number-columns-repeated="247"/>
        </table:table-row>
        <table:table-row table:style-name="ro3">
          <table:table-cell office:value-type="string">
            <text:p>164499</text:p>
          </table:table-cell>
          <table:table-cell table:formula="oooc:=[for_ITIS.B41]" office:value-type="string" office:string-value="LOPHA">
            <text:p>LOPHA</text:p>
          </table:table-cell>
          <table:table-cell office:value-type="string">
            <text:p>Lophius america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Lophiiformes</text:p>
          </table:table-cell>
          <table:table-cell office:value-type="string">
            <text:p>Lophiidae</text:p>
          </table:table-cell>
          <table:table-cell office:value-type="string">
            <text:p>Lophius</text:p>
          </table:table-cell>
          <table:table-cell table:number-columns-repeated="247"/>
        </table:table-row>
        <table:table-row table:style-name="ro3">
          <table:table-cell office:value-type="string">
            <text:p>164502</text:p>
          </table:table-cell>
          <table:table-cell table:formula="oooc:=[for_ITIS.B42]" office:value-type="string" office:string-value="LOPHB">
            <text:p>LOPHB</text:p>
          </table:table-cell>
          <table:table-cell office:value-type="string">
            <text:p>Lophius budegass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Lophiiformes</text:p>
          </table:table-cell>
          <table:table-cell office:value-type="string">
            <text:p>Lophiidae</text:p>
          </table:table-cell>
          <table:table-cell office:value-type="string">
            <text:p>Lophius</text:p>
          </table:table-cell>
          <table:table-cell table:number-columns-repeated="247"/>
        </table:table-row>
        <table:table-row table:style-name="ro3">
          <table:table-cell office:value-type="string">
            <text:p>164501</text:p>
          </table:table-cell>
          <table:table-cell table:formula="oooc:=[for_ITIS.B43]" office:value-type="string" office:string-value="LOPHP">
            <text:p>LOPHP</text:p>
          </table:table-cell>
          <table:table-cell office:value-type="string">
            <text:p>Lophius piscatori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Lophiiformes</text:p>
          </table:table-cell>
          <table:table-cell office:value-type="string">
            <text:p>Lophiidae</text:p>
          </table:table-cell>
          <table:table-cell office:value-type="string">
            <text:p>Lophius</text:p>
          </table:table-cell>
          <table:table-cell table:number-columns-repeated="247"/>
        </table:table-row>
        <table:table-row table:style-name="ro3">
          <table:table-cell office:value-type="string">
            <text:p>164740</text:p>
          </table:table-cell>
          <table:table-cell table:formula="oooc:=[for_ITIS.B44]" office:value-type="string" office:string-value="CUSK">
            <text:p>CUSK</text:p>
          </table:table-cell>
          <table:table-cell office:value-type="string">
            <text:p>Brosme brosme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Brosme</text:p>
          </table:table-cell>
          <table:table-cell table:number-columns-repeated="247"/>
        </table:table-row>
        <table:table-row table:style-name="ro3">
          <table:table-cell office:value-type="string">
            <text:p>164761</text:p>
          </table:table-cell>
          <table:table-cell table:formula="oooc:=[for_ITIS.B45]" office:value-type="string" office:string-value="BLING">
            <text:p>BLING</text:p>
          </table:table-cell>
          <table:table-cell office:value-type="string">
            <text:p>Molva dypterygi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Molva</text:p>
          </table:table-cell>
          <table:table-cell table:number-columns-repeated="247"/>
        </table:table-row>
        <table:table-row table:style-name="ro3">
          <table:table-cell office:value-type="string">
            <text:p>164760</text:p>
          </table:table-cell>
          <table:table-cell table:formula="oooc:=[for_ITIS.B46]" office:value-type="string" office:string-value="LING">
            <text:p>LING</text:p>
          </table:table-cell>
          <table:table-cell office:value-type="string">
            <text:p>Molva molv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Molva</text:p>
          </table:table-cell>
          <table:table-cell table:number-columns-repeated="247"/>
        </table:table-row>
        <table:table-row table:style-name="ro3">
          <table:table-cell office:value-type="string">
            <text:p>168860</text:p>
          </table:table-cell>
          <table:table-cell table:formula="oooc:=[for_ITIS.B47]" office:value-type="string" office:string-value="LSNAP">
            <text:p>LSNAP</text:p>
          </table:table-cell>
          <table:table-cell office:value-type="string">
            <text:p>Lutjanus synagr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Lutjanidae</text:p>
          </table:table-cell>
          <table:table-cell office:value-type="string">
            <text:p>Lutjanus</text:p>
          </table:table-cell>
          <table:table-cell table:number-columns-repeated="247"/>
        </table:table-row>
        <table:table-row table:style-name="ro3">
          <table:table-cell office:value-type="string">
            <text:p>168853</text:p>
          </table:table-cell>
          <table:table-cell table:formula="oooc:=[for_ITIS.B48]" office:value-type="string" office:string-value="RSNAP">
            <text:p>RSNAP</text:p>
          </table:table-cell>
          <table:table-cell office:value-type="string">
            <text:p>Lutjanus campecha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Lutjanidae</text:p>
          </table:table-cell>
          <table:table-cell office:value-type="string">
            <text:p>Lutjanus</text:p>
          </table:table-cell>
          <table:table-cell table:number-columns-repeated="247"/>
        </table:table-row>
        <table:table-row table:style-name="ro3">
          <table:table-cell office:value-type="string">
            <text:p>165421</text:p>
          </table:table-cell>
          <table:table-cell table:formula="oooc:=[for_ITIS.B49]" office:value-type="string" office:string-value="RGHGRN">
            <text:p>RGHGRN</text:p>
          </table:table-cell>
          <table:table-cell office:value-type="string">
            <text:p>Macrourus berglax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Macrouridae</text:p>
          </table:table-cell>
          <table:table-cell office:value-type="string">
            <text:p>Macrourus</text:p>
          </table:table-cell>
          <table:table-cell table:number-columns-repeated="247"/>
        </table:table-row>
        <table:table-row table:style-name="ro3">
          <table:table-cell office:value-type="string">
            <text:p>164798</text:p>
          </table:table-cell>
          <table:table-cell table:formula="oooc:=[for_ITIS.B50]" office:value-type="string" office:string-value="CHAKE">
            <text:p>CHAKE</text:p>
          </table:table-cell>
          <table:table-cell office:value-type="string">
            <text:p>Merluccius capens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Merlucciidae</text:p>
          </table:table-cell>
          <table:table-cell office:value-type="string">
            <text:p>Merluccius</text:p>
          </table:table-cell>
          <table:table-cell table:number-columns-repeated="247"/>
        </table:table-row>
        <table:table-row table:style-name="ro3">
          <table:table-cell office:value-type="string">
            <text:p>164795</text:p>
          </table:table-cell>
          <table:table-cell table:formula="oooc:=[for_ITIS.B51]" office:value-type="string" office:string-value="HAKE">
            <text:p>HAKE</text:p>
          </table:table-cell>
          <table:table-cell office:value-type="string">
            <text:p>Merluccius merlucci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Merlucciidae</text:p>
          </table:table-cell>
          <table:table-cell office:value-type="string">
            <text:p>Merluccius</text:p>
          </table:table-cell>
          <table:table-cell table:number-columns-repeated="247"/>
        </table:table-row>
        <table:table-row table:style-name="ro3">
          <table:table-cell office:value-type="string">
            <text:p>164799</text:p>
          </table:table-cell>
          <table:table-cell table:formula="oooc:=[for_ITIS.B52]" office:value-type="string" office:string-value="PEHAKE">
            <text:p>PEHAKE</text:p>
          </table:table-cell>
          <table:table-cell office:value-type="string">
            <text:p>Merluccius gay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Merlucciidae</text:p>
          </table:table-cell>
          <table:table-cell office:value-type="string">
            <text:p>Merluccius</text:p>
          </table:table-cell>
          <table:table-cell table:number-columns-repeated="247"/>
        </table:table-row>
        <table:table-row table:style-name="ro3">
          <table:table-cell office:value-type="string">
            <text:p>164792</text:p>
          </table:table-cell>
          <table:table-cell table:formula="oooc:=[for_ITIS.B53]" office:value-type="string" office:string-value="PHAKE">
            <text:p>PHAKE</text:p>
          </table:table-cell>
          <table:table-cell office:value-type="string">
            <text:p>Merluccius produc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Merlucciidae</text:p>
          </table:table-cell>
          <table:table-cell office:value-type="string">
            <text:p>Merluccius</text:p>
          </table:table-cell>
          <table:table-cell table:number-columns-repeated="247"/>
        </table:table-row>
        <table:table-row table:style-name="ro3">
          <table:table-cell office:value-type="string">
            <text:p>164791</text:p>
          </table:table-cell>
          <table:table-cell table:formula="oooc:=[for_ITIS.B54]" office:value-type="string" office:string-value="SHAKE">
            <text:p>SHAKE</text:p>
          </table:table-cell>
          <table:table-cell office:value-type="string">
            <text:p>Merluccius bilinear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Merlucciidae</text:p>
          </table:table-cell>
          <table:table-cell office:value-type="string">
            <text:p>Merluccius</text:p>
          </table:table-cell>
          <table:table-cell table:number-columns-repeated="247"/>
        </table:table-row>
        <table:table-row table:style-name="ro3">
          <table:table-cell office:value-type="string">
            <text:p>642916</text:p>
          </table:table-cell>
          <table:table-cell table:formula="oooc:=[for_ITIS.B55]" office:value-type="string" office:string-value="PATAG">
            <text:p>PATAG</text:p>
          </table:table-cell>
          <table:table-cell office:value-type="string">
            <text:p>Patagonotothen gunther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Nototheniidae</text:p>
          </table:table-cell>
          <table:table-cell office:value-type="string">
            <text:p>Patagonotothen</text:p>
          </table:table-cell>
          <table:table-cell table:number-columns-repeated="247"/>
        </table:table-row>
        <table:table-row table:style-name="ro3">
          <table:table-cell office:value-type="string">
            <text:p>642852</text:p>
          </table:table-cell>
          <table:table-cell table:formula="oooc:=[for_ITIS.B56]" office:value-type="string" office:string-value="GOBIO">
            <text:p>GOBIO</text:p>
          </table:table-cell>
          <table:table-cell office:value-type="string">
            <text:p>Gobionotothen gibberifron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Nototheniidae</text:p>
          </table:table-cell>
          <table:table-cell office:value-type="string">
            <text:p>Gobionotothen</text:p>
          </table:table-cell>
          <table:table-cell table:number-columns-repeated="247"/>
        </table:table-row>
        <table:table-row table:style-name="ro3">
          <table:table-cell office:value-type="string">
            <text:p>642886</text:p>
          </table:table-cell>
          <table:table-cell table:formula="oooc:=[for_ITIS.B57]" office:value-type="string" office:string-value="LEPSQ">
            <text:p>LEPSQ</text:p>
          </table:table-cell>
          <table:table-cell office:value-type="string">
            <text:p>Lepidonotothen squamifron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Nototheniidae</text:p>
          </table:table-cell>
          <table:table-cell office:value-type="string">
            <text:p>Lepidonotothen</text:p>
          </table:table-cell>
          <table:table-cell table:number-columns-repeated="247"/>
        </table:table-row>
        <table:table-row table:style-name="ro3">
          <table:table-cell office:value-type="string">
            <text:p>171105</text:p>
          </table:table-cell>
          <table:table-cell table:formula="oooc:=[for_ITIS.B58]" office:value-type="string" office:string-value="NOTOR">
            <text:p>NOTOR</text:p>
          </table:table-cell>
          <table:table-cell office:value-type="string">
            <text:p>Notothenia rossi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Nototheniidae</text:p>
          </table:table-cell>
          <table:table-cell office:value-type="string">
            <text:p>Notothenia</text:p>
          </table:table-cell>
          <table:table-cell table:number-columns-repeated="247"/>
        </table:table-row>
        <table:table-row table:style-name="ro3">
          <table:table-cell office:value-type="string">
            <text:p>162035</text:p>
          </table:table-cell>
          <table:table-cell table:formula="oooc:=[for_ITIS.B59]" office:value-type="string" office:string-value="CAPE">
            <text:p>CAPE</text:p>
          </table:table-cell>
          <table:table-cell office:value-type="string">
            <text:p>Mallotus villos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Osmeriformes</text:p>
          </table:table-cell>
          <table:table-cell office:value-type="string">
            <text:p>Osmeridae</text:p>
          </table:table-cell>
          <table:table-cell office:value-type="string">
            <text:p>Mallotus</text:p>
          </table:table-cell>
          <table:table-cell table:number-columns-repeated="247"/>
        </table:table-row>
        <table:table-row table:style-name="ro3">
          <table:table-cell office:value-type="string">
            <text:p>172735</text:p>
          </table:table-cell>
          <table:table-cell table:formula="oooc:=[for_ITIS.B60]" office:value-type="string" office:string-value="SFLOUN">
            <text:p>SFLOUN</text:p>
          </table:table-cell>
          <table:table-cell office:value-type="string">
            <text:p>Paralichthys dent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aralichthyidae</text:p>
          </table:table-cell>
          <table:table-cell office:value-type="string">
            <text:p>Paralichthys</text:p>
          </table:table-cell>
          <table:table-cell table:number-columns-repeated="247"/>
        </table:table-row>
        <table:table-row table:style-name="ro3">
          <table:table-cell office:value-type="string">
            <text:p>645441</text:p>
          </table:table-cell>
          <table:table-cell table:formula="oooc:=[for_ITIS.B61]" office:value-type="string" office:string-value="PAHEAD">
            <text:p>PAHEAD</text:p>
          </table:table-cell>
          <table:table-cell office:value-type="string">
            <text:p>Pseudopentaceros wheeler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Pentacerotidae</text:p>
          </table:table-cell>
          <table:table-cell office:value-type="string">
            <text:p>Pseudopentaceros</text:p>
          </table:table-cell>
          <table:table-cell table:number-columns-repeated="247"/>
        </table:table-row>
        <table:table-row table:style-name="ro3">
          <table:table-cell office:value-type="string">
            <text:p>164730</text:p>
          </table:table-cell>
          <table:table-cell table:formula="oooc:=[for_ITIS.B62]" office:value-type="string" office:string-value="RHAKE">
            <text:p>RHAKE</text:p>
          </table:table-cell>
          <table:table-cell office:value-type="string">
            <text:p>Urophycis chus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Urophycis</text:p>
          </table:table-cell>
          <table:table-cell table:number-columns-repeated="247"/>
        </table:table-row>
        <table:table-row table:style-name="ro3">
          <table:table-cell office:value-type="string">
            <text:p>164732</text:p>
          </table:table-cell>
          <table:table-cell table:formula="oooc:=[for_ITIS.B63]" office:value-type="string" office:string-value="WHAKE">
            <text:p>WHAKE</text:p>
          </table:table-cell>
          <table:table-cell office:value-type="string">
            <text:p>Urophycis tenu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Gadiformes</text:p>
          </table:table-cell>
          <table:table-cell office:value-type="string">
            <text:p>Gadidae</text:p>
          </table:table-cell>
          <table:table-cell office:value-type="string">
            <text:p>Urophycis</text:p>
          </table:table-cell>
          <table:table-cell table:number-columns-repeated="247"/>
        </table:table-row>
        <table:table-row table:style-name="ro3">
          <table:table-cell office:value-type="string">
            <text:p>172868</text:p>
          </table:table-cell>
          <table:table-cell table:formula="oooc:=[for_ITIS.B64]" office:value-type="string" office:string-value="PSOLE">
            <text:p>PSOLE</text:p>
          </table:table-cell>
          <table:table-cell office:value-type="string">
            <text:p>Eopsetta jordan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Eopsetta</text:p>
          </table:table-cell>
          <table:table-cell table:number-columns-repeated="247"/>
        </table:table-row>
        <table:table-row table:style-name="ro3">
          <table:table-cell office:value-type="string">
            <text:p>172873</text:p>
          </table:table-cell>
          <table:table-cell table:formula="oooc:=[for_ITIS.B65]" office:value-type="string" office:string-value="WITFLOUN">
            <text:p>WITFLOUN</text:p>
          </table:table-cell>
          <table:table-cell office:value-type="string">
            <text:p>Glyptocephalus cynogloss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Glyptocephalus</text:p>
          </table:table-cell>
          <table:table-cell table:number-columns-repeated="247"/>
        </table:table-row>
        <table:table-row table:style-name="ro3">
          <table:table-cell office:value-type="string">
            <text:p>172877</text:p>
          </table:table-cell>
          <table:table-cell table:formula="oooc:=[for_ITIS.B66]" office:value-type="string" office:string-value="AMPL">
            <text:p>AMPL</text:p>
          </table:table-cell>
          <table:table-cell office:value-type="string">
            <text:p>Hippoglossoides platessoide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Hippoglossoides</text:p>
          </table:table-cell>
          <table:table-cell table:number-columns-repeated="247"/>
        </table:table-row>
        <table:table-row table:style-name="ro3">
          <table:table-cell office:value-type="string">
            <text:p>616041</text:p>
          </table:table-cell>
          <table:table-cell table:formula="oooc:=[for_ITIS.B67]" office:value-type="string" office:string-value="FLFLOUN">
            <text:p>FLFLOUN</text:p>
          </table:table-cell>
          <table:table-cell office:value-type="string">
            <text:p>Hippoglossoides dubi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Hippoglossoides</text:p>
          </table:table-cell>
          <table:table-cell table:number-columns-repeated="247"/>
        </table:table-row>
        <table:table-row table:style-name="ro3">
          <table:table-cell office:value-type="string">
            <text:p>172932</text:p>
          </table:table-cell>
          <table:table-cell table:formula="oooc:=[for_ITIS.B68]" office:value-type="string" office:string-value="PHAL">
            <text:p>PHAL</text:p>
          </table:table-cell>
          <table:table-cell office:value-type="string">
            <text:p>Hippoglossus stenolep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Hippoglossus</text:p>
          </table:table-cell>
          <table:table-cell table:number-columns-repeated="247"/>
        </table:table-row>
        <table:table-row table:style-name="ro3">
          <table:table-cell office:value-type="string">
            <text:p>172917</text:p>
          </table:table-cell>
          <table:table-cell table:formula="oooc:=[for_ITIS.B69]" office:value-type="string" office:string-value="RSOLE">
            <text:p>RSOLE</text:p>
          </table:table-cell>
          <table:table-cell office:value-type="string">
            <text:p>Lepidopsetta bilineat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Lepidopsetta</text:p>
          </table:table-cell>
          <table:table-cell table:number-columns-repeated="247"/>
        </table:table-row>
        <table:table-row table:style-name="ro3">
          <table:table-cell office:value-type="string">
            <text:p>172881</text:p>
          </table:table-cell>
          <table:table-cell table:formula="oooc:=[for_ITIS.B70]" office:value-type="string" office:string-value="DAB">
            <text:p>DAB</text:p>
          </table:table-cell>
          <table:table-cell office:value-type="string">
            <text:p>Limanda limand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Limanda</text:p>
          </table:table-cell>
          <table:table-cell table:number-columns-repeated="247"/>
        </table:table-row>
        <table:table-row table:style-name="ro3">
          <table:table-cell office:value-type="string">
            <text:p>172911</text:p>
          </table:table-cell>
          <table:table-cell table:formula="oooc:=[for_ITIS.B71]" office:value-type="string" office:string-value="LHDAB">
            <text:p>LHDAB</text:p>
          </table:table-cell>
          <table:table-cell office:value-type="string">
            <text:p>Limanda proboscide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Limanda</text:p>
          </table:table-cell>
          <table:table-cell table:number-columns-repeated="247"/>
        </table:table-row>
        <table:table-row table:style-name="ro3">
          <table:table-cell office:value-type="string">
            <text:p>616064</text:p>
          </table:table-cell>
          <table:table-cell table:formula="oooc:=[for_ITIS.B72]" office:value-type="string" office:string-value="SAKFLOUN">
            <text:p>SAKFLOUN</text:p>
          </table:table-cell>
          <table:table-cell office:value-type="string">
            <text:p>Limanda sakhalinens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Limanda</text:p>
          </table:table-cell>
          <table:table-cell table:number-columns-repeated="247"/>
        </table:table-row>
        <table:table-row table:style-name="ro3">
          <table:table-cell office:value-type="string">
            <text:p>172909</text:p>
          </table:table-cell>
          <table:table-cell table:formula="oooc:=[for_ITIS.B73]" office:value-type="string" office:string-value="YELL">
            <text:p>YELL</text:p>
          </table:table-cell>
          <table:table-cell office:value-type="string">
            <text:p>Limanda ferrugine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Limanda</text:p>
          </table:table-cell>
          <table:table-cell table:number-columns-repeated="247"/>
        </table:table-row>
        <table:table-row table:style-name="ro3">
          <table:table-cell office:value-type="string">
            <text:p>172907</text:p>
          </table:table-cell>
          <table:table-cell table:formula="oooc:=[for_ITIS.B74]" office:value-type="string" office:string-value="YSOLE">
            <text:p>YSOLE</text:p>
          </table:table-cell>
          <table:table-cell office:value-type="string">
            <text:p>Limanda asper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Limanda</text:p>
          </table:table-cell>
          <table:table-cell table:number-columns-repeated="247"/>
        </table:table-row>
        <table:table-row table:style-name="ro3">
          <table:table-cell office:value-type="string">
            <text:p>172921</text:p>
          </table:table-cell>
          <table:table-cell table:formula="oooc:=[for_ITIS.B75]" office:value-type="string" office:string-value="ESOLE">
            <text:p>ESOLE</text:p>
          </table:table-cell>
          <table:table-cell office:value-type="string">
            <text:p>Parophrys vetul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Parophrys</text:p>
          </table:table-cell>
          <table:table-cell table:number-columns-repeated="247"/>
        </table:table-row>
        <table:table-row table:style-name="ro3">
          <table:table-cell office:value-type="string">
            <text:p>172894</text:p>
          </table:table-cell>
          <table:table-cell table:formula="oooc:=[for_ITIS.B76]" office:value-type="string" office:string-value="FLOUN">
            <text:p>FLOUN</text:p>
          </table:table-cell>
          <table:table-cell office:value-type="string">
            <text:p>Platichthys fles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Platichthys</text:p>
          </table:table-cell>
          <table:table-cell table:number-columns-repeated="247"/>
        </table:table-row>
        <table:table-row table:style-name="ro3">
          <table:table-cell office:value-type="string">
            <text:p>172893</text:p>
          </table:table-cell>
          <table:table-cell table:formula="oooc:=[for_ITIS.B77]" office:value-type="string" office:string-value="STFLOUN">
            <text:p>STFLOUN</text:p>
          </table:table-cell>
          <table:table-cell office:value-type="string">
            <text:p>Platichthys stell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Platichthys</text:p>
          </table:table-cell>
          <table:table-cell table:number-columns-repeated="247"/>
        </table:table-row>
        <table:table-row table:style-name="ro3">
          <table:table-cell office:value-type="string">
            <text:p>172901</text:p>
          </table:table-cell>
          <table:table-cell table:formula="oooc:=[for_ITIS.B78]" office:value-type="string" office:string-value="ALPLAIC">
            <text:p>ALPLAIC</text:p>
          </table:table-cell>
          <table:table-cell office:value-type="string">
            <text:p>Pleuronectes quadritubercul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Pleuronectes</text:p>
          </table:table-cell>
          <table:table-cell table:number-columns-repeated="247"/>
        </table:table-row>
        <table:table-row table:style-name="ro3">
          <table:table-cell office:value-type="string">
            <text:p>172902</text:p>
          </table:table-cell>
          <table:table-cell table:formula="oooc:=[for_ITIS.B79]" office:value-type="string" office:string-value="PLAIC">
            <text:p>PLAIC</text:p>
          </table:table-cell>
          <table:table-cell office:value-type="string">
            <text:p>Pleuronectes platess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Pleuronectes</text:p>
          </table:table-cell>
          <table:table-cell table:number-columns-repeated="247"/>
        </table:table-row>
        <table:table-row table:style-name="ro3">
          <table:table-cell office:value-type="string">
            <text:p>172905</text:p>
          </table:table-cell>
          <table:table-cell table:formula="oooc:=[for_ITIS.B80]" office:value-type="string" office:string-value="WINFLOUN">
            <text:p>WINFLOUN</text:p>
          </table:table-cell>
          <table:table-cell office:value-type="string">
            <text:p>Pseudopleuronectes america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Pseudopleuronectes</text:p>
          </table:table-cell>
          <table:table-cell table:number-columns-repeated="247"/>
        </table:table-row>
        <table:table-row table:style-name="ro3">
          <table:table-cell office:value-type="string">
            <text:p>172930</text:p>
          </table:table-cell>
          <table:table-cell table:formula="oooc:=[for_ITIS.B81]" office:value-type="string" office:string-value="GHAL">
            <text:p>GHAL</text:p>
          </table:table-cell>
          <table:table-cell office:value-type="string">
            <text:p>Reinhardtius hippoglossoide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Pleuronectidae</text:p>
          </table:table-cell>
          <table:table-cell office:value-type="string">
            <text:p>Reinhardtius</text:p>
          </table:table-cell>
          <table:table-cell table:number-columns-repeated="247"/>
        </table:table-row>
        <table:table-row table:style-name="ro3">
          <table:table-cell office:value-type="string">
            <text:p>168559</text:p>
          </table:table-cell>
          <table:table-cell table:formula="oooc:=[for_ITIS.B82]" office:value-type="string" office:string-value="BLUEFISH">
            <text:p>BLUEFISH</text:p>
          </table:table-cell>
          <table:table-cell office:value-type="string">
            <text:p>Pomatomus saltatrix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Pomatomidae</text:p>
          </table:table-cell>
          <table:table-cell office:value-type="string">
            <text:p>Pomatomus</text:p>
          </table:table-cell>
          <table:table-cell table:number-columns-repeated="247"/>
        </table:table-row>
        <table:table-row table:style-name="ro3">
          <table:table-cell office:value-type="string">
            <text:p>564149</text:p>
          </table:table-cell>
          <table:table-cell table:formula="oooc:=[for_ITIS.B83]" office:value-type="string" office:string-value="THSKAT">
            <text:p>THSKAT</text:p>
          </table:table-cell>
          <table:table-cell office:value-type="string">
            <text:p>Amblyraja radiat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Rajiformes</text:p>
          </table:table-cell>
          <table:table-cell office:value-type="string">
            <text:p>Rajidae</text:p>
          </table:table-cell>
          <table:table-cell office:value-type="string">
            <text:p>Amblyraja</text:p>
          </table:table-cell>
          <table:table-cell table:number-columns-repeated="247"/>
        </table:table-row>
        <table:table-row table:style-name="ro3">
          <table:table-cell office:value-type="string">
            <text:p>564139</text:p>
          </table:table-cell>
          <table:table-cell table:formula="oooc:=[for_ITIS.B84]" office:value-type="string" office:string-value="BSKAT">
            <text:p>BSKAT</text:p>
          </table:table-cell>
          <table:table-cell office:value-type="string">
            <text:p>Dipturus laev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Rajiformes</text:p>
          </table:table-cell>
          <table:table-cell office:value-type="string">
            <text:p>Rajidae</text:p>
          </table:table-cell>
          <table:table-cell office:value-type="string">
            <text:p>Dipturus</text:p>
          </table:table-cell>
          <table:table-cell table:number-columns-repeated="247"/>
        </table:table-row>
        <table:table-row table:style-name="ro3">
          <table:table-cell office:value-type="string">
            <text:p>564130</text:p>
          </table:table-cell>
          <table:table-cell table:formula="oooc:=[for_ITIS.B85]" office:value-type="string" office:string-value="LSKAT">
            <text:p>LSKAT</text:p>
          </table:table-cell>
          <table:table-cell office:value-type="string">
            <text:p>Leucoraja erinace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Rajiformes</text:p>
          </table:table-cell>
          <table:table-cell office:value-type="string">
            <text:p>Rajidae</text:p>
          </table:table-cell>
          <table:table-cell office:value-type="string">
            <text:p>Leucoraja</text:p>
          </table:table-cell>
          <table:table-cell table:number-columns-repeated="247"/>
        </table:table-row>
        <table:table-row table:style-name="ro3">
          <table:table-cell office:value-type="string">
            <text:p>564136</text:p>
          </table:table-cell>
          <table:table-cell table:formula="oooc:=[for_ITIS.B86]" office:value-type="string" office:string-value="RSKAT">
            <text:p>RSKAT</text:p>
          </table:table-cell>
          <table:table-cell office:value-type="string">
            <text:p>Leucoraja garman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Rajiformes</text:p>
          </table:table-cell>
          <table:table-cell office:value-type="string">
            <text:p>Rajidae</text:p>
          </table:table-cell>
          <table:table-cell office:value-type="string">
            <text:p>Leucoraja</text:p>
          </table:table-cell>
          <table:table-cell table:number-columns-repeated="247"/>
        </table:table-row>
        <table:table-row table:style-name="ro3">
          <table:table-cell office:value-type="string">
            <text:p>564145</text:p>
          </table:table-cell>
          <table:table-cell table:formula="oooc:=[for_ITIS.B87]" office:value-type="string" office:string-value="WSKAT">
            <text:p>WSKAT</text:p>
          </table:table-cell>
          <table:table-cell office:value-type="string">
            <text:p>Leucoraja ocellat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Rajiformes</text:p>
          </table:table-cell>
          <table:table-cell office:value-type="string">
            <text:p>Rajidae</text:p>
          </table:table-cell>
          <table:table-cell office:value-type="string">
            <text:p>Leucoraja</text:p>
          </table:table-cell>
          <table:table-cell table:number-columns-repeated="247"/>
        </table:table-row>
        <table:table-row table:style-name="ro3">
          <table:table-cell office:value-type="string">
            <text:p>564151</text:p>
          </table:table-cell>
          <table:table-cell table:formula="oooc:=[for_ITIS.B88]" office:value-type="string" office:string-value="SSKAT">
            <text:p>SSKAT</text:p>
          </table:table-cell>
          <table:table-cell office:value-type="string">
            <text:p>Malacoraja sent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Rajiformes</text:p>
          </table:table-cell>
          <table:table-cell office:value-type="string">
            <text:p>Rajidae</text:p>
          </table:table-cell>
          <table:table-cell office:value-type="string">
            <text:p>Malacoraja</text:p>
          </table:table-cell>
          <table:table-cell table:number-columns-repeated="247"/>
        </table:table-row>
        <table:table-row table:style-name="ro3">
          <table:table-cell office:value-type="string">
            <text:p>160855</text:p>
          </table:table-cell>
          <table:table-cell table:formula="oooc:=[for_ITIS.B89]" office:value-type="string" office:string-value="CSKAT">
            <text:p>CSKAT</text:p>
          </table:table-cell>
          <table:table-cell office:value-type="string">
            <text:p>Raja eglanteri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Chondrichthyes</text:p>
          </table:table-cell>
          <table:table-cell office:value-type="string">
            <text:p>Rajiformes</text:p>
          </table:table-cell>
          <table:table-cell office:value-type="string">
            <text:p>Rajidae</text:p>
          </table:table-cell>
          <table:table-cell office:value-type="string">
            <text:p>Raja</text:p>
          </table:table-cell>
          <table:table-cell table:number-columns-repeated="247"/>
        </table:table-row>
        <table:table-row table:style-name="ro3">
          <table:table-cell office:value-type="string">
            <text:p>172412</text:p>
          </table:table-cell>
          <table:table-cell table:formula="oooc:=[for_ITIS.B90]" office:value-type="string" office:string-value="CMACK">
            <text:p>CMACK</text:p>
          </table:table-cell>
          <table:table-cell office:value-type="string">
            <text:p>Scomber japonic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Scomber</text:p>
          </table:table-cell>
          <table:table-cell table:number-columns-repeated="247"/>
        </table:table-row>
        <table:table-row table:style-name="ro3">
          <table:table-cell office:value-type="string">
            <text:p>172414</text:p>
          </table:table-cell>
          <table:table-cell table:formula="oooc:=[for_ITIS.B91]" office:value-type="string" office:string-value="MACK">
            <text:p>MACK</text:p>
          </table:table-cell>
          <table:table-cell office:value-type="string">
            <text:p>Scomber scombr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Scomber</text:p>
          </table:table-cell>
          <table:table-cell table:number-columns-repeated="247"/>
        </table:table-row>
        <table:table-row table:style-name="ro3">
          <table:table-cell office:value-type="string">
            <text:p>172435</text:p>
          </table:table-cell>
          <table:table-cell table:formula="oooc:=[for_ITIS.B92]" office:value-type="string" office:string-value="KMACK">
            <text:p>KMACK</text:p>
          </table:table-cell>
          <table:table-cell office:value-type="string">
            <text:p>Scomberomorus cavall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Scomberomorus</text:p>
          </table:table-cell>
          <table:table-cell table:number-columns-repeated="247"/>
        </table:table-row>
        <table:table-row table:style-name="ro3">
          <table:table-cell office:value-type="string">
            <text:p>172419</text:p>
          </table:table-cell>
          <table:table-cell table:formula="oooc:=[for_ITIS.B93]" office:value-type="string" office:string-value="ALBA">
            <text:p>ALBA</text:p>
          </table:table-cell>
          <table:table-cell office:value-type="string">
            <text:p>Thunnus alalung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Thunnus</text:p>
          </table:table-cell>
          <table:table-cell table:number-columns-repeated="247"/>
        </table:table-row>
        <table:table-row table:style-name="ro3">
          <table:table-cell office:value-type="string">
            <text:p>172421</text:p>
          </table:table-cell>
          <table:table-cell table:formula="oooc:=[for_ITIS.B94]" office:value-type="string" office:string-value="ATBTUNA">
            <text:p>ATBTUNA</text:p>
          </table:table-cell>
          <table:table-cell office:value-type="string">
            <text:p>Thunnus thyn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Thunnus</text:p>
          </table:table-cell>
          <table:table-cell table:number-columns-repeated="247"/>
        </table:table-row>
        <table:table-row table:style-name="ro3">
          <table:table-cell office:value-type="string">
            <text:p>172428</text:p>
          </table:table-cell>
          <table:table-cell table:formula="oooc:=[for_ITIS.B95]" office:value-type="string" office:string-value="BIGEYE">
            <text:p>BIGEYE</text:p>
          </table:table-cell>
          <table:table-cell office:value-type="string">
            <text:p>Thunnus obes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Thunnus</text:p>
          </table:table-cell>
          <table:table-cell table:number-columns-repeated="247"/>
        </table:table-row>
        <table:table-row table:style-name="ro3">
          <table:table-cell office:value-type="string">
            <text:p>172431</text:p>
          </table:table-cell>
          <table:table-cell table:formula="oooc:=[for_ITIS.B96]" office:value-type="string" office:string-value="SBTUNA">
            <text:p>SBTUNA</text:p>
          </table:table-cell>
          <table:table-cell office:value-type="string">
            <text:p>Thunnus maccoyi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Thunnus</text:p>
          </table:table-cell>
          <table:table-cell table:number-columns-repeated="247"/>
        </table:table-row>
        <table:table-row table:style-name="ro3">
          <table:table-cell office:value-type="string">
            <text:p>172423</text:p>
          </table:table-cell>
          <table:table-cell table:formula="oooc:=[for_ITIS.B97]" office:value-type="string" office:string-value="YFIN">
            <text:p>YFIN</text:p>
          </table:table-cell>
          <table:table-cell office:value-type="string">
            <text:p>Thunnus albacare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combridae</text:p>
          </table:table-cell>
          <table:table-cell office:value-type="string">
            <text:p>Thunnus</text:p>
          </table:table-cell>
          <table:table-cell table:number-columns-repeated="247"/>
        </table:table-row>
        <table:table-row table:style-name="ro3">
          <table:table-cell office:value-type="string">
            <text:p>172834</text:p>
          </table:table-cell>
          <table:table-cell table:formula="oooc:=[for_ITIS.B98]" office:value-type="string" office:string-value="FMEG">
            <text:p>FMEG</text:p>
          </table:table-cell>
          <table:table-cell office:value-type="string">
            <text:p>Lepidorhombus bosci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Scophthalmidae</text:p>
          </table:table-cell>
          <table:table-cell office:value-type="string">
            <text:p>Lepidorhombus</text:p>
          </table:table-cell>
          <table:table-cell table:number-columns-repeated="247"/>
        </table:table-row>
        <table:table-row table:style-name="ro3">
          <table:table-cell office:value-type="string">
            <text:p>172835</text:p>
          </table:table-cell>
          <table:table-cell table:formula="oooc:=[for_ITIS.B99]" office:value-type="string" office:string-value="MEG">
            <text:p>MEG</text:p>
          </table:table-cell>
          <table:table-cell office:value-type="string">
            <text:p>Lepidorhombus whiffiagon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Scophthalmidae</text:p>
          </table:table-cell>
          <table:table-cell office:value-type="string">
            <text:p>Lepidorhombus</text:p>
          </table:table-cell>
          <table:table-cell table:number-columns-repeated="247"/>
        </table:table-row>
        <table:table-row table:style-name="ro3">
          <table:table-cell office:value-type="string">
            <text:p>172746</text:p>
          </table:table-cell>
          <table:table-cell table:formula="oooc:=[for_ITIS.B100]" office:value-type="string" office:string-value="WINDOW">
            <text:p>WINDOW</text:p>
          </table:table-cell>
          <table:table-cell office:value-type="string">
            <text:p>Scophthalmus aquos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Scophthalmidae</text:p>
          </table:table-cell>
          <table:table-cell office:value-type="string">
            <text:p>Scophthalmus</text:p>
          </table:table-cell>
          <table:table-cell table:number-columns-repeated="247"/>
        </table:table-row>
        <table:table-row table:style-name="ro3">
          <table:table-cell office:value-type="string">
            <text:p>166827</text:p>
          </table:table-cell>
          <table:table-cell table:formula="oooc:=[for_ITIS.B101]" office:value-type="string" office:string-value="CALSCORP">
            <text:p>CALSCORP</text:p>
          </table:table-cell>
          <table:table-cell office:value-type="string">
            <text:p>Scorpaena guttat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corpaena</text:p>
          </table:table-cell>
          <table:table-cell table:number-columns-repeated="247"/>
        </table:table-row>
        <table:table-row table:style-name="ro3">
          <table:table-cell office:value-type="string">
            <text:p>166783</text:p>
          </table:table-cell>
          <table:table-cell table:formula="oooc:=[for_ITIS.B102]" office:value-type="string" office:string-value="THORNH">
            <text:p>THORNH</text:p>
          </table:table-cell>
          <table:table-cell office:value-type="string">
            <text:p>Sebastolobus alasca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olobus</text:p>
          </table:table-cell>
          <table:table-cell table:number-columns-repeated="247"/>
        </table:table-row>
        <table:table-row table:style-name="ro3">
          <table:table-cell office:value-type="string">
            <text:p>166774</text:p>
          </table:table-cell>
          <table:table-cell table:formula="oooc:=[for_ITIS.B103]" office:value-type="string" office:string-value="ACADRED">
            <text:p>ACADRED</text:p>
          </table:table-cell>
          <table:table-cell office:value-type="string">
            <text:p>Sebastes fasci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33</text:p>
          </table:table-cell>
          <table:table-cell table:formula="oooc:=[for_ITIS.B104]" office:value-type="string" office:string-value="BOCACC">
            <text:p>BOCACC</text:p>
          </table:table-cell>
          <table:table-cell office:value-type="string">
            <text:p>Sebastes paucispin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22</text:p>
          </table:table-cell>
          <table:table-cell table:formula="oooc:=[for_ITIS.B105]" office:value-type="string" office:string-value="CHILI">
            <text:p>CHILI</text:p>
          </table:table-cell>
          <table:table-cell office:value-type="string">
            <text:p>Sebastes goode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54</text:p>
          </table:table-cell>
          <table:table-cell table:formula="oooc:=[for_ITIS.B106]" office:value-type="string" office:string-value="COWCOD">
            <text:p>COWCOD</text:p>
          </table:table-cell>
          <table:table-cell office:value-type="string">
            <text:p>Sebastes lev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15</text:p>
          </table:table-cell>
          <table:table-cell table:formula="oooc:=[for_ITIS.B107]" office:value-type="string" office:string-value="DKROCK">
            <text:p>DKROCK</text:p>
          </table:table-cell>
          <table:table-cell office:value-type="string">
            <text:p>Sebastes cramer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67</text:p>
          </table:table-cell>
          <table:table-cell table:formula="oooc:=[for_ITIS.B108]" office:value-type="string" office:string-value="GOPHER">
            <text:p>GOPHER</text:p>
          </table:table-cell>
          <table:table-cell office:value-type="string">
            <text:p>Sebastes carn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07</text:p>
          </table:table-cell>
          <table:table-cell table:formula="oooc:=[for_ITIS.B109]" office:value-type="string" office:string-value="POPERCH">
            <text:p>POPERCH</text:p>
          </table:table-cell>
          <table:table-cell office:value-type="string">
            <text:p>Sebastes alu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7862</text:p>
          </table:table-cell>
          <table:table-cell table:formula="oooc:=[for_ITIS.B110]" office:value-type="string" office:string-value="REDMAR">
            <text:p>REDMAR</text:p>
          </table:table-cell>
          <table:table-cell office:value-type="string">
            <text:p>Serranus scrib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erranidae</text:p>
          </table:table-cell>
          <table:table-cell office:value-type="string">
            <text:p>Serranus</text:p>
          </table:table-cell>
          <table:table-cell table:number-columns-repeated="247"/>
        </table:table-row>
        <table:table-row table:style-name="ro3">
          <table:table-cell office:value-type="string">
            <text:p>166756</text:p>
          </table:table-cell>
          <table:table-cell table:formula="oooc:=[for_ITIS.B111]" office:value-type="string" office:string-value="REDMEN">
            <text:p>REDMEN</text:p>
          </table:table-cell>
          <table:table-cell office:value-type="string">
            <text:p>Sebastes mentell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56</text:p>
          </table:table-cell>
          <table:table-cell table:formula="oooc:=[for_ITIS.B112]" office:value-type="string" office:string-value="VERMIL">
            <text:p>VERMIL</text:p>
          </table:table-cell>
          <table:table-cell office:value-type="string">
            <text:p>Sebastes mentell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66719</text:p>
          </table:table-cell>
          <table:table-cell table:formula="oooc:=[for_ITIS.B113]" office:value-type="string" office:string-value="WROCK">
            <text:p>WROCK</text:p>
          </table:table-cell>
          <table:table-cell office:value-type="string">
            <text:p>Sebastes entomela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corpaeniformes</text:p>
          </table:table-cell>
          <table:table-cell office:value-type="string">
            <text:p>Scorpaenidae</text:p>
          </table:table-cell>
          <table:table-cell office:value-type="string">
            <text:p>Sebastes</text:p>
          </table:table-cell>
          <table:table-cell table:number-columns-repeated="247"/>
        </table:table-row>
        <table:table-row table:style-name="ro3">
          <table:table-cell office:value-type="string">
            <text:p>173002</text:p>
          </table:table-cell>
          <table:table-cell table:formula="oooc:=[for_ITIS.B114]" office:value-type="string" office:string-value="SOLE">
            <text:p>SOLE</text:p>
          </table:table-cell>
          <table:table-cell office:value-type="string">
            <text:p>Solea sole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leuronectiformes</text:p>
          </table:table-cell>
          <table:table-cell office:value-type="string">
            <text:p>Soleidae</text:p>
          </table:table-cell>
          <table:table-cell office:value-type="string">
            <text:p>Solea</text:p>
          </table:table-cell>
          <table:table-cell table:number-columns-repeated="247"/>
        </table:table-row>
        <table:table-row table:style-name="ro3">
          <table:table-cell office:value-type="string">
            <text:p>647939</text:p>
          </table:table-cell>
          <table:table-cell table:formula="oooc:=[for_ITIS.B115]" office:value-type="string" office:string-value="YSBREAM">
            <text:p>YSBREAM</text:p>
          </table:table-cell>
          <table:table-cell office:value-type="string">
            <text:p>Dentex tumifron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paridae</text:p>
          </table:table-cell>
          <table:table-cell office:value-type="string">
            <text:p>Dentex</text:p>
          </table:table-cell>
          <table:table-cell table:number-columns-repeated="247"/>
        </table:table-row>
        <table:table-row table:style-name="ro3">
          <table:table-cell office:value-type="string">
            <text:p>169231</text:p>
          </table:table-cell>
          <table:table-cell table:formula="oooc:=[for_ITIS.B116]" office:value-type="string" office:string-value="NZSNAP">
            <text:p>NZSNAP</text:p>
          </table:table-cell>
          <table:table-cell office:value-type="string">
            <text:p>Chrysophrys aura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paridae</text:p>
          </table:table-cell>
          <table:table-cell office:value-type="string">
            <text:p>Chrysophrys</text:p>
          </table:table-cell>
          <table:table-cell table:number-columns-repeated="247"/>
        </table:table-row>
        <table:table-row table:style-name="ro3">
          <table:table-cell office:value-type="string">
            <text:p>169207</text:p>
          </table:table-cell>
          <table:table-cell table:formula="oooc:=[for_ITIS.B117]" office:value-type="string" office:string-value="RPORGY">
            <text:p>RPORGY</text:p>
          </table:table-cell>
          <table:table-cell office:value-type="string">
            <text:p>Pagrus pagr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paridae</text:p>
          </table:table-cell>
          <table:table-cell office:value-type="string">
            <text:p>Pagrus</text:p>
          </table:table-cell>
          <table:table-cell table:number-columns-repeated="247"/>
        </table:table-row>
        <table:table-row table:style-name="ro3">
          <table:table-cell office:value-type="string">
            <text:p>647892</text:p>
          </table:table-cell>
          <table:table-cell table:formula="oooc:=[for_ITIS.B118]" office:value-type="string" office:string-value="SBREAM">
            <text:p>SBREAM</text:p>
          </table:table-cell>
          <table:table-cell office:value-type="string">
            <text:p>Pagrus major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paridae</text:p>
          </table:table-cell>
          <table:table-cell office:value-type="string">
            <text:p>Pagrus</text:p>
          </table:table-cell>
          <table:table-cell table:number-columns-repeated="247"/>
        </table:table-row>
        <table:table-row table:style-name="ro3">
          <table:table-cell office:value-type="string">
            <text:p>169182</text:p>
          </table:table-cell>
          <table:table-cell table:formula="oooc:=[for_ITIS.B119]" office:value-type="string" office:string-value="SCUP">
            <text:p>SCUP</text:p>
          </table:table-cell>
          <table:table-cell office:value-type="string">
            <text:p>Stenotomus chrysop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Sparidae</text:p>
          </table:table-cell>
          <table:table-cell office:value-type="string">
            <text:p>Stenotomus</text:p>
          </table:table-cell>
          <table:table-cell table:number-columns-repeated="247"/>
        </table:table-row>
        <table:table-row table:style-name="ro3">
          <table:table-cell office:value-type="string">
            <text:p>172482</text:p>
          </table:table-cell>
          <table:table-cell table:formula="oooc:=[for_ITIS.B120]" office:value-type="string" office:string-value="SWO">
            <text:p>SWO</text:p>
          </table:table-cell>
          <table:table-cell office:value-type="string">
            <text:p>Xiphias gladi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Xiphiidae</text:p>
          </table:table-cell>
          <table:table-cell office:value-type="string">
            <text:p>Xiphias</text:p>
          </table:table-cell>
          <table:table-cell table:number-columns-repeated="247"/>
        </table:table-row>
        <table:table-row table:style-name="ro3">
          <table:table-cell office:value-type="string">
            <text:p>630979</text:p>
          </table:table-cell>
          <table:table-cell table:formula="oooc:=[for_ITIS.B121]" office:value-type="string" office:string-value="OPOUT">
            <text:p>OPOUT</text:p>
          </table:table-cell>
          <table:table-cell office:value-type="string">
            <text:p>Zoarces american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Perciformes</text:p>
          </table:table-cell>
          <table:table-cell office:value-type="string">
            <text:p>Zoarcidae</text:p>
          </table:table-cell>
          <table:table-cell office:value-type="string">
            <text:p>Zoarces</text:p>
          </table:table-cell>
          <table:table-cell table:number-columns-repeated="247"/>
        </table:table-row>
        <table:table-row table:style-name="ro3">
          <table:table-cell office:value-type="string">
            <text:p>162064</text:p>
          </table:table-cell>
          <table:table-cell table:formula="oooc:=[for_ITIS.B122]" office:value-type="string" office:string-value="ARGEN">
            <text:p>ARGEN</text:p>
          </table:table-cell>
          <table:table-cell office:value-type="string">
            <text:p>Argentina sil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Osmeriformes</text:p>
          </table:table-cell>
          <table:table-cell office:value-type="string">
            <text:p>Argentinidae</text:p>
          </table:table-cell>
          <table:table-cell office:value-type="string">
            <text:p>Argentina</text:p>
          </table:table-cell>
          <table:table-cell table:number-columns-repeated="247"/>
        </table:table-row>
        <table:table-row table:style-name="ro3">
          <table:table-cell office:value-type="string">
            <text:p>162144</text:p>
          </table:table-cell>
          <table:table-cell table:formula="oooc:=[for_ITIS.B123]" office:value-type="string" office:string-value="MASKINOGIES">
            <text:p>MASKINOGIES</text:p>
          </table:table-cell>
          <table:table-cell office:value-type="string">
            <text:p>Esox masquinongy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Esociformes</text:p>
          </table:table-cell>
          <table:table-cell office:value-type="string">
            <text:p>Esocidae</text:p>
          </table:table-cell>
          <table:table-cell office:value-type="string">
            <text:p>Esox</text:p>
          </table:table-cell>
          <table:table-cell table:number-columns-repeated="247"/>
        </table:table-row>
        <table:table-row table:style-name="ro3">
          <table:table-cell office:value-type="string">
            <text:p>162139</text:p>
          </table:table-cell>
          <table:table-cell table:formula="oooc:=[for_ITIS.B124]" office:value-type="string" office:string-value="PIKE">
            <text:p>PIKE</text:p>
          </table:table-cell>
          <table:table-cell office:value-type="string">
            <text:p>Esox luci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Esociformes</text:p>
          </table:table-cell>
          <table:table-cell office:value-type="string">
            <text:p>Esocidae</text:p>
          </table:table-cell>
          <table:table-cell office:value-type="string">
            <text:p>Esox</text:p>
          </table:table-cell>
          <table:table-cell table:number-columns-repeated="247"/>
        </table:table-row>
        <table:table-row table:style-name="ro3">
          <table:table-cell office:value-type="string">
            <text:p>162041</text:p>
          </table:table-cell>
          <table:table-cell table:formula="oooc:=[for_ITIS.B125]" office:value-type="string" office:string-value="RBSMELT">
            <text:p>RBSMELT</text:p>
          </table:table-cell>
          <table:table-cell office:value-type="string">
            <text:p>Osmerus mordax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Osmeriformes</text:p>
          </table:table-cell>
          <table:table-cell office:value-type="string">
            <text:p>Osmeridae</text:p>
          </table:table-cell>
          <table:table-cell office:value-type="string">
            <text:p>Osmerus</text:p>
          </table:table-cell>
          <table:table-cell table:number-columns-repeated="247"/>
        </table:table-row>
        <table:table-row table:style-name="ro3">
          <table:table-cell office:value-type="string">
            <text:p>162027</text:p>
          </table:table-cell>
          <table:table-cell table:formula="oooc:=[for_ITIS.B126]" office:value-type="string" office:string-value="AYU">
            <text:p>AYU</text:p>
          </table:table-cell>
          <table:table-cell office:value-type="string">
            <text:p>Plecoglossus altivel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Osmeriformes</text:p>
          </table:table-cell>
          <table:table-cell office:value-type="string">
            <text:p>Osmeridae</text:p>
          </table:table-cell>
          <table:table-cell office:value-type="string">
            <text:p>Plecoglossus</text:p>
          </table:table-cell>
          <table:table-cell table:number-columns-repeated="247"/>
        </table:table-row>
        <table:table-row table:style-name="ro3">
          <table:table-cell office:value-type="string">
            <text:p>161996</text:p>
          </table:table-cell>
          <table:table-cell table:formula="oooc:=[for_ITIS.B127]" office:value-type="string" office:string-value="ASAL">
            <text:p>ASAL</text:p>
          </table:table-cell>
          <table:table-cell office:value-type="string">
            <text:p>Salmo salar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Salmo</text:p>
          </table:table-cell>
          <table:table-cell table:number-columns-repeated="247"/>
        </table:table-row>
        <table:table-row table:style-name="ro3">
          <table:table-cell office:value-type="string">
            <text:p>623394</text:p>
          </table:table-cell>
          <table:table-cell table:formula="oooc:=[for_ITIS.B128]" office:value-type="string" office:string-value="BLO">
            <text:p>BLO</text:p>
          </table:table-cell>
          <table:table-cell office:value-type="string">
            <text:p>Coregonus hoyi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Coregonus</text:p>
          </table:table-cell>
          <table:table-cell table:number-columns-repeated="247"/>
        </table:table-row>
        <table:table-row table:style-name="ro3">
          <table:table-cell office:value-type="string">
            <text:p>161997</text:p>
          </table:table-cell>
          <table:table-cell table:formula="oooc:=[for_ITIS.B129]" office:value-type="string" office:string-value="BRNTRO">
            <text:p>BRNTRO</text:p>
          </table:table-cell>
          <table:table-cell office:value-type="string">
            <text:p>Salmo trutt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Salmo</text:p>
          </table:table-cell>
          <table:table-cell table:number-columns-repeated="247"/>
        </table:table-row>
        <table:table-row table:style-name="ro3">
          <table:table-cell office:value-type="string">
            <text:p>162003</text:p>
          </table:table-cell>
          <table:table-cell table:formula="oooc:=[for_ITIS.B130]" office:value-type="string" office:string-value="BTRO">
            <text:p>BTRO</text:p>
          </table:table-cell>
          <table:table-cell office:value-type="string">
            <text:p>Salvelinus fontinal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Salvelinus</text:p>
          </table:table-cell>
          <table:table-cell table:number-columns-repeated="247"/>
        </table:table-row>
        <table:table-row table:style-name="ro3">
          <table:table-cell office:value-type="string">
            <text:p>161980</text:p>
          </table:table-cell>
          <table:table-cell table:formula="oooc:=[for_ITIS.B131]" office:value-type="string" office:string-value="CHNK">
            <text:p>CHNK</text:p>
          </table:table-cell>
          <table:table-cell office:value-type="string">
            <text:p>Oncorhynchus tshawytsch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Oncorhynchus</text:p>
          </table:table-cell>
          <table:table-cell table:number-columns-repeated="247"/>
        </table:table-row>
        <table:table-row table:style-name="ro3">
          <table:table-cell office:value-type="string">
            <text:p>161976</text:p>
          </table:table-cell>
          <table:table-cell table:formula="oooc:=[for_ITIS.B132]" office:value-type="string" office:string-value="CHUM">
            <text:p>CHUM</text:p>
          </table:table-cell>
          <table:table-cell office:value-type="string">
            <text:p>Oncorhynchus ket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Oncorhynchus</text:p>
          </table:table-cell>
          <table:table-cell table:number-columns-repeated="247"/>
        </table:table-row>
        <table:table-row table:style-name="ro3">
          <table:table-cell office:value-type="string">
            <text:p>161977</text:p>
          </table:table-cell>
          <table:table-cell table:formula="oooc:=[for_ITIS.B133]" office:value-type="string" office:string-value="COHO">
            <text:p>COHO</text:p>
          </table:table-cell>
          <table:table-cell office:value-type="string">
            <text:p>Oncorhynchus kisutch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Oncorhynchus</text:p>
          </table:table-cell>
          <table:table-cell table:number-columns-repeated="247"/>
        </table:table-row>
        <table:table-row table:style-name="ro3">
          <table:table-cell office:value-type="string">
            <text:p>162002</text:p>
          </table:table-cell>
          <table:table-cell table:formula="oooc:=[for_ITIS.B134]" office:value-type="string" office:string-value="LTRO">
            <text:p>LTRO</text:p>
          </table:table-cell>
          <table:table-cell office:value-type="string">
            <text:p>Salvelinus namaycush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Salvelinus</text:p>
          </table:table-cell>
          <table:table-cell table:number-columns-repeated="247"/>
        </table:table-row>
        <table:table-row table:style-name="ro3">
          <table:table-cell office:value-type="string">
            <text:p>161941</text:p>
          </table:table-cell>
          <table:table-cell table:formula="oooc:=[for_ITIS.B135]" office:value-type="string" office:string-value="LWHFSH">
            <text:p>LWHFSH</text:p>
          </table:table-cell>
          <table:table-cell office:value-type="string">
            <text:p>Coregonus clupeaformi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Coregonus</text:p>
          </table:table-cell>
          <table:table-cell table:number-columns-repeated="247"/>
        </table:table-row>
        <table:table-row table:style-name="ro3">
          <table:table-cell office:value-type="string">
            <text:p>161975</text:p>
          </table:table-cell>
          <table:table-cell table:formula="oooc:=[for_ITIS.B136]" office:value-type="string" office:string-value="PINK">
            <text:p>PINK</text:p>
          </table:table-cell>
          <table:table-cell office:value-type="string">
            <text:p>Oncorhynchus gorbusch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Oncorhynchus</text:p>
          </table:table-cell>
          <table:table-cell table:number-columns-repeated="247"/>
        </table:table-row>
        <table:table-row table:style-name="ro3">
          <table:table-cell office:value-type="string">
            <text:p>161979</text:p>
          </table:table-cell>
          <table:table-cell table:formula="oooc:=[for_ITIS.B137]" office:value-type="string" office:string-value="SOCK">
            <text:p>SOCK</text:p>
          </table:table-cell>
          <table:table-cell office:value-type="string">
            <text:p>Oncorhynchus nerk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Oncorhynchus</text:p>
          </table:table-cell>
          <table:table-cell table:number-columns-repeated="247"/>
        </table:table-row>
        <table:table-row table:style-name="ro3">
          <table:table-cell office:value-type="string">
            <text:p>161989</text:p>
          </table:table-cell>
          <table:table-cell table:formula="oooc:=[for_ITIS.B138]" office:value-type="string" office:string-value="STRO">
            <text:p>STRO</text:p>
          </table:table-cell>
          <table:table-cell office:value-type="string">
            <text:p>Oncorhynchus mykis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Oncorhynchus</text:p>
          </table:table-cell>
          <table:table-cell table:number-columns-repeated="247"/>
        </table:table-row>
        <table:table-row table:style-name="ro3">
          <table:table-cell office:value-type="string">
            <text:p>161963</text:p>
          </table:table-cell>
          <table:table-cell table:formula="oooc:=[for_ITIS.B139]" office:value-type="string" office:string-value="VENDACE">
            <text:p>VENDACE</text:p>
          </table:table-cell>
          <table:table-cell office:value-type="string">
            <text:p>Coregonus albula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Coregonus</text:p>
          </table:table-cell>
          <table:table-cell table:number-columns-repeated="247"/>
        </table:table-row>
        <table:table-row table:style-name="ro3">
          <table:table-cell office:value-type="string">
            <text:p>161950</text:p>
          </table:table-cell>
          <table:table-cell table:formula="oooc:=[for_ITIS.B140]" office:value-type="string" office:string-value="WHFSH">
            <text:p>WHFSH</text:p>
          </table:table-cell>
          <table:table-cell office:value-type="string">
            <text:p>Coregonus lavaretus</text:p>
          </table:table-cell>
          <table:table-cell office:value-type="string">
            <text:p>Animalia</text:p>
          </table:table-cell>
          <table:table-cell office:value-type="string">
            <text:p>Chordata</text:p>
          </table:table-cell>
          <table:table-cell office:value-type="string">
            <text:p>Actinopterygii</text:p>
          </table:table-cell>
          <table:table-cell office:value-type="string">
            <text:p>Salmoniformes</text:p>
          </table:table-cell>
          <table:table-cell office:value-type="string">
            <text:p>Salmonidae</text:p>
          </table:table-cell>
          <table:table-cell office:value-type="string">
            <text:p>Coregonus</text:p>
          </table:table-cell>
          <table:table-cell table:number-columns-repeated="247"/>
        </table:table-row>
        <table:table-row table:style-name="ro2">
          <table:table-cell office:value-type="string">
            <text:p>1</text:p>
          </table:table-cell>
          <table:table-cell table:formula="oooc:=[for_ITIS.B141]" office:value-type="float" office:value="0">
            <text:p>0</text:p>
          </table:table-cell>
          <table:table-cell table:number-columns-repeated="7" office:value-type="string">
            <text:p>blah</text:p>
          </table:table-cell>
          <table:table-cell table:number-columns-repeated="247"/>
        </table:table-row>
        <table:table-row table:style-name="ro2">
          <table:table-cell office:value-type="string">
            <text:p>1</text:p>
          </table:table-cell>
          <table:table-cell table:formula="oooc:=[for_ITIS.B142]" office:value-type="float" office:value="0">
            <text:p>0</text:p>
          </table:table-cell>
          <table:table-cell table:number-columns-repeated="7" office:value-type="string">
            <text:p>blah</text:p>
          </table:table-cell>
          <table:table-cell table:number-columns-repeated="247"/>
        </table:table-row>
      </table:table>
      <table:named-expressions>
        <table:named-range table:name="ScientificName_1" table:base-cell-address="$Taxonomic.$A$1" table:cell-range-address="$Taxonomic.$L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" svg:font-family="Tahoma"/>
    <style:font-face style:name="Arial1" svg:font-family="Arial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zxx" style:country-asian="none" style:font-name-complex="DejaVu Sans Condensed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Yes</number:text>
    </number:number-style>
    <number:number-style style:name="N126P1" style:volatile="true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On</number:text>
    </number:number-style>
    <number:number-style style:name="N128P1" style:volatile="true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9P0"/>
    </number:currency-style>
    <number:date-style style:name="N130">
      <number:month number:style="long" number:textual="true"/>
      <number:text> </number:text>
      <number:day/>
      <number:text>, </number:text>
      <number:year number:style="long"/>
    </number:date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6">02/06/2008</text:date>, <text:time>15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onomic" style:display-name="PageStyle_Taxonomi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or_5f_ITIS" style:display-name="PageStyle_for_ITI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ITIS_5f_hierarchy" style:display-name="PageStyle_ITIS_hierarch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Julia</meta:initial-creator>
    <meta:creation-date>2005-12-10T12:29:52</meta:creation-date>
    <dc:date>2008-02-06T15:20:09</dc:date>
    <meta:print-date>2008-02-06T13:07:24</meta:print-date>
    <dc:language>en-US</dc:language>
    <meta:editing-cycles>3</meta:editing-cycles>
    <meta:editing-duration>PT2H12M55S</meta:editing-duration>
    <meta:user-defined meta:name="Info 1"/>
    <meta:user-defined meta:name="Info 2"/>
    <meta:user-defined meta:name="Info 3"/>
    <meta:user-defined meta:name="Info 4"/>
    <meta:document-statistic meta:table-count="3" meta:cell-count="2473"/>
  </office:meta>
</office:document-meta>
</file>